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31.66pt"/>
    </style:style>
    <style:style style:name="co17" style:family="table-column">
      <style:table-column-properties fo:break-before="auto" style:column-width="116.56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78.69pt"/>
    </style:style>
    <style:style style:name="co20" style:family="table-column">
      <style:table-column-properties fo:break-before="auto" style:column-width="64.0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77.41pt"/>
    </style:style>
    <style:style style:name="co23" style:family="table-column">
      <style:table-column-properties fo:break-before="auto" style:column-width="69.7pt"/>
    </style:style>
    <style:style style:name="co24" style:family="table-column">
      <style:table-column-properties fo:break-before="auto" style:column-width="44.19pt"/>
    </style:style>
    <style:style style:name="co25" style:family="table-column">
      <style:table-column-properties fo:break-before="auto" style:column-width="58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style:font-name="Free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8">
      <style:table-cell-properties fo:border-bottom="none" fo:border-left="none" fo:border-right="none" fo:border-top="0.06pt solid #000000"/>
      <style:text-properties style:text-position="" style:font-name="FreeSans"/>
    </style:style>
    <style:style style:name="ce13" style:family="table-cell" style:parent-style-name="Default" style:data-style-name="N128">
      <style:text-properties style:text-position="" style:font-name="FreeSans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style:text-position="" style:font-name="FreeSans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text-position="" style:font-name="FreeSans"/>
    </style:style>
    <style:style style:name="ce16" style:family="table-cell" style:parent-style-name="Default" style:data-style-name="N127">
      <style:table-cell-properties fo:border-bottom="none" fo:border-left="none" fo:border-right="none" fo:border-top="0.06pt solid #000000"/>
      <style:text-properties style:text-position="" style:font-name="FreeSans" fo:font-weight="bold" style:font-weight-asian="bold" style:font-weight-complex="bold"/>
    </style:style>
    <style:style style:name="ce17" style:family="table-cell" style:parent-style-name="Default" style:data-style-name="N127">
      <style:text-properties style:text-position="" style:font-name="FreeSans" fo:font-weight="bold" style:font-weight-asian="bold" style:font-weight-complex="bold"/>
    </style:style>
    <style:style style:name="ce18" style:family="table-cell" style:parent-style-name="Default" style:data-style-name="N127">
      <style:table-cell-properties fo:border-bottom="0.06pt solid #000000" fo:border-left="none" fo:border-right="none" fo:border-top="none"/>
      <style:text-properties style:text-position="" style:font-name="FreeSans" fo:font-weight="bold" style:font-weight-asian="bold" style:font-weight-complex="bold"/>
    </style:style>
    <style:style style:name="ce19" style:family="table-cell" style:parent-style-name="Default" style:data-style-name="N127">
      <style:text-properties style:text-position="" style:font-name="FreeSans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text-position="" style:font-name="FreeSans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position="" style:font-name="FreeSans"/>
    </style:style>
    <style:style style:name="ce22" style:family="table-cell" style:parent-style-name="Default" style:data-style-name="N11">
      <style:table-cell-properties fo:border-bottom="none" fo:border-left="none" fo:border-right="0.06pt solid #000000" fo:border-top="0.06pt solid #000000"/>
      <style:text-properties style:text-position="" style:font-name="FreeSans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  <style:text-properties style:text-position="" style:font-name="FreeSans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  <style:text-properties style:text-position="" style:font-name="FreeSans"/>
    </style:style>
    <style:style style:name="ce25" style:family="table-cell" style:parent-style-name="Default" style:data-style-name="N11">
      <style:text-properties style:text-position="" style:font-name="FreeSans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style:font-name="FreeSans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style:text-position="" style:font-name="FreeSans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style:text-position="" style:font-name="FreeSans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  <style:text-properties style:text-position="" style:font-name="FreeSans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7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style:text-position=""/>
    </style:style>
    <style:style style:name="ce40" style:family="table-cell" style:parent-style-name="Default" style:data-style-name="N128">
      <style:text-properties style:text-position=""/>
    </style:style>
    <style:style style:name="ce41" style:family="table-cell" style:parent-style-name="Default" style:data-style-name="N10">
      <style:text-properties style:text-position=""/>
    </style:style>
    <style:style style:name="ce42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43" style:family="table-cell" style:parent-style-name="Default" style:data-style-name="N127"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style:font-name="Liberation Sans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style:text-position="" style:font-name="Liberation Sans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text-position="" style:font-name="Liberation Sans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text-position="" style:font-name="Liberation Sans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 style:font-name="Liberation Sans"/>
    </style:style>
    <style:style style:name="ce60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128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63" style:family="table-cell" style:parent-style-name="Default" style:data-style-name="N128">
      <style:table-cell-properties fo:border="none"/>
      <style:text-properties style:text-position="" fo:font-weight="bold" style:font-weight-asian="bold" style:font-weight-complex="bold"/>
    </style:style>
    <style:style style:name="ce64" style:family="table-cell" style:parent-style-name="Default" style:data-style-name="N128"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">
      <style:text-properties style:text-position=""/>
    </style:style>
    <style:style style:name="ce66" style:family="table-cell" style:parent-style-name="Default" style:data-style-name="N127">
      <style:text-properties style:text-position=""/>
    </style:style>
    <style:style style:name="ce75" style:family="table-cell" style:parent-style-name="Default">
      <style:text-properties style:font-name="FreeSans"/>
    </style:style>
    <style:style style:name="ce7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reeSans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FreeSans"/>
    </style:style>
    <style:style style:name="ce87" style:family="table-cell" style:parent-style-name="Default" style:data-style-name="N128">
      <style:text-properties style:font-name="FreeSans"/>
    </style:style>
    <style:style style:name="ce8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FreeSans"/>
    </style:style>
    <style:style style:name="ce89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font-name="FreeSans"/>
    </style:style>
    <style:style style:name="ce90" style:family="table-cell" style:parent-style-name="Default" style:data-style-name="N127">
      <style:table-cell-properties fo:border-bottom="none" fo:border-left="none" fo:border-right="none" fo:border-top="0.06pt solid #000000"/>
      <style:text-properties style:font-name="FreeSans" fo:font-weight="bold" style:font-weight-asian="bold" style:font-weight-complex="bold"/>
    </style:style>
    <style:style style:name="ce91" style:family="table-cell" style:parent-style-name="Default" style:data-style-name="N127">
      <style:text-properties style:font-name="FreeSans" fo:font-weight="bold" style:font-weight-asian="bold" style:font-weight-complex="bold"/>
    </style:style>
    <style:style style:name="ce92" style:family="table-cell" style:parent-style-name="Default" style:data-style-name="N127">
      <style:table-cell-properties fo:border-bottom="0.06pt solid #000000" fo:border-left="none" fo:border-right="none" fo:border-top="none"/>
      <style:text-properties style:font-name="FreeSans" fo:font-weight="bold" style:font-weight-asian="bold" style:font-weight-complex="bold"/>
    </style:style>
    <style:style style:name="ce93" style:family="table-cell" style:parent-style-name="Default" style:data-style-name="N127">
      <style:text-properties style:font-name="FreeSans"/>
    </style:style>
    <style:style style:name="ce94" style:family="table-cell" style:parent-style-name="Default">
      <style:table-cell-properties fo:border-bottom="none" fo:border-left="none" fo:border-right="none" fo:border-top="0.06pt solid #000000"/>
      <style:text-properties style:font-name="FreeSans"/>
    </style:style>
    <style:style style:name="ce95" style:family="table-cell" style:parent-style-name="Default">
      <style:table-cell-properties fo:border-bottom="0.06pt solid #000000" fo:border-left="none" fo:border-right="none" fo:border-top="none"/>
      <style:text-properties style:font-name="FreeSans"/>
    </style:style>
    <style:style style:name="ce96" style:family="table-cell" style:parent-style-name="Default" style:data-style-name="N11">
      <style:table-cell-properties fo:border-bottom="none" fo:border-left="none" fo:border-right="0.06pt solid #000000" fo:border-top="0.06pt solid #000000"/>
      <style:text-properties style:font-name="FreeSans"/>
    </style:style>
    <style:style style:name="ce97" style:family="table-cell" style:parent-style-name="Default" style:data-style-name="N11">
      <style:table-cell-properties fo:border-bottom="none" fo:border-left="none" fo:border-right="0.06pt solid #000000" fo:border-top="none"/>
      <style:text-properties style:font-name="FreeSans"/>
    </style:style>
    <style:style style:name="ce98" style:family="table-cell" style:parent-style-name="Default" style:data-style-name="N11">
      <style:table-cell-properties fo:border-bottom="0.06pt solid #000000" fo:border-left="none" fo:border-right="0.06pt solid #000000" fo:border-top="none"/>
      <style:text-properties style:font-name="FreeSans"/>
    </style:style>
    <style:style style:name="ce99" style:family="table-cell" style:parent-style-name="Default" style:data-style-name="N11">
      <style:text-properties style:font-name="FreeSans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0.06pt solid #000000" fo:border-right="none" fo:border-top="0.06pt solid #000000"/>
      <style:text-properties style:font-name="FreeSans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style:font-name="FreeSans"/>
    </style:style>
    <style:style style:name="ce103" style:family="table-cell" style:parent-style-name="Default">
      <style:table-cell-properties fo:border-bottom="0.06pt solid #000000" fo:border-left="0.06pt solid #000000" fo:border-right="none" fo:border-top="none"/>
      <style:text-properties style:font-name="FreeSans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8">
      <style:table-cell-properties fo:border-bottom="0.06pt solid #000000" fo:border-left="none" fo:border-right="none" fo:border-top="0.06pt solid #000000"/>
    </style:style>
    <style:style style:name="ce114" style:family="table-cell" style:parent-style-name="Default" style:data-style-name="N128"/>
    <style:style style:name="ce115" style:family="table-cell" style:parent-style-name="Default" style:data-style-name="N10"/>
    <style:style style:name="ce116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127">
      <style:text-properties fo:font-weight="bold" style:font-weight-asian="bold" style:font-weight-complex="bold"/>
    </style:style>
    <style:style style:name="ce118" style:family="table-cell" style:parent-style-name="Default"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125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1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4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Liberation Sans"/>
    </style:style>
    <style:style style:name="ce13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13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/>
    </style:style>
    <style:style style:name="ce13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8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7" style:family="table-cell" style:parent-style-name="Default" style:data-style-name="N128">
      <style:table-cell-properties fo:border="none"/>
      <style:text-properties fo:font-weight="bold" style:font-weight-asian="bold" style:font-weight-complex="bold"/>
    </style:style>
    <style:style style:name="ce138" style:family="table-cell" style:parent-style-name="Default" style:data-style-name="N128">
      <style:text-properties fo:font-weight="bold" style:font-weight-asian="bold" style:font-weight-complex="bold"/>
    </style:style>
    <style:style style:name="ce139" style:family="table-cell" style:parent-style-name="Default" style:data-style-name="N11"/>
    <style:style style:name="ce140" style:family="table-cell" style:parent-style-name="Default" style:data-style-name="N127"/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3" style:family="table-cell" style:parent-style-name="Default" style:data-style-name="N129"/>
    <style:style style:name="ce144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31"/>
  </office:automatic-styles>
  <office:body>
    <office:spreadsheet>
      <table:calculation-settings table:automatic-find-labels="false"/>
      <table:table table:name="Native Spea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Native Speaker Cou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www.webcitation.org/query?id=1257013011437361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code</text:p>
          </table:table-cell>
          <table:table-cell table:style-name="ce8" office:value-type="string" calcext:value-type="string">
            <text:p>Population</text:p>
          </table:table-cell>
          <table:table-cell table:style-name="ce8" office:value-type="string" calcext:value-type="string">
            <text:p>Relative Weight</text:p>
          </table:table-cell>
          <table:table-cell table:style-name="ce15" table:formula="of:=[Results.C4]" office:value-type="percentage" office:value="0.15" calcext:value-type="percentage">
            <text:p>15.00%</text:p>
          </table:table-cell>
          <table:table-cell table:style-name="ce8"/>
          <table:table-cell table:style-name="ce8" office:value-type="string" calcext:value-type="string">
            <text:p>aggr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hinese/Mandarin</text:p>
          </table:table-cell>
          <table:table-cell table:style-name="ce6" office:value-type="string" calcext:value-type="string">
            <text:p>zh-cmn</text:p>
          </table:table-cell>
          <table:table-cell table:style-name="ce9" table:formula="of:=1212560000-80000000-60000000" office:value-type="float" office:value="1072560000" calcext:value-type="float">
            <text:p>1072560000</text:p>
          </table:table-cell>
          <table:table-cell table:style-name="ce12" table:formula="of:=[.D6]/[.$D$78]" office:value-type="float" office:value="0.205753947469506" calcext:value-type="float">
            <text:p>0.2058</text:p>
          </table:table-cell>
          <table:table-cell table:style-name="ce16" table:formula="of:=[.E6]*[.$F$5]" office:value-type="float" office:value="0.0308630921204259" calcext:value-type="float">
            <text:p>0.03086</text:p>
          </table:table-cell>
          <table:table-cell table:style-name="ce20"/>
          <table:table-cell table:style-name="ce20" table:formula="of:=[.D6]" office:value-type="float" office:value="1072560000" calcext:value-type="float">
            <text:p>1072560000</text:p>
          </table:table-cell>
          <table:table-cell table:style-name="ce22" table:formula="of:=[.H6]/[.$I$78]" office:value-type="percentage" office:value="0.141126315789474" calcext:value-type="percentage">
            <text:p>14.1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Arabic</text:p>
          </table:table-cell>
          <table:table-cell table:style-name="ce5" office:value-type="string" calcext:value-type="string">
            <text:p>ar</text:p>
          </table:table-cell>
          <table:table-cell table:style-name="ce10" office:value-type="float" office:value="422039637" calcext:value-type="float">
            <text:p>422039637</text:p>
          </table:table-cell>
          <table:table-cell table:style-name="ce13" table:formula="of:=[.D7]/[.$D$78]" office:value-type="float" office:value="0.0809617376196645" calcext:value-type="float">
            <text:p>0.0810</text:p>
          </table:table-cell>
          <table:table-cell table:style-name="ce17" table:formula="of:=[.E7]*[.$F$5]" office:value-type="float" office:value="0.0121442606429497" calcext:value-type="float">
            <text:p>0.01214</text:p>
          </table:table-cell>
          <table:table-cell/>
          <table:table-cell table:formula="of:=[.H6]+[.D7]" office:value-type="float" office:value="1494599637" calcext:value-type="float">
            <text:p>1494599637</text:p>
          </table:table-cell>
          <table:table-cell table:style-name="ce23" table:formula="of:=[.H7]/[.$I$78]" office:value-type="percentage" office:value="0.196657846973684" calcext:value-type="percentage">
            <text:p>19.67%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Hindi</text:p>
          </table:table-cell>
          <table:table-cell table:style-name="ce5" office:value-type="string" calcext:value-type="string">
            <text:p>hi</text:p>
          </table:table-cell>
          <table:table-cell table:style-name="ce10" office:value-type="float" office:value="366000000" calcext:value-type="float">
            <text:p>366000000</text:p>
          </table:table-cell>
          <table:table-cell table:style-name="ce13" table:formula="of:=[.D8]/[.$D$78]" office:value-type="float" office:value="0.0702114052116797" calcext:value-type="float">
            <text:p>0.0702</text:p>
          </table:table-cell>
          <table:table-cell table:style-name="ce17" table:formula="of:=[.E8]*[.$F$5]" office:value-type="float" office:value="0.010531710781752" calcext:value-type="float">
            <text:p>0.01053</text:p>
          </table:table-cell>
          <table:table-cell table:style-name="Default"/>
          <table:table-cell table:formula="of:=[.H7]+[.D8]" office:value-type="float" office:value="1860599637" calcext:value-type="float">
            <text:p>1860599637</text:p>
          </table:table-cell>
          <table:table-cell table:style-name="ce23" table:formula="of:=[.H8]/[.$I$78]" office:value-type="percentage" office:value="0.244815741710526" calcext:value-type="percentage">
            <text:p>24.48%</text:p>
          </table:table-cell>
          <table:table-cell table:style-name="Default" table:number-columns-repeated="1015"/>
        </table:table-row>
        <table:table-row table:style-name="ro1">
          <table:table-cell/>
          <table:table-cell table:style-name="ce3" office:value-type="string" calcext:value-type="string">
            <text:p>English</text:p>
          </table:table-cell>
          <table:table-cell table:style-name="ce5" office:value-type="string" calcext:value-type="string">
            <text:p>en</text:p>
          </table:table-cell>
          <table:table-cell table:style-name="ce10" office:value-type="float" office:value="341000000" calcext:value-type="float">
            <text:p>341000000</text:p>
          </table:table-cell>
          <table:table-cell table:style-name="ce13" table:formula="of:=[.D9]/[.$D$78]" office:value-type="float" office:value="0.0654155441999529" calcext:value-type="float">
            <text:p>0.0654</text:p>
          </table:table-cell>
          <table:table-cell table:style-name="ce17" table:formula="of:=[.E9]*[.$F$5]" office:value-type="float" office:value="0.00981233162999293" calcext:value-type="float">
            <text:p>0.00981</text:p>
          </table:table-cell>
          <table:table-cell/>
          <table:table-cell table:formula="of:=[.H8]+[.D9]" office:value-type="float" office:value="2201599637" calcext:value-type="float">
            <text:p>2201599637</text:p>
          </table:table-cell>
          <table:table-cell table:style-name="ce23" table:formula="of:=[.H9]/[.$I$78]" office:value-type="percentage" office:value="0.289684162763158" calcext:value-type="percentage">
            <text:p>28.97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panish</text:p>
          </table:table-cell>
          <table:table-cell table:style-name="ce5" office:value-type="string" calcext:value-type="string">
            <text:p>es</text:p>
          </table:table-cell>
          <table:table-cell table:style-name="ce10" office:value-type="float" office:value="322200000" calcext:value-type="float">
            <text:p>322200000</text:p>
          </table:table-cell>
          <table:table-cell table:style-name="ce13" table:formula="of:=[.D10]/[.$D$78]" office:value-type="float" office:value="0.0618090567191344" calcext:value-type="float">
            <text:p>0.0618</text:p>
          </table:table-cell>
          <table:table-cell table:style-name="ce17" table:formula="of:=[.E10]*[.$F$5]" office:value-type="float" office:value="0.00927135850787016" calcext:value-type="float">
            <text:p>0.00927</text:p>
          </table:table-cell>
          <table:table-cell/>
          <table:table-cell table:formula="of:=[.H9]+[.D10]" office:value-type="float" office:value="2523799637" calcext:value-type="float">
            <text:p>2523799637</text:p>
          </table:table-cell>
          <table:table-cell table:style-name="ce23" table:formula="of:=[.H10]/[.$I$78]" office:value-type="percentage" office:value="0.332078899605263" calcext:value-type="percentage">
            <text:p>33.2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engali</text:p>
          </table:table-cell>
          <table:table-cell table:style-name="ce5" office:value-type="string" calcext:value-type="string">
            <text:p>bn</text:p>
          </table:table-cell>
          <table:table-cell table:style-name="ce10" office:value-type="float" office:value="207000000" calcext:value-type="float">
            <text:p>207000000</text:p>
          </table:table-cell>
          <table:table-cell table:style-name="ce13" table:formula="of:=[.D11]/[.$D$78]" office:value-type="float" office:value="0.0397097291770975" calcext:value-type="float">
            <text:p>0.0397</text:p>
          </table:table-cell>
          <table:table-cell table:style-name="ce17" table:formula="of:=[.E11]*[.$F$5]" office:value-type="float" office:value="0.00595645937656462" calcext:value-type="float">
            <text:p>0.00596</text:p>
          </table:table-cell>
          <table:table-cell/>
          <table:table-cell table:formula="of:=[.H10]+[.D11]" office:value-type="float" office:value="2730799637" calcext:value-type="float">
            <text:p>2730799637</text:p>
          </table:table-cell>
          <table:table-cell table:style-name="ce23" table:formula="of:=[.H11]/[.$I$78]" office:value-type="percentage" office:value="0.359315741710526" calcext:value-type="percentage">
            <text:p>35.93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ortuguese</text:p>
          </table:table-cell>
          <table:table-cell table:style-name="ce5" office:value-type="string" calcext:value-type="string">
            <text:p>pt</text:p>
          </table:table-cell>
          <table:table-cell table:style-name="ce10" office:value-type="float" office:value="176000000" calcext:value-type="float">
            <text:p>176000000</text:p>
          </table:table-cell>
          <table:table-cell table:style-name="ce13" table:formula="of:=[.D12]/[.$D$78]" office:value-type="float" office:value="0.0337628615225564" calcext:value-type="float">
            <text:p>0.0338</text:p>
          </table:table-cell>
          <table:table-cell table:style-name="ce17" table:formula="of:=[.E12]*[.$F$5]" office:value-type="float" office:value="0.00506442922838346" calcext:value-type="float">
            <text:p>0.00506</text:p>
          </table:table-cell>
          <table:table-cell/>
          <table:table-cell table:formula="of:=[.H11]+[.D12]" office:value-type="float" office:value="2906799637" calcext:value-type="float">
            <text:p>2906799637</text:p>
          </table:table-cell>
          <table:table-cell table:style-name="ce23" table:formula="of:=[.H12]/[.$I$78]" office:value-type="percentage" office:value="0.382473636447368" calcext:value-type="percentage">
            <text:p>38.25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Russian</text:p>
          </table:table-cell>
          <table:table-cell table:style-name="ce5" office:value-type="string" calcext:value-type="string">
            <text:p>ru</text:p>
          </table:table-cell>
          <table:table-cell table:style-name="ce10" office:value-type="float" office:value="167000000" calcext:value-type="float">
            <text:p>167000000</text:p>
          </table:table-cell>
          <table:table-cell table:style-name="ce13" table:formula="of:=[.D13]/[.$D$78]" office:value-type="float" office:value="0.0320363515583347" calcext:value-type="float">
            <text:p>0.0320</text:p>
          </table:table-cell>
          <table:table-cell table:style-name="ce17" table:formula="of:=[.E13]*[.$F$5]" office:value-type="float" office:value="0.00480545273375021" calcext:value-type="float">
            <text:p>0.00481</text:p>
          </table:table-cell>
          <table:table-cell/>
          <table:table-cell table:formula="of:=[.H12]+[.D13]" office:value-type="float" office:value="3073799637" calcext:value-type="float">
            <text:p>3073799637</text:p>
          </table:table-cell>
          <table:table-cell table:style-name="ce23" table:formula="of:=[.H13]/[.$I$78]" office:value-type="percentage" office:value="0.404447320657895" calcext:value-type="percentage">
            <text:p>40.44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panese</text:p>
          </table:table-cell>
          <table:table-cell table:style-name="ce5" office:value-type="string" calcext:value-type="string">
            <text:p>ja</text:p>
          </table:table-cell>
          <table:table-cell table:style-name="ce10" office:value-type="float" office:value="125000000" calcext:value-type="float">
            <text:p>125000000</text:p>
          </table:table-cell>
          <table:table-cell table:style-name="ce13" table:formula="of:=[.D14]/[.$D$78]" office:value-type="float" office:value="0.0239793050586338" calcext:value-type="float">
            <text:p>0.0240</text:p>
          </table:table-cell>
          <table:table-cell table:style-name="ce17" table:formula="of:=[.E14]*[.$F$5]" office:value-type="float" office:value="0.00359689575879507" calcext:value-type="float">
            <text:p>0.00360</text:p>
          </table:table-cell>
          <table:table-cell/>
          <table:table-cell table:formula="of:=[.H13]+[.D14]" office:value-type="float" office:value="3198799637" calcext:value-type="float">
            <text:p>3198799637</text:p>
          </table:table-cell>
          <table:table-cell table:style-name="ce23" table:formula="of:=[.H14]/[.$I$78]" office:value-type="percentage" office:value="0.420894689078947" calcext:value-type="percentage">
            <text:p>42.0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erman</text:p>
          </table:table-cell>
          <table:table-cell table:style-name="ce5" office:value-type="string" calcext:value-type="string">
            <text:p>de</text:p>
          </table:table-cell>
          <table:table-cell table:style-name="ce10" office:value-type="float" office:value="100130000" calcext:value-type="float">
            <text:p>100130000</text:p>
          </table:table-cell>
          <table:table-cell table:style-name="ce13" table:formula="of:=[.D15]/[.$D$78]" office:value-type="float" office:value="0.019208382524168" calcext:value-type="float">
            <text:p>0.0192</text:p>
          </table:table-cell>
          <table:table-cell table:style-name="ce17" table:formula="of:=[.E15]*[.$F$5]" office:value-type="float" office:value="0.0028812573786252" calcext:value-type="float">
            <text:p>0.00288</text:p>
          </table:table-cell>
          <table:table-cell/>
          <table:table-cell table:formula="of:=[.H14]+[.D15]" office:value-type="float" office:value="3298929637" calcext:value-type="float">
            <text:p>3298929637</text:p>
          </table:table-cell>
          <table:table-cell table:style-name="ce23" table:formula="of:=[.H15]/[.$I$78]" office:value-type="percentage" office:value="0.434069689078947" calcext:value-type="percentage">
            <text:p>43.4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Chinese/Wu</text:p>
          </table:table-cell>
          <table:table-cell table:style-name="Default" office:value-type="string" calcext:value-type="string">
            <text:p>zh-wuu</text:p>
          </table:table-cell>
          <table:table-cell table:style-name="ce10" office:value-type="float" office:value="80000000" calcext:value-type="float">
            <text:p>80000000</text:p>
          </table:table-cell>
          <table:table-cell table:style-name="ce13" table:formula="of:=[.D16]/[.$D$78]" office:value-type="float" office:value="0.0153467552375256" calcext:value-type="float">
            <text:p>0.0153</text:p>
          </table:table-cell>
          <table:table-cell table:style-name="ce17" table:formula="of:=[.E16]*[.$F$5]" office:value-type="float" office:value="0.00230201328562884" calcext:value-type="float">
            <text:p>0.00230</text:p>
          </table:table-cell>
          <table:table-cell/>
          <table:table-cell table:formula="of:=[.H15]+[.D16]" office:value-type="float" office:value="3378929637" calcext:value-type="float">
            <text:p>3378929637</text:p>
          </table:table-cell>
          <table:table-cell table:style-name="ce23" table:formula="of:=[.H16]/[.$I$78]" office:value-type="percentage" office:value="0.444596004868421" calcext:value-type="percentage">
            <text:p>44.46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French</text:p>
          </table:table-cell>
          <table:table-cell table:style-name="ce5" office:value-type="string" calcext:value-type="string">
            <text:p>fr</text:p>
          </table:table-cell>
          <table:table-cell table:style-name="ce10" office:value-type="float" office:value="78000000" calcext:value-type="float">
            <text:p>78000000</text:p>
          </table:table-cell>
          <table:table-cell table:style-name="ce13" table:formula="of:=[.D17]/[.$D$78]" office:value-type="float" office:value="0.0149630863565875" calcext:value-type="float">
            <text:p>0.0150</text:p>
          </table:table-cell>
          <table:table-cell table:style-name="ce17" table:formula="of:=[.E17]*[.$F$5]" office:value-type="float" office:value="0.00224446295348812" calcext:value-type="float">
            <text:p>0.00224</text:p>
          </table:table-cell>
          <table:table-cell/>
          <table:table-cell table:formula="of:=[.H16]+[.D17]" office:value-type="float" office:value="3456929637" calcext:value-type="float">
            <text:p>3456929637</text:p>
          </table:table-cell>
          <table:table-cell table:style-name="ce23" table:formula="of:=[.H17]/[.$I$78]" office:value-type="percentage" office:value="0.454859162763158" calcext:value-type="percentage">
            <text:p>45.4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Korean</text:p>
          </table:table-cell>
          <table:table-cell table:style-name="ce5" office:value-type="string" calcext:value-type="string">
            <text:p>ko</text:p>
          </table:table-cell>
          <table:table-cell table:style-name="ce10" office:value-type="float" office:value="78000000" calcext:value-type="float">
            <text:p>78000000</text:p>
          </table:table-cell>
          <table:table-cell table:style-name="ce13" table:formula="of:=[.D18]/[.$D$78]" office:value-type="float" office:value="0.0149630863565875" calcext:value-type="float">
            <text:p>0.0150</text:p>
          </table:table-cell>
          <table:table-cell table:style-name="ce17" table:formula="of:=[.E18]*[.$F$5]" office:value-type="float" office:value="0.00224446295348812" calcext:value-type="float">
            <text:p>0.00224</text:p>
          </table:table-cell>
          <table:table-cell/>
          <table:table-cell table:formula="of:=[.H17]+[.D18]" office:value-type="float" office:value="3534929637" calcext:value-type="float">
            <text:p>3534929637</text:p>
          </table:table-cell>
          <table:table-cell table:style-name="ce23" table:formula="of:=[.H18]/[.$I$78]" office:value-type="percentage" office:value="0.465122320657895" calcext:value-type="percentage">
            <text:p>46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vanese</text:p>
          </table:table-cell>
          <table:table-cell table:style-name="ce5" office:value-type="string" calcext:value-type="string">
            <text:p>jv</text:p>
          </table:table-cell>
          <table:table-cell table:style-name="ce10" office:value-type="float" office:value="75567550" calcext:value-type="float">
            <text:p>75567550</text:p>
          </table:table-cell>
          <table:table-cell table:style-name="ce13" table:formula="of:=[.D19]/[.$D$78]" office:value-type="float" office:value="0.0144964586718685" calcext:value-type="float">
            <text:p>0.0145</text:p>
          </table:table-cell>
          <table:table-cell table:style-name="ce17" table:formula="of:=[.E19]*[.$F$5]" office:value-type="float" office:value="0.00217446880078027" calcext:value-type="float">
            <text:p>0.00217</text:p>
          </table:table-cell>
          <table:table-cell/>
          <table:table-cell table:formula="of:=[.H18]+[.D19]" office:value-type="float" office:value="3610497187" calcext:value-type="float">
            <text:p>3610497187</text:p>
          </table:table-cell>
          <table:table-cell table:style-name="ce23" table:formula="of:=[.H19]/[.$I$78]" office:value-type="percentage" office:value="0.475065419342105" calcext:value-type="percentage">
            <text:p>47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elugu</text:p>
          </table:table-cell>
          <table:table-cell table:style-name="ce5" office:value-type="string" calcext:value-type="string">
            <text:p>te</text:p>
          </table:table-cell>
          <table:table-cell table:style-name="ce10" office:value-type="float" office:value="69666000" calcext:value-type="float">
            <text:p>69666000</text:p>
          </table:table-cell>
          <table:table-cell table:style-name="ce13" table:formula="of:=[.D20]/[.$D$78]" office:value-type="float" office:value="0.0133643381297182" calcext:value-type="float">
            <text:p>0.0134</text:p>
          </table:table-cell>
          <table:table-cell table:style-name="ce17" table:formula="of:=[.E20]*[.$F$5]" office:value-type="float" office:value="0.00200465071945773" calcext:value-type="float">
            <text:p>0.00200</text:p>
          </table:table-cell>
          <table:table-cell/>
          <table:table-cell table:formula="of:=[.H19]+[.D20]" office:value-type="float" office:value="3680163187" calcext:value-type="float">
            <text:p>3680163187</text:p>
          </table:table-cell>
          <table:table-cell table:style-name="ce23" table:formula="of:=[.H20]/[.$I$78]" office:value-type="percentage" office:value="0.484231998289474" calcext:value-type="percentage">
            <text:p>48.42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arathi</text:p>
          </table:table-cell>
          <table:table-cell table:style-name="ce5" office:value-type="string" calcext:value-type="string">
            <text:p>mr</text:p>
          </table:table-cell>
          <table:table-cell table:style-name="ce10" office:value-type="float" office:value="68022000" calcext:value-type="float">
            <text:p>68022000</text:p>
          </table:table-cell>
          <table:table-cell table:style-name="ce13" table:formula="of:=[.D21]/[.$D$78]" office:value-type="float" office:value="0.0130489623095871" calcext:value-type="float">
            <text:p>0.0130</text:p>
          </table:table-cell>
          <table:table-cell table:style-name="ce17" table:formula="of:=[.E21]*[.$F$5]" office:value-type="float" office:value="0.00195734434643807" calcext:value-type="float">
            <text:p>0.00196</text:p>
          </table:table-cell>
          <table:table-cell/>
          <table:table-cell table:formula="of:=[.H20]+[.D21]" office:value-type="float" office:value="3748185187" calcext:value-type="float">
            <text:p>3748185187</text:p>
          </table:table-cell>
          <table:table-cell table:style-name="ce23" table:formula="of:=[.H21]/[.$I$78]" office:value-type="percentage" office:value="0.493182261447368" calcext:value-type="percentage">
            <text:p>49.32%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Vietnamese</text:p>
          </table:table-cell>
          <table:table-cell table:style-name="ce7" office:value-type="string" calcext:value-type="string">
            <text:p>vi</text:p>
          </table:table-cell>
          <table:table-cell table:style-name="ce11" office:value-type="float" office:value="68000000" calcext:value-type="float">
            <text:p>68000000</text:p>
          </table:table-cell>
          <table:table-cell table:style-name="ce14" table:formula="of:=[.D22]/[.$D$78]" office:value-type="float" office:value="0.0130447419518968" calcext:value-type="float">
            <text:p>0.0130</text:p>
          </table:table-cell>
          <table:table-cell table:style-name="ce18" table:formula="of:=[.E22]*[.$F$5]" office:value-type="float" office:value="0.00195671129278452" calcext:value-type="float">
            <text:p>0.00196</text:p>
          </table:table-cell>
          <table:table-cell table:style-name="ce21"/>
          <table:table-cell table:style-name="ce21" table:formula="of:=[.H21]+[.D22]" office:value-type="float" office:value="3816185187" calcext:value-type="float">
            <text:p>3816185187</text:p>
          </table:table-cell>
          <table:table-cell table:style-name="ce24" table:formula="of:=[.H22]/[.$I$78]" office:value-type="percentage" office:value="0.502129629868421" calcext:value-type="percentage">
            <text:p>50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mil</text:p>
          </table:table-cell>
          <table:table-cell table:style-name="ce5" office:value-type="string" calcext:value-type="string">
            <text:p>ta</text:p>
          </table:table-cell>
          <table:table-cell table:style-name="ce10" office:value-type="float" office:value="66000000" calcext:value-type="float">
            <text:p>66000000</text:p>
          </table:table-cell>
          <table:table-cell table:style-name="ce13" table:formula="of:=[.D23]/[.$D$78]" office:value-type="float" office:value="0.0126610730709586" calcext:value-type="float">
            <text:p>0.0127</text:p>
          </table:table-cell>
          <table:table-cell table:style-name="ce17" table:formula="of:=[.E23]*[.$F$5]" office:value-type="float" office:value="0.00189916096064379" calcext:value-type="float">
            <text:p>0.00190</text:p>
          </table:table-cell>
          <table:table-cell/>
          <table:table-cell table:formula="of:=[.H22]+[.D23]" office:value-type="float" office:value="3882185187" calcext:value-type="float">
            <text:p>3882185187</text:p>
          </table:table-cell>
          <table:table-cell table:style-name="ce25" table:formula="of:=[.H23]/[.$I$78]" office:value-type="percentage" office:value="0.510813840394737" calcext:value-type="percentage">
            <text:p>51.0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talian</text:p>
          </table:table-cell>
          <table:table-cell table:style-name="ce5" office:value-type="string" calcext:value-type="string">
            <text:p>it</text:p>
          </table:table-cell>
          <table:table-cell table:style-name="ce10" office:value-type="float" office:value="62000000" calcext:value-type="float">
            <text:p>62000000</text:p>
          </table:table-cell>
          <table:table-cell table:style-name="ce13" table:formula="of:=[.D24]/[.$D$78]" office:value-type="float" office:value="0.0118937353090824" calcext:value-type="float">
            <text:p>0.0119</text:p>
          </table:table-cell>
          <table:table-cell table:style-name="ce17" table:formula="of:=[.E24]*[.$F$5]" office:value-type="float" office:value="0.00178406029636236" calcext:value-type="float">
            <text:p>0.00178</text:p>
          </table:table-cell>
          <table:table-cell/>
          <table:table-cell table:formula="of:=[.H23]+[.D24]" office:value-type="float" office:value="3944185187" calcext:value-type="float">
            <text:p>3944185187</text:p>
          </table:table-cell>
          <table:table-cell table:style-name="ce25" table:formula="of:=[.H24]/[.$I$78]" office:value-type="percentage" office:value="0.518971735131579" calcext:value-type="percentage">
            <text:p>51.9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urkish</text:p>
          </table:table-cell>
          <table:table-cell table:style-name="ce5"/>
          <table:table-cell table:style-name="ce10" office:value-type="float" office:value="61000000" calcext:value-type="float">
            <text:p>61000000</text:p>
          </table:table-cell>
          <table:table-cell table:style-name="ce13" table:formula="of:=[.D25]/[.$D$78]" office:value-type="float" office:value="0.0117019008686133" calcext:value-type="float">
            <text:p>0.0117</text:p>
          </table:table-cell>
          <table:table-cell table:style-name="ce17" table:formula="of:=[.E25]*[.$F$5]" office:value-type="float" office:value="0.001755285130292" calcext:value-type="float">
            <text:p>0.00176</text:p>
          </table:table-cell>
          <table:table-cell/>
          <table:table-cell table:formula="of:=[.H24]+[.D25]" office:value-type="float" office:value="4005185187" calcext:value-type="float">
            <text:p>4005185187</text:p>
          </table:table-cell>
          <table:table-cell table:style-name="ce25" table:formula="of:=[.H25]/[.$I$78]" office:value-type="percentage" office:value="0.526998050921053" calcext:value-type="percentage">
            <text:p>52.7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rdu</text:p>
          </table:table-cell>
          <table:table-cell table:style-name="ce5" office:value-type="string" calcext:value-type="string">
            <text:p>ur</text:p>
          </table:table-cell>
          <table:table-cell table:style-name="ce10" office:value-type="float" office:value="60290000" calcext:value-type="float">
            <text:p>60290000</text:p>
          </table:table-cell>
          <table:table-cell table:style-name="ce13" table:formula="of:=[.D26]/[.$D$78]" office:value-type="float" office:value="0.0115656984158802" calcext:value-type="float">
            <text:p>0.0116</text:p>
          </table:table-cell>
          <table:table-cell table:style-name="ce17" table:formula="of:=[.E26]*[.$F$5]" office:value-type="float" office:value="0.00173485476238203" calcext:value-type="float">
            <text:p>0.00173</text:p>
          </table:table-cell>
          <table:table-cell/>
          <table:table-cell table:formula="of:=[.H25]+[.D26]" office:value-type="float" office:value="4065475187" calcext:value-type="float">
            <text:p>4065475187</text:p>
          </table:table-cell>
          <table:table-cell table:style-name="ce25" table:formula="of:=[.H26]/[.$I$78]" office:value-type="percentage" office:value="0.534930945657895" calcext:value-type="percentage">
            <text:p>53.49%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Chinese/Yue</text:p>
          </table:table-cell>
          <table:table-cell table:style-name="Default" office:value-type="string" calcext:value-type="string">
            <text:p>zh-yue</text:p>
          </table:table-cell>
          <table:table-cell table:style-name="Default" office:value-type="float" office:value="60000000" calcext:value-type="float">
            <text:p>60000000</text:p>
          </table:table-cell>
          <table:table-cell table:style-name="ce13" table:formula="of:=[.D27]/[.$D$78]" office:value-type="float" office:value="0.0115100664281442" calcext:value-type="float">
            <text:p>0.0115</text:p>
          </table:table-cell>
          <table:table-cell table:style-name="ce17" table:formula="of:=[.E27]*[.$F$5]" office:value-type="float" office:value="0.00172650996422163" calcext:value-type="float">
            <text:p>0.00173</text:p>
          </table:table-cell>
          <table:table-cell/>
          <table:table-cell table:formula="of:=[.H26]+[.D27]" office:value-type="float" office:value="4125475187" calcext:value-type="float">
            <text:p>4125475187</text:p>
          </table:table-cell>
          <table:table-cell table:style-name="ce25" table:formula="of:=[.H27]/[.$I$78]" office:value-type="percentage" office:value="0.5428256825" calcext:value-type="percentage">
            <text:p>54.2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unjabi</text:p>
          </table:table-cell>
          <table:table-cell table:style-name="ce5" office:value-type="string" calcext:value-type="string">
            <text:p>pa</text:p>
          </table:table-cell>
          <table:table-cell table:style-name="ce10" office:value-type="float" office:value="57129000" calcext:value-type="float">
            <text:p>57129000</text:p>
          </table:table-cell>
          <table:table-cell table:style-name="ce13" table:formula="of:=[.D28]/[.$D$78]" office:value-type="float" office:value="0.0109593097495575" calcext:value-type="float">
            <text:p>0.0110</text:p>
          </table:table-cell>
          <table:table-cell table:style-name="ce17" table:formula="of:=[.E28]*[.$F$5]" office:value-type="float" office:value="0.00164389646243363" calcext:value-type="float">
            <text:p>0.00164</text:p>
          </table:table-cell>
          <table:table-cell/>
          <table:table-cell table:formula="of:=[.H27]+[.D28]" office:value-type="float" office:value="4182604187" calcext:value-type="float">
            <text:p>4182604187</text:p>
          </table:table-cell>
          <table:table-cell table:style-name="ce25" table:formula="of:=[.H28]/[.$I$78]" office:value-type="percentage" office:value="0.55034265618421" calcext:value-type="percentage">
            <text:p>55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krainian</text:p>
          </table:table-cell>
          <table:table-cell table:style-name="ce5"/>
          <table:table-cell table:style-name="ce10" office:value-type="float" office:value="47000000" calcext:value-type="float">
            <text:p>47000000</text:p>
          </table:table-cell>
          <table:table-cell table:style-name="ce13" table:formula="of:=[.D29]/[.$D$78]" office:value-type="float" office:value="0.0090162187020463" calcext:value-type="float">
            <text:p>0.0090</text:p>
          </table:table-cell>
          <table:table-cell table:style-name="ce17" table:formula="of:=[.E29]*[.$F$5]" office:value-type="float" office:value="0.00135243280530694" calcext:value-type="float">
            <text:p>0.00135</text:p>
          </table:table-cell>
          <table:table-cell/>
          <table:table-cell table:formula="of:=[.H28]+[.D29]" office:value-type="float" office:value="4229604187" calcext:value-type="float">
            <text:p>4229604187</text:p>
          </table:table-cell>
          <table:table-cell table:style-name="ce25" table:formula="of:=[.H29]/[.$I$78]" office:value-type="percentage" office:value="0.556526866710526" calcext:value-type="percentage">
            <text:p>55.6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ujarati</text:p>
          </table:table-cell>
          <table:table-cell table:style-name="ce5"/>
          <table:table-cell table:style-name="ce10" office:value-type="float" office:value="46100000" calcext:value-type="float">
            <text:p>46100000</text:p>
          </table:table-cell>
          <table:table-cell table:style-name="ce13" table:formula="of:=[.D30]/[.$D$78]" office:value-type="float" office:value="0.00884356770562414" calcext:value-type="float">
            <text:p>0.0088</text:p>
          </table:table-cell>
          <table:table-cell table:style-name="ce17" table:formula="of:=[.E30]*[.$F$5]" office:value-type="float" office:value="0.00132653515584362" calcext:value-type="float">
            <text:p>0.00133</text:p>
          </table:table-cell>
          <table:table-cell/>
          <table:table-cell table:formula="of:=[.H29]+[.D30]" office:value-type="float" office:value="4275704187" calcext:value-type="float">
            <text:p>4275704187</text:p>
          </table:table-cell>
          <table:table-cell table:style-name="ce25" table:formula="of:=[.H30]/[.$I$78]" office:value-type="percentage" office:value="0.562592656184211" calcext:value-type="percentage">
            <text:p>56.2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hai</text:p>
          </table:table-cell>
          <table:table-cell table:style-name="ce5"/>
          <table:table-cell table:style-name="ce10" office:value-type="float" office:value="46050000" calcext:value-type="float">
            <text:p>46050000</text:p>
          </table:table-cell>
          <table:table-cell table:style-name="ce13" table:formula="of:=[.D31]/[.$D$78]" office:value-type="float" office:value="0.00883397598360068" calcext:value-type="float">
            <text:p>0.0088</text:p>
          </table:table-cell>
          <table:table-cell table:style-name="ce17" table:formula="of:=[.E31]*[.$F$5]" office:value-type="float" office:value="0.0013250963975401" calcext:value-type="float">
            <text:p>0.00133</text:p>
          </table:table-cell>
          <table:table-cell/>
          <table:table-cell table:formula="of:=[.H30]+[.D31]" office:value-type="float" office:value="4321754187" calcext:value-type="float">
            <text:p>4321754187</text:p>
          </table:table-cell>
          <table:table-cell table:style-name="ce25" table:formula="of:=[.H31]/[.$I$78]" office:value-type="percentage" office:value="0.568651866710526" calcext:value-type="percentage">
            <text:p>5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olish</text:p>
          </table:table-cell>
          <table:table-cell table:style-name="ce5"/>
          <table:table-cell table:style-name="ce10" office:value-type="float" office:value="44000000" calcext:value-type="float">
            <text:p>44000000</text:p>
          </table:table-cell>
          <table:table-cell table:style-name="ce13" table:formula="of:=[.D32]/[.$D$78]" office:value-type="float" office:value="0.00844071538063909" calcext:value-type="float">
            <text:p>0.0084</text:p>
          </table:table-cell>
          <table:table-cell table:style-name="ce17" table:formula="of:=[.E32]*[.$F$5]" office:value-type="float" office:value="0.00126610730709586" calcext:value-type="float">
            <text:p>0.00127</text:p>
          </table:table-cell>
          <table:table-cell/>
          <table:table-cell table:formula="of:=[.H31]+[.D32]" office:value-type="float" office:value="4365754187" calcext:value-type="float">
            <text:p>4365754187</text:p>
          </table:table-cell>
          <table:table-cell table:style-name="ce25" table:formula="of:=[.H32]/[.$I$78]" office:value-type="percentage" office:value="0.574441340394737" calcext:value-type="percentage">
            <text:p>57.4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alam</text:p>
          </table:table-cell>
          <table:table-cell table:style-name="ce5"/>
          <table:table-cell table:style-name="ce10" office:value-type="float" office:value="35706000" calcext:value-type="float">
            <text:p>35706000</text:p>
          </table:table-cell>
          <table:table-cell table:style-name="ce13" table:formula="of:=[.D33]/[.$D$78]" office:value-type="float" office:value="0.00684964053138862" calcext:value-type="float">
            <text:p>0.0068</text:p>
          </table:table-cell>
          <table:table-cell table:style-name="ce17" table:formula="of:=[.E33]*[.$F$5]" office:value-type="float" office:value="0.00102744607970829" calcext:value-type="float">
            <text:p>0.00103</text:p>
          </table:table-cell>
          <table:table-cell/>
          <table:table-cell table:formula="of:=[.H32]+[.D33]" office:value-type="float" office:value="4401460187" calcext:value-type="float">
            <text:p>4401460187</text:p>
          </table:table-cell>
          <table:table-cell table:style-name="ce25" table:formula="of:=[.H33]/[.$I$78]" office:value-type="percentage" office:value="0.579139498289474" calcext:value-type="percentage">
            <text:p>57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Kannada</text:p>
          </table:table-cell>
          <table:table-cell table:style-name="ce5"/>
          <table:table-cell table:style-name="ce10" office:value-type="float" office:value="35346000" calcext:value-type="float">
            <text:p>35346000</text:p>
          </table:table-cell>
          <table:table-cell table:style-name="ce13" table:formula="of:=[.D34]/[.$D$78]" office:value-type="float" office:value="0.00678058013281976" calcext:value-type="float">
            <text:p>0.0068</text:p>
          </table:table-cell>
          <table:table-cell table:style-name="ce17" table:formula="of:=[.E34]*[.$F$5]" office:value-type="float" office:value="0.00101708701992296" calcext:value-type="float">
            <text:p>0.00102</text:p>
          </table:table-cell>
          <table:table-cell/>
          <table:table-cell table:formula="of:=[.H33]+[.D34]" office:value-type="float" office:value="4436806187" calcext:value-type="float">
            <text:p>4436806187</text:p>
          </table:table-cell>
          <table:table-cell table:style-name="ce25" table:formula="of:=[.H34]/[.$I$78]" office:value-type="percentage" office:value="0.583790287763158" calcext:value-type="percentage">
            <text:p>58.3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iya</text:p>
          </table:table-cell>
          <table:table-cell table:style-name="ce5"/>
          <table:table-cell table:style-name="ce10" office:value-type="float" office:value="32300000" calcext:value-type="float">
            <text:p>32300000</text:p>
          </table:table-cell>
          <table:table-cell table:style-name="ce13" table:formula="of:=[.D35]/[.$D$78]" office:value-type="float" office:value="0.00619625242715097" calcext:value-type="float">
            <text:p>0.0062</text:p>
          </table:table-cell>
          <table:table-cell table:style-name="ce17" table:formula="of:=[.E35]*[.$F$5]" office:value-type="float" office:value="0.000929437864072645" calcext:value-type="float">
            <text:p>0.00093</text:p>
          </table:table-cell>
          <table:table-cell/>
          <table:table-cell table:formula="of:=[.H34]+[.D35]" office:value-type="float" office:value="4469106187" calcext:value-type="float">
            <text:p>4469106187</text:p>
          </table:table-cell>
          <table:table-cell table:style-name="ce25" table:formula="of:=[.H35]/[.$I$78]" office:value-type="percentage" office:value="0.588040287763158" calcext:value-type="percentage">
            <text:p>58.8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urmese</text:p>
          </table:table-cell>
          <table:table-cell table:style-name="ce5"/>
          <table:table-cell table:style-name="ce10" office:value-type="float" office:value="32250000" calcext:value-type="float">
            <text:p>32250000</text:p>
          </table:table-cell>
          <table:table-cell table:style-name="ce13" table:formula="of:=[.D36]/[.$D$78]" office:value-type="float" office:value="0.00618666070512751" calcext:value-type="float">
            <text:p>0.0062</text:p>
          </table:table-cell>
          <table:table-cell table:style-name="ce17" table:formula="of:=[.E36]*[.$F$5]" office:value-type="float" office:value="0.000927999105769126" calcext:value-type="float">
            <text:p>0.00093</text:p>
          </table:table-cell>
          <table:table-cell/>
          <table:table-cell table:formula="of:=[.H35]+[.D36]" office:value-type="float" office:value="4501356187" calcext:value-type="float">
            <text:p>4501356187</text:p>
          </table:table-cell>
          <table:table-cell table:style-name="ce25" table:formula="of:=[.H36]/[.$I$78]" office:value-type="percentage" office:value="0.592283708815789" calcext:value-type="percentage">
            <text:p>59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zerbaijani</text:p>
          </table:table-cell>
          <table:table-cell table:style-name="ce5"/>
          <table:table-cell table:style-name="ce10" office:value-type="float" office:value="31423000" calcext:value-type="float">
            <text:p>31423000</text:p>
          </table:table-cell>
          <table:table-cell table:style-name="ce13" table:formula="of:=[.D37]/[.$D$78]" office:value-type="float" office:value="0.00602801362285959" calcext:value-type="float">
            <text:p>0.0060</text:p>
          </table:table-cell>
          <table:table-cell table:style-name="ce17" table:formula="of:=[.E37]*[.$F$5]" office:value-type="float" office:value="0.000904202043428939" calcext:value-type="float">
            <text:p>0.00090</text:p>
          </table:table-cell>
          <table:table-cell/>
          <table:table-cell table:formula="of:=[.H36]+[.D37]" office:value-type="float" office:value="4532779187" calcext:value-type="float">
            <text:p>4532779187</text:p>
          </table:table-cell>
          <table:table-cell table:style-name="ce25" table:formula="of:=[.H37]/[.$I$78]" office:value-type="percentage" office:value="0.596418314078947" calcext:value-type="percentage">
            <text:p>59.6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arsi</text:p>
          </table:table-cell>
          <table:table-cell table:style-name="ce5"/>
          <table:table-cell table:style-name="ce10" office:value-type="float" office:value="31280000" calcext:value-type="float">
            <text:p>31280000</text:p>
          </table:table-cell>
          <table:table-cell table:style-name="ce13" table:formula="of:=[.D38]/[.$D$78]" office:value-type="float" office:value="0.00600058129787252" calcext:value-type="float">
            <text:p>0.0060</text:p>
          </table:table-cell>
          <table:table-cell table:style-name="ce17" table:formula="of:=[.E38]*[.$F$5]" office:value-type="float" office:value="0.000900087194680878" calcext:value-type="float">
            <text:p>0.00090</text:p>
          </table:table-cell>
          <table:table-cell/>
          <table:table-cell table:formula="of:=[.H37]+[.D38]" office:value-type="float" office:value="4564059187" calcext:value-type="float">
            <text:p>4564059187</text:p>
          </table:table-cell>
          <table:table-cell table:style-name="ce25" table:formula="of:=[.H38]/[.$I$78]" office:value-type="percentage" office:value="0.600534103552632" calcext:value-type="percentage">
            <text:p>60.0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unda</text:p>
          </table:table-cell>
          <table:table-cell table:style-name="ce5"/>
          <table:table-cell table:style-name="ce10" office:value-type="float" office:value="27000000" calcext:value-type="float">
            <text:p>27000000</text:p>
          </table:table-cell>
          <table:table-cell table:style-name="ce13" table:formula="of:=[.D39]/[.$D$78]" office:value-type="float" office:value="0.0051795298926649" calcext:value-type="float">
            <text:p>0.0052</text:p>
          </table:table-cell>
          <table:table-cell table:style-name="ce17" table:formula="of:=[.E39]*[.$F$5]" office:value-type="float" office:value="0.000776929483899735" calcext:value-type="float">
            <text:p>0.00078</text:p>
          </table:table-cell>
          <table:table-cell/>
          <table:table-cell table:formula="of:=[.H38]+[.D39]" office:value-type="float" office:value="4591059187" calcext:value-type="float">
            <text:p>4591059187</text:p>
          </table:table-cell>
          <table:table-cell table:style-name="ce25" table:formula="of:=[.H39]/[.$I$78]" office:value-type="percentage" office:value="0.604086735131579" calcext:value-type="percentage">
            <text:p>60.4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ashto</text:p>
          </table:table-cell>
          <table:table-cell table:style-name="ce5"/>
          <table:table-cell table:style-name="ce10" office:value-type="float" office:value="26811657" calcext:value-type="float">
            <text:p>26811657</text:p>
          </table:table-cell>
          <table:table-cell table:style-name="ce13" table:formula="of:=[.D40]/[.$D$78]" office:value-type="float" office:value="0.00514339921864363" calcext:value-type="float">
            <text:p>0.0051</text:p>
          </table:table-cell>
          <table:table-cell table:style-name="ce17" table:formula="of:=[.E40]*[.$F$5]" office:value-type="float" office:value="0.000771509882796545" calcext:value-type="float">
            <text:p>0.00077</text:p>
          </table:table-cell>
          <table:table-cell/>
          <table:table-cell table:formula="of:=[.H39]+[.D40]" office:value-type="float" office:value="4617870844" calcext:value-type="float">
            <text:p>4617870844</text:p>
          </table:table-cell>
          <table:table-cell table:style-name="ce25" table:formula="of:=[.H40]/[.$I$78]" office:value-type="percentage" office:value="0.607614584736842" calcext:value-type="percentage">
            <text:p>60.7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omanian</text:p>
          </table:table-cell>
          <table:table-cell table:style-name="ce5"/>
          <table:table-cell table:style-name="ce10" office:value-type="float" office:value="26265555" calcext:value-type="float">
            <text:p>26265555</text:p>
          </table:table-cell>
          <table:table-cell table:style-name="ce13" table:formula="of:=[.D41]/[.$D$78]" office:value-type="float" office:value="0.00503863804703459" calcext:value-type="float">
            <text:p>0.0050</text:p>
          </table:table-cell>
          <table:table-cell table:style-name="ce17" table:formula="of:=[.E41]*[.$F$5]" office:value-type="float" office:value="0.000755795707055189" calcext:value-type="float">
            <text:p>0.00076</text:p>
          </table:table-cell>
          <table:table-cell/>
          <table:table-cell table:formula="of:=[.H40]+[.D41]" office:value-type="float" office:value="4644136399" calcext:value-type="float">
            <text:p>4644136399</text:p>
          </table:table-cell>
          <table:table-cell table:style-name="ce25" table:formula="of:=[.H41]/[.$I$78]" office:value-type="percentage" office:value="0.61107057881579" calcext:value-type="percentage">
            <text:p>61.1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hojpuri</text:p>
          </table:table-cell>
          <table:table-cell table:style-name="ce5"/>
          <table:table-cell table:style-name="ce10" office:value-type="float" office:value="26254000" calcext:value-type="float">
            <text:p>26254000</text:p>
          </table:table-cell>
          <table:table-cell table:style-name="ce13" table:formula="of:=[.D42]/[.$D$78]" office:value-type="float" office:value="0.00503642140007497" calcext:value-type="float">
            <text:p>0.0050</text:p>
          </table:table-cell>
          <table:table-cell table:style-name="ce17" table:formula="of:=[.E42]*[.$F$5]" office:value-type="float" office:value="0.000755463210011246" calcext:value-type="float">
            <text:p>0.00076</text:p>
          </table:table-cell>
          <table:table-cell/>
          <table:table-cell table:formula="of:=[.H41]+[.D42]" office:value-type="float" office:value="4670390399" calcext:value-type="float">
            <text:p>4670390399</text:p>
          </table:table-cell>
          <table:table-cell table:style-name="ce25" table:formula="of:=[.H42]/[.$I$78]" office:value-type="percentage" office:value="0.6145250525" calcext:value-type="percentage">
            <text:p>61.4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usa</text:p>
          </table:table-cell>
          <table:table-cell table:style-name="ce5" office:value-type="string" calcext:value-type="string">
            <text:p>ha</text:p>
          </table:table-cell>
          <table:table-cell table:style-name="ce10" office:value-type="float" office:value="24200000" calcext:value-type="float">
            <text:p>24200000</text:p>
          </table:table-cell>
          <table:table-cell table:style-name="ce13" table:formula="of:=[.D43]/[.$D$78]" office:value-type="float" office:value="0.0046423934593515" calcext:value-type="float">
            <text:p>0.0046</text:p>
          </table:table-cell>
          <table:table-cell table:style-name="ce17" table:formula="of:=[.E43]*[.$F$5]" office:value-type="float" office:value="0.000696359018902725" calcext:value-type="float">
            <text:p>0.00070</text:p>
          </table:table-cell>
          <table:table-cell/>
          <table:table-cell table:formula="of:=[.H42]+[.D43]" office:value-type="float" office:value="4694590399" calcext:value-type="float">
            <text:p>4694590399</text:p>
          </table:table-cell>
          <table:table-cell table:style-name="ce25" table:formula="of:=[.H43]/[.$I$78]" office:value-type="percentage" office:value="0.617709263026316" calcext:value-type="percentage">
            <text:p>61.7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ithili</text:p>
          </table:table-cell>
          <table:table-cell table:style-name="ce5"/>
          <table:table-cell table:style-name="ce10" office:value-type="float" office:value="24191900" calcext:value-type="float">
            <text:p>24191900</text:p>
          </table:table-cell>
          <table:table-cell table:style-name="ce13" table:formula="of:=[.D44]/[.$D$78]" office:value-type="float" office:value="0.0046408396003837" calcext:value-type="float">
            <text:p>0.0046</text:p>
          </table:table-cell>
          <table:table-cell table:style-name="ce17" table:formula="of:=[.E44]*[.$F$5]" office:value-type="float" office:value="0.000696125940057555" calcext:value-type="float">
            <text:p>0.00070</text:p>
          </table:table-cell>
          <table:table-cell/>
          <table:table-cell table:formula="of:=[.H43]+[.D44]" office:value-type="float" office:value="4718782299" calcext:value-type="float">
            <text:p>4718782299</text:p>
          </table:table-cell>
          <table:table-cell table:style-name="ce25" table:formula="of:=[.H44]/[.$I$78]" office:value-type="percentage" office:value="0.620892407763158" calcext:value-type="percentage">
            <text:p>62.0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</text:p>
          </table:table-cell>
          <table:table-cell table:style-name="ce5" office:value-type="string" calcext:value-type="string">
            <text:p>ms</text:p>
          </table:table-cell>
          <table:table-cell table:style-name="ce10" office:value-type="float" office:value="23576500" calcext:value-type="float">
            <text:p>23576500</text:p>
          </table:table-cell>
          <table:table-cell table:style-name="ce13" table:formula="of:=[.D45]/[.$D$78]" office:value-type="float" office:value="0.00452278468571903" calcext:value-type="float">
            <text:p>0.0045</text:p>
          </table:table-cell>
          <table:table-cell table:style-name="ce17" table:formula="of:=[.E45]*[.$F$5]" office:value-type="float" office:value="0.000678417702857855" calcext:value-type="float">
            <text:p>0.00068</text:p>
          </table:table-cell>
          <table:table-cell/>
          <table:table-cell table:formula="of:=[.H44]+[.D45]" office:value-type="float" office:value="4742358799" calcext:value-type="float">
            <text:p>4742358799</text:p>
          </table:table-cell>
          <table:table-cell table:style-name="ce25" table:formula="of:=[.H45]/[.$I$78]" office:value-type="percentage" office:value="0.623994578815789" calcext:value-type="percentage">
            <text:p>62.4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erbo-Croatian</text:p>
          </table:table-cell>
          <table:table-cell table:style-name="ce5"/>
          <table:table-cell table:style-name="ce10" office:value-type="float" office:value="21000000" calcext:value-type="float">
            <text:p>21000000</text:p>
          </table:table-cell>
          <table:table-cell table:style-name="ce13" table:formula="of:=[.D46]/[.$D$78]" office:value-type="float" office:value="0.00402852324985047" calcext:value-type="float">
            <text:p>0.0040</text:p>
          </table:table-cell>
          <table:table-cell table:style-name="ce17" table:formula="of:=[.E46]*[.$F$5]" office:value-type="float" office:value="0.000604278487477571" calcext:value-type="float">
            <text:p>0.00060</text:p>
          </table:table-cell>
          <table:table-cell/>
          <table:table-cell table:formula="of:=[.H45]+[.D46]" office:value-type="float" office:value="4763358799" calcext:value-type="float">
            <text:p>4763358799</text:p>
          </table:table-cell>
          <table:table-cell table:style-name="ce25" table:formula="of:=[.H46]/[.$I$78]" office:value-type="percentage" office:value="0.626757736710526" calcext:value-type="percentage">
            <text:p>62.6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wadhi</text:p>
          </table:table-cell>
          <table:table-cell table:style-name="ce5"/>
          <table:table-cell table:style-name="ce10" office:value-type="float" office:value="20540000" calcext:value-type="float">
            <text:p>20540000</text:p>
          </table:table-cell>
          <table:table-cell table:style-name="ce13" table:formula="of:=[.D47]/[.$D$78]" office:value-type="float" office:value="0.0039402794072347" calcext:value-type="float">
            <text:p>0.0039</text:p>
          </table:table-cell>
          <table:table-cell table:style-name="ce17" table:formula="of:=[.E47]*[.$F$5]" office:value-type="float" office:value="0.000591041911085205" calcext:value-type="float">
            <text:p>0.00059</text:p>
          </table:table-cell>
          <table:table-cell/>
          <table:table-cell table:formula="of:=[.H46]+[.D47]" office:value-type="float" office:value="4783898799" calcext:value-type="float">
            <text:p>4783898799</text:p>
          </table:table-cell>
          <table:table-cell table:style-name="ce25" table:formula="of:=[.H47]/[.$I$78]" office:value-type="percentage" office:value="0.629460368289474" calcext:value-type="percentage">
            <text:p>62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zbek</text:p>
          </table:table-cell>
          <table:table-cell table:style-name="ce5"/>
          <table:table-cell table:style-name="ce10" office:value-type="float" office:value="20051000" calcext:value-type="float">
            <text:p>20051000</text:p>
          </table:table-cell>
          <table:table-cell table:style-name="ce13" table:formula="of:=[.D48]/[.$D$78]" office:value-type="float" office:value="0.00384647236584533" calcext:value-type="float">
            <text:p>0.0038</text:p>
          </table:table-cell>
          <table:table-cell table:style-name="ce17" table:formula="of:=[.E48]*[.$F$5]" office:value-type="float" office:value="0.0005769708548768" calcext:value-type="float">
            <text:p>0.00058</text:p>
          </table:table-cell>
          <table:table-cell/>
          <table:table-cell table:formula="of:=[.H47]+[.D48]" office:value-type="float" office:value="4803949799" calcext:value-type="float">
            <text:p>4803949799</text:p>
          </table:table-cell>
          <table:table-cell table:style-name="ce25" table:formula="of:=[.H48]/[.$I$78]" office:value-type="percentage" office:value="0.632098657763158" calcext:value-type="percentage">
            <text:p>63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Yoruba</text:p>
          </table:table-cell>
          <table:table-cell table:style-name="ce5"/>
          <table:table-cell table:style-name="ce10" office:value-type="float" office:value="20000000" calcext:value-type="float">
            <text:p>20000000</text:p>
          </table:table-cell>
          <table:table-cell table:style-name="ce13" table:formula="of:=[.D49]/[.$D$78]" office:value-type="float" office:value="0.0038366888093814" calcext:value-type="float">
            <text:p>0.0038</text:p>
          </table:table-cell>
          <table:table-cell table:style-name="ce17" table:formula="of:=[.E49]*[.$F$5]" office:value-type="float" office:value="0.00057550332140721" calcext:value-type="float">
            <text:p>0.00058</text:p>
          </table:table-cell>
          <table:table-cell/>
          <table:table-cell table:formula="of:=[.H48]+[.D49]" office:value-type="float" office:value="4823949799" calcext:value-type="float">
            <text:p>4823949799</text:p>
          </table:table-cell>
          <table:table-cell table:style-name="ce25" table:formula="of:=[.H49]/[.$I$78]" office:value-type="percentage" office:value="0.634730236710526" calcext:value-type="percentage">
            <text:p>63.4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utch</text:p>
          </table:table-cell>
          <table:table-cell table:style-name="ce5"/>
          <table:table-cell table:style-name="ce10" office:value-type="float" office:value="20000000" calcext:value-type="float">
            <text:p>20000000</text:p>
          </table:table-cell>
          <table:table-cell table:style-name="ce13" table:formula="of:=[.D50]/[.$D$78]" office:value-type="float" office:value="0.0038366888093814" calcext:value-type="float">
            <text:p>0.0038</text:p>
          </table:table-cell>
          <table:table-cell table:style-name="ce17" table:formula="of:=[.E50]*[.$F$5]" office:value-type="float" office:value="0.00057550332140721" calcext:value-type="float">
            <text:p>0.00058</text:p>
          </table:table-cell>
          <table:table-cell/>
          <table:table-cell table:formula="of:=[.H49]+[.D50]" office:value-type="float" office:value="4843949799" calcext:value-type="float">
            <text:p>4843949799</text:p>
          </table:table-cell>
          <table:table-cell table:style-name="ce25" table:formula="of:=[.H50]/[.$I$78]" office:value-type="percentage" office:value="0.637361815657895" calcext:value-type="percentage">
            <text:p>63.7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dh</text:p>
          </table:table-cell>
          <table:table-cell table:style-name="ce5"/>
          <table:table-cell table:style-name="ce10" office:value-type="float" office:value="19720000" calcext:value-type="float">
            <text:p>19720000</text:p>
          </table:table-cell>
          <table:table-cell table:style-name="ce13" table:formula="of:=[.D51]/[.$D$78]" office:value-type="float" office:value="0.00378297516605006" calcext:value-type="float">
            <text:p>0.0038</text:p>
          </table:table-cell>
          <table:table-cell table:style-name="ce17" table:formula="of:=[.E51]*[.$F$5]" office:value-type="float" office:value="0.000567446274907509" calcext:value-type="float">
            <text:p>0.00057</text:p>
          </table:table-cell>
          <table:table-cell/>
          <table:table-cell table:formula="of:=[.H50]+[.D51]" office:value-type="float" office:value="4863669799" calcext:value-type="float">
            <text:p>4863669799</text:p>
          </table:table-cell>
          <table:table-cell table:style-name="ce25" table:formula="of:=[.H51]/[.$I$78]" office:value-type="percentage" office:value="0.6399565525" calcext:value-type="percentage">
            <text:p>64.0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gbo</text:p>
          </table:table-cell>
          <table:table-cell table:style-name="ce5"/>
          <table:table-cell table:style-name="ce10" office:value-type="float" office:value="18000000" calcext:value-type="float">
            <text:p>18000000</text:p>
          </table:table-cell>
          <table:table-cell table:style-name="ce13" table:formula="of:=[.D52]/[.$D$78]" office:value-type="float" office:value="0.00345301992844326" calcext:value-type="float">
            <text:p>0.0035</text:p>
          </table:table-cell>
          <table:table-cell table:style-name="ce17" table:formula="of:=[.E52]*[.$F$5]" office:value-type="float" office:value="0.000517952989266489" calcext:value-type="float">
            <text:p>0.00052</text:p>
          </table:table-cell>
          <table:table-cell/>
          <table:table-cell table:formula="of:=[.H51]+[.D52]" office:value-type="float" office:value="4881669799" calcext:value-type="float">
            <text:p>4881669799</text:p>
          </table:table-cell>
          <table:table-cell table:style-name="ce25" table:formula="of:=[.H52]/[.$I$78]" office:value-type="percentage" office:value="0.642324973552632" calcext:value-type="percentage">
            <text:p>64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mharic</text:p>
          </table:table-cell>
          <table:table-cell table:style-name="ce5"/>
          <table:table-cell table:style-name="ce10" office:value-type="float" office:value="17413000" calcext:value-type="float">
            <text:p>17413000</text:p>
          </table:table-cell>
          <table:table-cell table:style-name="ce13" table:formula="of:=[.D53]/[.$D$78]" office:value-type="float" office:value="0.00334041311188792" calcext:value-type="float">
            <text:p>0.0033</text:p>
          </table:table-cell>
          <table:table-cell table:style-name="ce17" table:formula="of:=[.E53]*[.$F$5]" office:value-type="float" office:value="0.000501061966783188" calcext:value-type="float">
            <text:p>0.00050</text:p>
          </table:table-cell>
          <table:table-cell/>
          <table:table-cell table:formula="of:=[.H52]+[.D53]" office:value-type="float" office:value="4899082799" calcext:value-type="float">
            <text:p>4899082799</text:p>
          </table:table-cell>
          <table:table-cell table:style-name="ce25" table:formula="of:=[.H53]/[.$I$78]" office:value-type="percentage" office:value="0.644616157763158" calcext:value-type="percentage">
            <text:p>64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omo</text:p>
          </table:table-cell>
          <table:table-cell table:style-name="ce5"/>
          <table:table-cell table:style-name="ce10" office:value-type="float" office:value="17232000" calcext:value-type="float">
            <text:p>17232000</text:p>
          </table:table-cell>
          <table:table-cell table:style-name="ce13" table:formula="of:=[.D54]/[.$D$78]" office:value-type="float" office:value="0.00330569107816302" calcext:value-type="float">
            <text:p>0.0033</text:p>
          </table:table-cell>
          <table:table-cell table:style-name="ce17" table:formula="of:=[.E54]*[.$F$5]" office:value-type="float" office:value="0.000495853661724453" calcext:value-type="float">
            <text:p>0.00050</text:p>
          </table:table-cell>
          <table:table-cell/>
          <table:table-cell table:formula="of:=[.H53]+[.D54]" office:value-type="float" office:value="4916314799" calcext:value-type="float">
            <text:p>4916314799</text:p>
          </table:table-cell>
          <table:table-cell table:style-name="ce25" table:formula="of:=[.H54]/[.$I$78]" office:value-type="percentage" office:value="0.646883526184211" calcext:value-type="percentage">
            <text:p>64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donesian</text:p>
          </table:table-cell>
          <table:table-cell table:style-name="ce5"/>
          <table:table-cell table:style-name="ce10" office:value-type="float" office:value="17070000" calcext:value-type="float">
            <text:p>17070000</text:p>
          </table:table-cell>
          <table:table-cell table:style-name="ce13" table:formula="of:=[.D55]/[.$D$78]" office:value-type="float" office:value="0.00327461389880703" calcext:value-type="float">
            <text:p>0.0033</text:p>
          </table:table-cell>
          <table:table-cell table:style-name="ce17" table:formula="of:=[.E55]*[.$F$5]" office:value-type="float" office:value="0.000491192084821055" calcext:value-type="float">
            <text:p>0.00049</text:p>
          </table:table-cell>
          <table:table-cell/>
          <table:table-cell table:formula="of:=[.H54]+[.D55]" office:value-type="float" office:value="4933384799" calcext:value-type="float">
            <text:p>4933384799</text:p>
          </table:table-cell>
          <table:table-cell table:style-name="ce25" table:formula="of:=[.H55]/[.$I$78]" office:value-type="percentage" office:value="0.649129578815789" calcext:value-type="percentage">
            <text:p>64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galog</text:p>
          </table:table-cell>
          <table:table-cell table:style-name="ce5"/>
          <table:table-cell table:style-name="ce10" office:value-type="float" office:value="17000000" calcext:value-type="float">
            <text:p>17000000</text:p>
          </table:table-cell>
          <table:table-cell table:style-name="ce13" table:formula="of:=[.D56]/[.$D$78]" office:value-type="float" office:value="0.00326118548797419" calcext:value-type="float">
            <text:p>0.0033</text:p>
          </table:table-cell>
          <table:table-cell table:style-name="ce17" table:formula="of:=[.E56]*[.$F$5]" office:value-type="float" office:value="0.000489177823196128" calcext:value-type="float">
            <text:p>0.00049</text:p>
          </table:table-cell>
          <table:table-cell/>
          <table:table-cell table:formula="of:=[.H55]+[.D56]" office:value-type="float" office:value="4950384799" calcext:value-type="float">
            <text:p>4950384799</text:p>
          </table:table-cell>
          <table:table-cell table:style-name="ce25" table:formula="of:=[.H56]/[.$I$78]" office:value-type="percentage" office:value="0.651366420921053" calcext:value-type="percentage">
            <text:p>65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epali</text:p>
          </table:table-cell>
          <table:table-cell table:style-name="ce5"/>
          <table:table-cell table:style-name="ce10" office:value-type="float" office:value="16056000" calcext:value-type="float">
            <text:p>16056000</text:p>
          </table:table-cell>
          <table:table-cell table:style-name="ce13" table:formula="of:=[.D57]/[.$D$78]" office:value-type="float" office:value="0.00308009377617139" calcext:value-type="float">
            <text:p>0.0031</text:p>
          </table:table-cell>
          <table:table-cell table:style-name="ce17" table:formula="of:=[.E57]*[.$F$5]" office:value-type="float" office:value="0.000462014066425708" calcext:value-type="float">
            <text:p>0.00046</text:p>
          </table:table-cell>
          <table:table-cell/>
          <table:table-cell table:formula="of:=[.H56]+[.D57]" office:value-type="float" office:value="4966440799" calcext:value-type="float">
            <text:p>4966440799</text:p>
          </table:table-cell>
          <table:table-cell table:style-name="ce25" table:formula="of:=[.H57]/[.$I$78]" office:value-type="percentage" office:value="0.6534790525" calcext:value-type="percentage">
            <text:p>65.3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ssamese</text:p>
          </table:table-cell>
          <table:table-cell table:style-name="ce5"/>
          <table:table-cell table:style-name="ce10" office:value-type="float" office:value="15374000" calcext:value-type="float">
            <text:p>15374000</text:p>
          </table:table-cell>
          <table:table-cell table:style-name="ce13" table:formula="of:=[.D58]/[.$D$78]" office:value-type="float" office:value="0.00294926268777149" calcext:value-type="float">
            <text:p>0.0029</text:p>
          </table:table-cell>
          <table:table-cell table:style-name="ce17" table:formula="of:=[.E58]*[.$F$5]" office:value-type="float" office:value="0.000442389403165724" calcext:value-type="float">
            <text:p>0.00044</text:p>
          </table:table-cell>
          <table:table-cell/>
          <table:table-cell table:formula="of:=[.H57]+[.D58]" office:value-type="float" office:value="4981814799" calcext:value-type="float">
            <text:p>4981814799</text:p>
          </table:table-cell>
          <table:table-cell table:style-name="ce25" table:formula="of:=[.H58]/[.$I$78]" office:value-type="percentage" office:value="0.655501947236842" calcext:value-type="percentage">
            <text:p>65.5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araiki</text:p>
          </table:table-cell>
          <table:table-cell table:style-name="ce5"/>
          <table:table-cell table:style-name="ce10" office:value-type="float" office:value="15059000" calcext:value-type="float">
            <text:p>15059000</text:p>
          </table:table-cell>
          <table:table-cell table:style-name="ce13" table:formula="of:=[.D59]/[.$D$78]" office:value-type="float" office:value="0.00288883483902373" calcext:value-type="float">
            <text:p>0.0029</text:p>
          </table:table-cell>
          <table:table-cell table:style-name="ce17" table:formula="of:=[.E59]*[.$F$5]" office:value-type="float" office:value="0.000433325225853559" calcext:value-type="float">
            <text:p>0.00043</text:p>
          </table:table-cell>
          <table:table-cell/>
          <table:table-cell table:formula="of:=[.H58]+[.D59]" office:value-type="float" office:value="4996873799" calcext:value-type="float">
            <text:p>4996873799</text:p>
          </table:table-cell>
          <table:table-cell table:style-name="ce25" table:formula="of:=[.H59]/[.$I$78]" office:value-type="percentage" office:value="0.657483394605263" calcext:value-type="percentage">
            <text:p>65.7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ebuano</text:p>
          </table:table-cell>
          <table:table-cell table:style-name="ce5"/>
          <table:table-cell table:style-name="ce10" office:value-type="float" office:value="15000000" calcext:value-type="float">
            <text:p>15000000</text:p>
          </table:table-cell>
          <table:table-cell table:style-name="ce13" table:formula="of:=[.D60]/[.$D$78]" office:value-type="float" office:value="0.00287751660703605" calcext:value-type="float">
            <text:p>0.0029</text:p>
          </table:table-cell>
          <table:table-cell table:style-name="ce17" table:formula="of:=[.E60]*[.$F$5]" office:value-type="float" office:value="0.000431627491055408" calcext:value-type="float">
            <text:p>0.00043</text:p>
          </table:table-cell>
          <table:table-cell/>
          <table:table-cell table:formula="of:=[.H59]+[.D60]" office:value-type="float" office:value="5011873799" calcext:value-type="float">
            <text:p>5011873799</text:p>
          </table:table-cell>
          <table:table-cell table:style-name="ce25" table:formula="of:=[.H60]/[.$I$78]" office:value-type="percentage" office:value="0.659457078815789" calcext:value-type="percentage">
            <text:p>65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ungarian</text:p>
          </table:table-cell>
          <table:table-cell table:style-name="ce5"/>
          <table:table-cell table:style-name="ce10" office:value-type="float" office:value="14500000" calcext:value-type="float">
            <text:p>14500000</text:p>
          </table:table-cell>
          <table:table-cell table:style-name="ce13" table:formula="of:=[.D61]/[.$D$78]" office:value-type="float" office:value="0.00278159938680152" calcext:value-type="float">
            <text:p>0.0028</text:p>
          </table:table-cell>
          <table:table-cell table:style-name="ce17" table:formula="of:=[.E61]*[.$F$5]" office:value-type="float" office:value="0.000417239908020228" calcext:value-type="float">
            <text:p>0.00042</text:p>
          </table:table-cell>
          <table:table-cell/>
          <table:table-cell table:formula="of:=[.H60]+[.D61]" office:value-type="float" office:value="5026373799" calcext:value-type="float">
            <text:p>5026373799</text:p>
          </table:table-cell>
          <table:table-cell table:style-name="ce25" table:formula="of:=[.H61]/[.$I$78]" office:value-type="percentage" office:value="0.661364973552632" calcext:value-type="percentage">
            <text:p>66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ittagonian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2]/[.$D$78]" office:value-type="float" office:value="0.00268568216656698" calcext:value-type="float">
            <text:p>0.0027</text:p>
          </table:table-cell>
          <table:table-cell table:style-name="ce17" table:formula="of:=[.E62]*[.$F$5]" office:value-type="float" office:value="0.000402852324985047" calcext:value-type="float">
            <text:p>0.00040</text:p>
          </table:table-cell>
          <table:table-cell/>
          <table:table-cell table:formula="of:=[.H61]+[.D62]" office:value-type="float" office:value="5040373799" calcext:value-type="float">
            <text:p>5040373799</text:p>
          </table:table-cell>
          <table:table-cell table:style-name="ce25" table:formula="of:=[.H62]/[.$I$78]" office:value-type="percentage" office:value="0.663207078815789" calcext:value-type="percentage">
            <text:p>66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Zhuang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3]/[.$D$78]" office:value-type="float" office:value="0.00268568216656698" calcext:value-type="float">
            <text:p>0.0027</text:p>
          </table:table-cell>
          <table:table-cell table:style-name="ce17" table:formula="of:=[.E63]*[.$F$5]" office:value-type="float" office:value="0.000402852324985047" calcext:value-type="float">
            <text:p>0.00040</text:p>
          </table:table-cell>
          <table:table-cell/>
          <table:table-cell table:formula="of:=[.H62]+[.D63]" office:value-type="float" office:value="5054373799" calcext:value-type="float">
            <text:p>5054373799</text:p>
          </table:table-cell>
          <table:table-cell table:style-name="ce25" table:formula="of:=[.H63]/[.$I$78]" office:value-type="percentage" office:value="0.665049184078947" calcext:value-type="percentage">
            <text:p>66.5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hona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4]/[.$D$78]" office:value-type="float" office:value="0.00268568216656698" calcext:value-type="float">
            <text:p>0.0027</text:p>
          </table:table-cell>
          <table:table-cell table:style-name="ce17" table:formula="of:=[.E64]*[.$F$5]" office:value-type="float" office:value="0.000402852324985047" calcext:value-type="float">
            <text:p>0.00040</text:p>
          </table:table-cell>
          <table:table-cell/>
          <table:table-cell table:formula="of:=[.H63]+[.D64]" office:value-type="float" office:value="5068373799" calcext:value-type="float">
            <text:p>5068373799</text:p>
          </table:table-cell>
          <table:table-cell table:style-name="ce25" table:formula="of:=[.H64]/[.$I$78]" office:value-type="percentage" office:value="0.666891289342105" calcext:value-type="percentage">
            <text:p>66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dura</text:p>
          </table:table-cell>
          <table:table-cell table:style-name="ce5"/>
          <table:table-cell table:style-name="ce10" office:value-type="float" office:value="13694000" calcext:value-type="float">
            <text:p>13694000</text:p>
          </table:table-cell>
          <table:table-cell table:style-name="ce13" table:formula="of:=[.D65]/[.$D$78]" office:value-type="float" office:value="0.00262698082778345" calcext:value-type="float">
            <text:p>0.0026</text:p>
          </table:table-cell>
          <table:table-cell table:style-name="ce17" table:formula="of:=[.E65]*[.$F$5]" office:value-type="float" office:value="0.000394047124167517" calcext:value-type="float">
            <text:p>0.00039</text:p>
          </table:table-cell>
          <table:table-cell/>
          <table:table-cell table:formula="of:=[.H64]+[.D65]" office:value-type="float" office:value="5082067799" calcext:value-type="float">
            <text:p>5082067799</text:p>
          </table:table-cell>
          <table:table-cell table:style-name="ce25" table:formula="of:=[.H65]/[.$I$78]" office:value-type="percentage" office:value="0.668693131447368" calcext:value-type="percentage">
            <text:p>6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hala</text:p>
          </table:table-cell>
          <table:table-cell table:style-name="ce5"/>
          <table:table-cell table:style-name="ce10" office:value-type="float" office:value="13220000" calcext:value-type="float">
            <text:p>13220000</text:p>
          </table:table-cell>
          <table:table-cell table:style-name="ce13" table:formula="of:=[.D66]/[.$D$78]" office:value-type="float" office:value="0.00253605130300111" calcext:value-type="float">
            <text:p>0.0025</text:p>
          </table:table-cell>
          <table:table-cell table:style-name="ce17" table:formula="of:=[.E66]*[.$F$5]" office:value-type="float" office:value="0.000380407695450166" calcext:value-type="float">
            <text:p>0.00038</text:p>
          </table:table-cell>
          <table:table-cell/>
          <table:table-cell table:formula="of:=[.H65]+[.D66]" office:value-type="float" office:value="5095287799" calcext:value-type="float">
            <text:p>5095287799</text:p>
          </table:table-cell>
          <table:table-cell table:style-name="ce25" table:formula="of:=[.H66]/[.$I$78]" office:value-type="percentage" office:value="0.670432605131579" calcext:value-type="percentage">
            <text:p>67.0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rwari</text:p>
          </table:table-cell>
          <table:table-cell table:style-name="ce5"/>
          <table:table-cell table:style-name="ce10" office:value-type="float" office:value="13183000" calcext:value-type="float">
            <text:p>13183000</text:p>
          </table:table-cell>
          <table:table-cell table:style-name="ce13" table:formula="of:=[.D67]/[.$D$78]" office:value-type="float" office:value="0.00252895342870375" calcext:value-type="float">
            <text:p>0.0025</text:p>
          </table:table-cell>
          <table:table-cell table:style-name="ce17" table:formula="of:=[.E67]*[.$F$5]" office:value-type="float" office:value="0.000379343014305562" calcext:value-type="float">
            <text:p>0.00038</text:p>
          </table:table-cell>
          <table:table-cell/>
          <table:table-cell table:formula="of:=[.H66]+[.D67]" office:value-type="float" office:value="5108470799" calcext:value-type="float">
            <text:p>5108470799</text:p>
          </table:table-cell>
          <table:table-cell table:style-name="ce25" table:formula="of:=[.H67]/[.$I$78]" office:value-type="percentage" office:value="0.672167210394737" calcext:value-type="percentage">
            <text:p>67.2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gahi</text:p>
          </table:table-cell>
          <table:table-cell table:style-name="ce5"/>
          <table:table-cell table:style-name="ce10" office:value-type="float" office:value="13000000" calcext:value-type="float">
            <text:p>13000000</text:p>
          </table:table-cell>
          <table:table-cell table:style-name="ce13" table:formula="of:=[.D68]/[.$D$78]" office:value-type="float" office:value="0.00249384772609791" calcext:value-type="float">
            <text:p>0.0025</text:p>
          </table:table-cell>
          <table:table-cell table:style-name="ce17" table:formula="of:=[.E68]*[.$F$5]" office:value-type="float" office:value="0.000374077158914686" calcext:value-type="float">
            <text:p>0.00037</text:p>
          </table:table-cell>
          <table:table-cell/>
          <table:table-cell table:formula="of:=[.H67]+[.D68]" office:value-type="float" office:value="5121470799" calcext:value-type="float">
            <text:p>5121470799</text:p>
          </table:table-cell>
          <table:table-cell table:style-name="ce25" table:formula="of:=[.H68]/[.$I$78]" office:value-type="percentage" office:value="0.673877736710526" calcext:value-type="percentage">
            <text:p>67.3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ryanvi</text:p>
          </table:table-cell>
          <table:table-cell table:style-name="ce5"/>
          <table:table-cell table:style-name="ce10" office:value-type="float" office:value="13000000" calcext:value-type="float">
            <text:p>13000000</text:p>
          </table:table-cell>
          <table:table-cell table:style-name="ce13" table:formula="of:=[.D69]/[.$D$78]" office:value-type="float" office:value="0.00249384772609791" calcext:value-type="float">
            <text:p>0.0025</text:p>
          </table:table-cell>
          <table:table-cell table:style-name="ce17" table:formula="of:=[.E69]*[.$F$5]" office:value-type="float" office:value="0.000374077158914686" calcext:value-type="float">
            <text:p>0.00037</text:p>
          </table:table-cell>
          <table:table-cell/>
          <table:table-cell table:formula="of:=[.H68]+[.D69]" office:value-type="float" office:value="5134470799" calcext:value-type="float">
            <text:p>5134470799</text:p>
          </table:table-cell>
          <table:table-cell table:style-name="ce25" table:formula="of:=[.H69]/[.$I$78]" office:value-type="percentage" office:value="0.675588263026316" calcext:value-type="percentage">
            <text:p>67.5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eek</text:p>
          </table:table-cell>
          <table:table-cell table:style-name="ce5"/>
          <table:table-cell table:style-name="ce10" office:value-type="float" office:value="12000000" calcext:value-type="float">
            <text:p>12000000</text:p>
          </table:table-cell>
          <table:table-cell table:style-name="ce13" table:formula="of:=[.D70]/[.$D$78]" office:value-type="float" office:value="0.00230201328562884" calcext:value-type="float">
            <text:p>0.0023</text:p>
          </table:table-cell>
          <table:table-cell table:style-name="ce17" table:formula="of:=[.E70]*[.$F$5]" office:value-type="float" office:value="0.000345301992844326" calcext:value-type="float">
            <text:p>0.00035</text:p>
          </table:table-cell>
          <table:table-cell/>
          <table:table-cell table:formula="of:=[.H69]+[.D70]" office:value-type="float" office:value="5146470799" calcext:value-type="float">
            <text:p>5146470799</text:p>
          </table:table-cell>
          <table:table-cell table:style-name="ce25" table:formula="of:=[.H70]/[.$I$78]" office:value-type="percentage" office:value="0.677167210394737" calcext:value-type="percentage">
            <text:p>67.7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zech</text:p>
          </table:table-cell>
          <table:table-cell table:style-name="ce5"/>
          <table:table-cell table:style-name="ce10" office:value-type="float" office:value="12000000" calcext:value-type="float">
            <text:p>12000000</text:p>
          </table:table-cell>
          <table:table-cell table:style-name="ce13" table:formula="of:=[.D71]/[.$D$78]" office:value-type="float" office:value="0.00230201328562884" calcext:value-type="float">
            <text:p>0.0023</text:p>
          </table:table-cell>
          <table:table-cell table:style-name="ce17" table:formula="of:=[.E71]*[.$F$5]" office:value-type="float" office:value="0.000345301992844326" calcext:value-type="float">
            <text:p>0.00035</text:p>
          </table:table-cell>
          <table:table-cell/>
          <table:table-cell table:formula="of:=[.H70]+[.D71]" office:value-type="float" office:value="5158470799" calcext:value-type="float">
            <text:p>5158470799</text:p>
          </table:table-cell>
          <table:table-cell table:style-name="ce25" table:formula="of:=[.H71]/[.$I$78]" office:value-type="percentage" office:value="0.678746157763158" calcext:value-type="percentage">
            <text:p>67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hattisgarhi</text:p>
          </table:table-cell>
          <table:table-cell table:style-name="ce5"/>
          <table:table-cell table:style-name="ce10" office:value-type="float" office:value="11535000" calcext:value-type="float">
            <text:p>11535000</text:p>
          </table:table-cell>
          <table:table-cell table:style-name="ce13" table:formula="of:=[.D72]/[.$D$78]" office:value-type="float" office:value="0.00221281027081072" calcext:value-type="float">
            <text:p>0.0022</text:p>
          </table:table-cell>
          <table:table-cell table:style-name="ce17" table:formula="of:=[.E72]*[.$F$5]" office:value-type="float" office:value="0.000331921540621608" calcext:value-type="float">
            <text:p>0.00033</text:p>
          </table:table-cell>
          <table:table-cell/>
          <table:table-cell table:formula="of:=[.H71]+[.D72]" office:value-type="float" office:value="5170005799" calcext:value-type="float">
            <text:p>5170005799</text:p>
          </table:table-cell>
          <table:table-cell table:style-name="ce25" table:formula="of:=[.H72]/[.$I$78]" office:value-type="percentage" office:value="0.680263920921053" calcext:value-type="percentage">
            <text:p>68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ulfulde</text:p>
          </table:table-cell>
          <table:table-cell table:style-name="ce5"/>
          <table:table-cell table:style-name="ce10" office:value-type="float" office:value="11428700" calcext:value-type="float">
            <text:p>11428700</text:p>
          </table:table-cell>
          <table:table-cell table:style-name="ce13" table:formula="of:=[.D73]/[.$D$78]" office:value-type="float" office:value="0.00219241826978886" calcext:value-type="float">
            <text:p>0.0022</text:p>
          </table:table-cell>
          <table:table-cell table:style-name="ce17" table:formula="of:=[.E73]*[.$F$5]" office:value-type="float" office:value="0.000328862740468329" calcext:value-type="float">
            <text:p>0.00033</text:p>
          </table:table-cell>
          <table:table-cell/>
          <table:table-cell table:formula="of:=[.H72]+[.D73]" office:value-type="float" office:value="5181434499" calcext:value-type="float">
            <text:p>5181434499</text:p>
          </table:table-cell>
          <table:table-cell table:style-name="ce25" table:formula="of:=[.H73]/[.$I$78]" office:value-type="percentage" office:value="0.681767697236842" calcext:value-type="percentage">
            <text:p>68.1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eccan</text:p>
          </table:table-cell>
          <table:table-cell table:style-name="ce5"/>
          <table:table-cell table:style-name="ce10" office:value-type="float" office:value="10709800" calcext:value-type="float">
            <text:p>10709800</text:p>
          </table:table-cell>
          <table:table-cell table:style-name="ce13" table:formula="of:=[.D74]/[.$D$78]" office:value-type="float" office:value="0.00205450849053565" calcext:value-type="float">
            <text:p>0.0021</text:p>
          </table:table-cell>
          <table:table-cell table:style-name="ce17" table:formula="of:=[.E74]*[.$F$5]" office:value-type="float" office:value="0.000308176273580347" calcext:value-type="float">
            <text:p>0.00031</text:p>
          </table:table-cell>
          <table:table-cell/>
          <table:table-cell table:formula="of:=[.H73]+[.D74]" office:value-type="float" office:value="5192144299" calcext:value-type="float">
            <text:p>5192144299</text:p>
          </table:table-cell>
          <table:table-cell table:style-name="ce25" table:formula="of:=[.H74]/[.$I$78]" office:value-type="percentage" office:value="0.683176881447368" calcext:value-type="percentage">
            <text:p>68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gasy</text:p>
          </table:table-cell>
          <table:table-cell table:style-name="ce5"/>
          <table:table-cell table:style-name="ce10" office:value-type="float" office:value="10484000" calcext:value-type="float">
            <text:p>10484000</text:p>
          </table:table-cell>
          <table:table-cell table:style-name="ce13" table:formula="of:=[.D75]/[.$D$78]" office:value-type="float" office:value="0.00201119227387773" calcext:value-type="float">
            <text:p>0.0020</text:p>
          </table:table-cell>
          <table:table-cell table:style-name="ce17" table:formula="of:=[.E75]*[.$F$5]" office:value-type="float" office:value="0.000301678841081659" calcext:value-type="float">
            <text:p>0.00030</text:p>
          </table:table-cell>
          <table:table-cell/>
          <table:table-cell table:formula="of:=[.H74]+[.D75]" office:value-type="float" office:value="5202628299" calcext:value-type="float">
            <text:p>5202628299</text:p>
          </table:table-cell>
          <table:table-cell table:style-name="ce25" table:formula="of:=[.H75]/[.$I$78]" office:value-type="percentage" office:value="0.684556355131579" calcext:value-type="percentage">
            <text:p>68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elarusan</text:p>
          </table:table-cell>
          <table:table-cell table:style-name="ce5"/>
          <table:table-cell table:style-name="ce10" office:value-type="float" office:value="10200000" calcext:value-type="float">
            <text:p>10200000</text:p>
          </table:table-cell>
          <table:table-cell table:style-name="ce13" table:formula="of:=[.D76]/[.$D$78]" office:value-type="float" office:value="0.00195671129278452" calcext:value-type="float">
            <text:p>0.0020</text:p>
          </table:table-cell>
          <table:table-cell table:style-name="ce17" table:formula="of:=[.E76]*[.$F$5]" office:value-type="float" office:value="0.000293506693917678" calcext:value-type="float">
            <text:p>0.00029</text:p>
          </table:table-cell>
          <table:table-cell/>
          <table:table-cell table:formula="of:=[.H75]+[.D76]" office:value-type="float" office:value="5212828299" calcext:value-type="float">
            <text:p>5212828299</text:p>
          </table:table-cell>
          <table:table-cell table:style-name="ce25" table:formula="of:=[.H76]/[.$I$78]" office:value-type="percentage" office:value="0.685898460394737" calcext:value-type="percentage">
            <text:p>68.59%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6:.D76])" office:value-type="float" office:value="5212828299" calcext:value-type="float">
            <text:p>5212828299</text:p>
          </table:table-cell>
          <table:table-cell table:style-name="ce13" table:formula="of:=[.D78]/[.$D$78]" office:value-type="float" office:value="1" calcext:value-type="float">
            <text:p>1.0000</text:p>
          </table:table-cell>
          <table:table-cell table:style-name="ce19" table:formula="of:=[.E78]*[.$F$5]" office:value-type="float" office:value="0.15" calcext:value-type="float">
            <text:p>0.15000</text:p>
          </table:table-cell>
          <table:table-cell/>
          <table:table-cell table:style-name="Default" office:value-type="string" calcext:value-type="string">
            <text:p>world pop</text:p>
          </table:table-cell>
          <table:table-cell table:style-name="Default"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Speakers" table:style-name="ta1">
        <table:table-column table:style-name="co4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en.wikipedia.org/wiki/List_of_languages_by_total_number_of_speaker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Language</text:p>
          </table:table-cell>
          <table:table-cell table:style-name="ce26"/>
          <table:table-cell table:style-name="ce30" office:value-type="string" calcext:value-type="string">
            <text:p>Population</text:p>
          </table:table-cell>
          <table:table-cell table:style-name="ce8" office:value-type="string" calcext:value-type="string">
            <text:p>Relative Weight</text:p>
          </table:table-cell>
          <table:table-cell table:style-name="ce15" table:formula="of:=[Results.D4]" office:value-type="percentage" office:value="0.5" calcext:value-type="percentage">
            <text:p>50.00%</text:p>
          </table:table-cell>
          <table:table-cell table:style-name="ce8"/>
          <table:table-cell table:style-name="ce8" office:value-type="string" calcext:value-type="string">
            <text:p>aggr</text:p>
          </table:table-cell>
          <table:table-cell table:number-columns-repeated="2"/>
          <table:table-cell office:value-type="string" calcext:value-type="string">
            <text:p>% reach</text:p>
          </table:table-cell>
          <table:table-cell table:number-columns-repeated="1013"/>
        </table:table-row>
        <table:table-row table:style-name="ro1">
          <table:table-cell/>
          <table:table-cell table:style-name="ce27" office:value-type="string" calcext:value-type="string">
            <text:p>Mandarin Chinese (incl. Standard Chinese)</text:p>
          </table:table-cell>
          <table:table-cell table:style-name="ce20" office:value-type="string" calcext:value-type="string">
            <text:p>zh-cmn</text:p>
          </table:table-cell>
          <table:table-cell table:style-name="ce31" office:value-type="float" office:value="1090000000" calcext:value-type="float">
            <text:p>1090000000</text:p>
          </table:table-cell>
          <table:table-cell table:style-name="ce12" table:formula="of:=[.D7]/[.$D$34]" office:value-type="float" office:value="0.172906091370558" calcext:value-type="float">
            <text:p>0.1729</text:p>
          </table:table-cell>
          <table:table-cell table:style-name="ce16" table:formula="of:=[.E7]*[.$F$6]" office:value-type="float" office:value="0.086453045685279" calcext:value-type="float">
            <text:p>0.08645</text:p>
          </table:table-cell>
          <table:table-cell table:style-name="ce20"/>
          <table:table-cell table:style-name="ce20" table:formula="of:=[.D7]" office:value-type="float" office:value="1090000000" calcext:value-type="float">
            <text:p>1090000000</text:p>
          </table:table-cell>
          <table:table-cell table:style-name="ce22" table:formula="of:=[.H7]/[.$I$34]" office:value-type="percentage" office:value="0.143421052631579" calcext:value-type="percentage">
            <text:p>14.34%</text:p>
          </table:table-cell>
          <table:table-cell/>
          <table:table-cell table:style-name="ce25" table:formula="of:=[.D7]/[.$I$34]" office:value-type="percentage" office:value="0.143421052631579" calcext:value-type="percentage">
            <text:p>14.34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English</text:p>
          </table:table-cell>
          <table:table-cell office:value-type="string" calcext:value-type="string">
            <text:p>en</text:p>
          </table:table-cell>
          <table:table-cell table:style-name="ce32" office:value-type="float" office:value="982000000" calcext:value-type="float">
            <text:p>982000000</text:p>
          </table:table-cell>
          <table:table-cell table:style-name="ce13" table:formula="of:=[.D8]/[.$D$34]" office:value-type="float" office:value="0.155774111675127" calcext:value-type="float">
            <text:p>0.1558</text:p>
          </table:table-cell>
          <table:table-cell table:style-name="ce17" table:formula="of:=[.E8]*[.$F$6]" office:value-type="float" office:value="0.0778870558375635" calcext:value-type="float">
            <text:p>0.07789</text:p>
          </table:table-cell>
          <table:table-cell/>
          <table:table-cell table:formula="of:=[.H7]+[.D8]" office:value-type="float" office:value="2072000000" calcext:value-type="float">
            <text:p>2072000000</text:p>
          </table:table-cell>
          <table:table-cell table:style-name="ce23" table:formula="of:=[.H8]/[.$I$34]" office:value-type="percentage" office:value="0.272631578947368" calcext:value-type="percentage">
            <text:p>27.26%</text:p>
          </table:table-cell>
          <table:table-cell/>
          <table:table-cell table:style-name="ce25" table:formula="of:=[.D8]/[.$I$34]" office:value-type="percentage" office:value="0.129210526315789" calcext:value-type="percentage">
            <text:p>12.92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Hindu/Hindastani</text:p>
          </table:table-cell>
          <table:table-cell office:value-type="string" calcext:value-type="string">
            <text:p>hi</text:p>
          </table:table-cell>
          <table:table-cell table:formula="of:=544000000-[.D10]" office:value-type="float" office:value="463000000" calcext:value-type="float">
            <text:p>463000000</text:p>
          </table:table-cell>
          <table:table-cell table:style-name="ce13" table:formula="of:=[.D9]/[.$D$34]" office:value-type="float" office:value="0.0734454314720812" calcext:value-type="float">
            <text:p>0.0734</text:p>
          </table:table-cell>
          <table:table-cell table:style-name="ce17" table:formula="of:=[.E9]*[.$F$6]" office:value-type="float" office:value="0.0367227157360406" calcext:value-type="float">
            <text:p>0.03672</text:p>
          </table:table-cell>
          <table:table-cell/>
          <table:table-cell table:formula="of:=[.H8]+[.D9]" office:value-type="float" office:value="2535000000" calcext:value-type="float">
            <text:p>2535000000</text:p>
          </table:table-cell>
          <table:table-cell table:style-name="ce23" table:formula="of:=[.H9]/[.$I$34]" office:value-type="percentage" office:value="0.333552631578947" calcext:value-type="percentage">
            <text:p>33.36%</text:p>
          </table:table-cell>
          <table:table-cell/>
          <table:table-cell table:style-name="ce25" table:formula="of:=[.D9]/[.$I$34]" office:value-type="percentage" office:value="0.060921052631579" calcext:value-type="percentage">
            <text:p>6.09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Urdu/Hindustani</text:p>
          </table:table-cell>
          <table:table-cell office:value-type="string" calcext:value-type="string">
            <text:p>ur</text:p>
          </table:table-cell>
          <table:table-cell table:style-name="ce32" office:value-type="float" office:value="81000000" calcext:value-type="float">
            <text:p>81000000</text:p>
          </table:table-cell>
          <table:table-cell table:style-name="ce13" table:formula="of:=[.D10]/[.$D$34]" office:value-type="float" office:value="0.0128489847715736" calcext:value-type="float">
            <text:p>0.0128</text:p>
          </table:table-cell>
          <table:table-cell table:style-name="ce17" table:formula="of:=[.E10]*[.$F$6]" office:value-type="float" office:value="0.0064244923857868" calcext:value-type="float">
            <text:p>0.00642</text:p>
          </table:table-cell>
          <table:table-cell/>
          <table:table-cell table:formula="of:=[.H9]+[.D10]" office:value-type="float" office:value="2616000000" calcext:value-type="float">
            <text:p>2616000000</text:p>
          </table:table-cell>
          <table:table-cell table:style-name="ce23" table:formula="of:=[.H10]/[.$I$34]" office:value-type="percentage" office:value="0.344210526315789" calcext:value-type="percentage">
            <text:p>34.42%</text:p>
          </table:table-cell>
          <table:table-cell/>
          <table:table-cell table:style-name="ce25" table:formula="of:=[.D10]/[.$I$34]" office:value-type="percentage" office:value="0.0106578947368421" calcext:value-type="percentage">
            <text:p>1.07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table:style-name="ce32" office:value-type="float" office:value="527000000" calcext:value-type="float">
            <text:p>527000000</text:p>
          </table:table-cell>
          <table:table-cell table:style-name="ce13" table:formula="of:=[.D11]/[.$D$34]" office:value-type="float" office:value="0.0835977157360406" calcext:value-type="float">
            <text:p>0.0836</text:p>
          </table:table-cell>
          <table:table-cell table:style-name="ce17" table:formula="of:=[.E11]*[.$F$6]" office:value-type="float" office:value="0.0417988578680203" calcext:value-type="float">
            <text:p>0.04180</text:p>
          </table:table-cell>
          <table:table-cell/>
          <table:table-cell table:formula="of:=[.H10]+[.D11]" office:value-type="float" office:value="3143000000" calcext:value-type="float">
            <text:p>3143000000</text:p>
          </table:table-cell>
          <table:table-cell table:style-name="ce23" table:formula="of:=[.H11]/[.$I$34]" office:value-type="percentage" office:value="0.413552631578947" calcext:value-type="percentage">
            <text:p>41.36%</text:p>
          </table:table-cell>
          <table:table-cell/>
          <table:table-cell table:style-name="ce25" table:formula="of:=[.D11]/[.$I$34]" office:value-type="percentage" office:value="0.0693421052631579" calcext:value-type="percentage">
            <text:p>6.93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table:style-name="ce32" office:value-type="float" office:value="422000000" calcext:value-type="float">
            <text:p>422000000</text:p>
          </table:table-cell>
          <table:table-cell table:style-name="ce13" table:formula="of:=[.D12]/[.$D$34]" office:value-type="float" office:value="0.0669416243654822" calcext:value-type="float">
            <text:p>0.0669</text:p>
          </table:table-cell>
          <table:table-cell table:style-name="ce17" table:formula="of:=[.E12]*[.$F$6]" office:value-type="float" office:value="0.0334708121827411" calcext:value-type="float">
            <text:p>0.03347</text:p>
          </table:table-cell>
          <table:table-cell/>
          <table:table-cell table:formula="of:=[.H11]+[.D12]" office:value-type="float" office:value="3565000000" calcext:value-type="float">
            <text:p>3565000000</text:p>
          </table:table-cell>
          <table:table-cell table:style-name="ce23" table:formula="of:=[.H12]/[.$I$34]" office:value-type="percentage" office:value="0.469078947368421" calcext:value-type="percentage">
            <text:p>46.91%</text:p>
          </table:table-cell>
          <table:table-cell/>
          <table:table-cell table:style-name="ce25" table:formula="of:=[.D12]/[.$I$34]" office:value-type="percentage" office:value="0.0555263157894737" calcext:value-type="percentage">
            <text:p>5.55%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string" calcext:value-type="string">
            <text:p>Malay (incl. Indonesianand Malaysian)</text:p>
          </table:table-cell>
          <table:table-cell table:style-name="ce21" office:value-type="string" calcext:value-type="string">
            <text:p>ms</text:p>
          </table:table-cell>
          <table:table-cell table:style-name="ce33" office:value-type="float" office:value="281000000" calcext:value-type="float">
            <text:p>281000000</text:p>
          </table:table-cell>
          <table:table-cell table:style-name="ce14" table:formula="of:=[.D13]/[.$D$34]" office:value-type="float" office:value="0.0445748730964467" calcext:value-type="float">
            <text:p>0.0446</text:p>
          </table:table-cell>
          <table:table-cell table:style-name="ce18" table:formula="of:=[.E13]*[.$F$6]" office:value-type="float" office:value="0.0222874365482233" calcext:value-type="float">
            <text:p>0.02229</text:p>
          </table:table-cell>
          <table:table-cell table:style-name="ce21"/>
          <table:table-cell table:style-name="ce21" table:formula="of:=[.H12]+[.D13]" office:value-type="float" office:value="3846000000" calcext:value-type="float">
            <text:p>3846000000</text:p>
          </table:table-cell>
          <table:table-cell table:style-name="ce24" table:formula="of:=[.H13]/[.$I$34]" office:value-type="percentage" office:value="0.506052631578947" calcext:value-type="percentage">
            <text:p>50.61%</text:p>
          </table:table-cell>
          <table:table-cell/>
          <table:table-cell table:style-name="ce25" table:formula="of:=[.D13]/[.$I$34]" office:value-type="percentage" office:value="0.0369736842105263" calcext:value-type="percentage">
            <text:p>3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table:style-name="ce32" office:value-type="float" office:value="267000000" calcext:value-type="float">
            <text:p>267000000</text:p>
          </table:table-cell>
          <table:table-cell table:style-name="ce13" table:formula="of:=[.D14]/[.$D$34]" office:value-type="float" office:value="0.0423540609137056" calcext:value-type="float">
            <text:p>0.0424</text:p>
          </table:table-cell>
          <table:table-cell table:style-name="ce17" table:formula="of:=[.E14]*[.$F$6]" office:value-type="float" office:value="0.0211770304568528" calcext:value-type="float">
            <text:p>0.02118</text:p>
          </table:table-cell>
          <table:table-cell/>
          <table:table-cell table:formula="of:=[.H13]+[.D14]" office:value-type="float" office:value="4113000000" calcext:value-type="float">
            <text:p>4113000000</text:p>
          </table:table-cell>
          <table:table-cell table:style-name="ce25" table:formula="of:=[.H14]/[.$I$34]" office:value-type="percentage" office:value="0.541184210526316" calcext:value-type="percentage">
            <text:p>54.12%</text:p>
          </table:table-cell>
          <table:table-cell/>
          <table:table-cell table:style-name="ce25" table:formula="of:=[.D14]/[.$I$34]" office:value-type="percentage" office:value="0.0351315789473684" calcext:value-type="percentage">
            <text:p>3.5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engali</text:p>
          </table:table-cell>
          <table:table-cell office:value-type="string" calcext:value-type="string">
            <text:p>bn</text:p>
          </table:table-cell>
          <table:table-cell table:style-name="ce32" office:value-type="float" office:value="261000000" calcext:value-type="float">
            <text:p>261000000</text:p>
          </table:table-cell>
          <table:table-cell table:style-name="ce13" table:formula="of:=[.D15]/[.$D$34]" office:value-type="float" office:value="0.0414022842639594" calcext:value-type="float">
            <text:p>0.0414</text:p>
          </table:table-cell>
          <table:table-cell table:style-name="ce17" table:formula="of:=[.E15]*[.$F$6]" office:value-type="float" office:value="0.0207011421319797" calcext:value-type="float">
            <text:p>0.02070</text:p>
          </table:table-cell>
          <table:table-cell/>
          <table:table-cell table:formula="of:=[.H14]+[.D15]" office:value-type="float" office:value="4374000000" calcext:value-type="float">
            <text:p>4374000000</text:p>
          </table:table-cell>
          <table:table-cell table:style-name="ce25" table:formula="of:=[.H15]/[.$I$34]" office:value-type="percentage" office:value="0.575526315789474" calcext:value-type="percentage">
            <text:p>57.55%</text:p>
          </table:table-cell>
          <table:table-cell/>
          <table:table-cell table:style-name="ce25" table:formula="of:=[.D15]/[.$I$34]" office:value-type="percentage" office:value="0.0343421052631579" calcext:value-type="percentage">
            <text:p>3.43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table:style-name="ce32" office:value-type="float" office:value="229000000" calcext:value-type="float">
            <text:p>229000000</text:p>
          </table:table-cell>
          <table:table-cell table:style-name="ce13" table:formula="of:=[.D16]/[.$D$34]" office:value-type="float" office:value="0.0363261421319797" calcext:value-type="float">
            <text:p>0.0363</text:p>
          </table:table-cell>
          <table:table-cell table:style-name="ce17" table:formula="of:=[.E16]*[.$F$6]" office:value-type="float" office:value="0.0181630710659899" calcext:value-type="float">
            <text:p>0.01816</text:p>
          </table:table-cell>
          <table:table-cell/>
          <table:table-cell table:formula="of:=[.H15]+[.D16]" office:value-type="float" office:value="4603000000" calcext:value-type="float">
            <text:p>4603000000</text:p>
          </table:table-cell>
          <table:table-cell table:style-name="ce25" table:formula="of:=[.H16]/[.$I$34]" office:value-type="percentage" office:value="0.605657894736842" calcext:value-type="percentage">
            <text:p>60.57%</text:p>
          </table:table-cell>
          <table:table-cell/>
          <table:table-cell table:style-name="ce25" table:formula="of:=[.D16]/[.$I$34]" office:value-type="percentage" office:value="0.0301315789473684" calcext:value-type="percentage">
            <text:p>3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32" office:value-type="float" office:value="229000000" calcext:value-type="float">
            <text:p>229000000</text:p>
          </table:table-cell>
          <table:table-cell table:style-name="ce13" table:formula="of:=[.D17]/[.$D$34]" office:value-type="float" office:value="0.0363261421319797" calcext:value-type="float">
            <text:p>0.0363</text:p>
          </table:table-cell>
          <table:table-cell table:style-name="ce17" table:formula="of:=[.E17]*[.$F$6]" office:value-type="float" office:value="0.0181630710659899" calcext:value-type="float">
            <text:p>0.01816</text:p>
          </table:table-cell>
          <table:table-cell/>
          <table:table-cell table:formula="of:=[.H16]+[.D17]" office:value-type="float" office:value="4832000000" calcext:value-type="float">
            <text:p>4832000000</text:p>
          </table:table-cell>
          <table:table-cell table:style-name="ce25" table:formula="of:=[.H17]/[.$I$34]" office:value-type="percentage" office:value="0.635789473684211" calcext:value-type="percentage">
            <text:p>63.58%</text:p>
          </table:table-cell>
          <table:table-cell/>
          <table:table-cell table:style-name="ce25" table:formula="of:=[.D17]/[.$I$34]" office:value-type="percentage" office:value="0.0301315789473684" calcext:value-type="percentage">
            <text:p>3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usa</text:p>
          </table:table-cell>
          <table:table-cell office:value-type="string" calcext:value-type="string">
            <text:p>ha</text:p>
          </table:table-cell>
          <table:table-cell table:style-name="ce32" office:value-type="float" office:value="150000000" calcext:value-type="float">
            <text:p>150000000</text:p>
          </table:table-cell>
          <table:table-cell table:style-name="ce13" table:formula="of:=[.D18]/[.$D$34]" office:value-type="float" office:value="0.0237944162436548" calcext:value-type="float">
            <text:p>0.0238</text:p>
          </table:table-cell>
          <table:table-cell table:style-name="ce17" table:formula="of:=[.E18]*[.$F$6]" office:value-type="float" office:value="0.0118972081218274" calcext:value-type="float">
            <text:p>0.01190</text:p>
          </table:table-cell>
          <table:table-cell/>
          <table:table-cell table:formula="of:=[.H17]+[.D18]" office:value-type="float" office:value="4982000000" calcext:value-type="float">
            <text:p>4982000000</text:p>
          </table:table-cell>
          <table:table-cell table:style-name="ce25" table:formula="of:=[.H18]/[.$I$34]" office:value-type="percentage" office:value="0.655526315789474" calcext:value-type="percentage">
            <text:p>65.55%</text:p>
          </table:table-cell>
          <table:table-cell/>
          <table:table-cell table:style-name="ce25" table:formula="of:=[.D18]/[.$I$34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njabi</text:p>
          </table:table-cell>
          <table:table-cell office:value-type="string" calcext:value-type="string">
            <text:p>pa</text:p>
          </table:table-cell>
          <table:table-cell table:style-name="ce32" office:value-type="float" office:value="148000000" calcext:value-type="float">
            <text:p>148000000</text:p>
          </table:table-cell>
          <table:table-cell table:style-name="ce13" table:formula="of:=[.D19]/[.$D$34]" office:value-type="float" office:value="0.0234771573604061" calcext:value-type="float">
            <text:p>0.0235</text:p>
          </table:table-cell>
          <table:table-cell table:style-name="ce17" table:formula="of:=[.E19]*[.$F$6]" office:value-type="float" office:value="0.0117385786802031" calcext:value-type="float">
            <text:p>0.01174</text:p>
          </table:table-cell>
          <table:table-cell/>
          <table:table-cell table:formula="of:=[.H18]+[.D19]" office:value-type="float" office:value="5130000000" calcext:value-type="float">
            <text:p>5130000000</text:p>
          </table:table-cell>
          <table:table-cell table:style-name="ce25" table:formula="of:=[.H19]/[.$I$34]" office:value-type="percentage" office:value="0.675" calcext:value-type="percentage">
            <text:p>67.50%</text:p>
          </table:table-cell>
          <table:table-cell/>
          <table:table-cell table:style-name="ce25" table:formula="of:=[.D19]/[.$I$34]" office:value-type="percentage" office:value="0.0194736842105263" calcext:value-type="percentage">
            <text:p>1.9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table:style-name="ce32" office:value-type="float" office:value="129000000" calcext:value-type="float">
            <text:p>129000000</text:p>
          </table:table-cell>
          <table:table-cell table:style-name="ce13" table:formula="of:=[.D20]/[.$D$34]" office:value-type="float" office:value="0.0204631979695431" calcext:value-type="float">
            <text:p>0.0205</text:p>
          </table:table-cell>
          <table:table-cell table:style-name="ce17" table:formula="of:=[.E20]*[.$F$6]" office:value-type="float" office:value="0.0102315989847716" calcext:value-type="float">
            <text:p>0.01023</text:p>
          </table:table-cell>
          <table:table-cell/>
          <table:table-cell table:formula="of:=[.H19]+[.D20]" office:value-type="float" office:value="5259000000" calcext:value-type="float">
            <text:p>5259000000</text:p>
          </table:table-cell>
          <table:table-cell table:style-name="ce25" table:formula="of:=[.H20]/[.$I$34]" office:value-type="percentage" office:value="0.691973684210526" calcext:value-type="percentage">
            <text:p>69.20%</text:p>
          </table:table-cell>
          <table:table-cell/>
          <table:table-cell table:style-name="ce25" table:formula="of:=[.D20]/[.$I$34]" office:value-type="percentage" office:value="0.0169736842105263" calcext:value-type="percentage">
            <text:p>1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table:style-name="ce32" office:value-type="float" office:value="129000000" calcext:value-type="float">
            <text:p>129000000</text:p>
          </table:table-cell>
          <table:table-cell table:style-name="ce13" table:formula="of:=[.D21]/[.$D$34]" office:value-type="float" office:value="0.0204631979695431" calcext:value-type="float">
            <text:p>0.0205</text:p>
          </table:table-cell>
          <table:table-cell table:style-name="ce17" table:formula="of:=[.E21]*[.$F$6]" office:value-type="float" office:value="0.0102315989847716" calcext:value-type="float">
            <text:p>0.01023</text:p>
          </table:table-cell>
          <table:table-cell/>
          <table:table-cell table:formula="of:=[.H20]+[.D21]" office:value-type="float" office:value="5388000000" calcext:value-type="float">
            <text:p>5388000000</text:p>
          </table:table-cell>
          <table:table-cell table:style-name="ce25" table:formula="of:=[.H21]/[.$I$34]" office:value-type="percentage" office:value="0.708947368421053" calcext:value-type="percentage">
            <text:p>70.89%</text:p>
          </table:table-cell>
          <table:table-cell/>
          <table:table-cell table:style-name="ce25" table:formula="of:=[.D21]/[.$I$34]" office:value-type="percentage" office:value="0.0169736842105263" calcext:value-type="percentage">
            <text:p>1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sian/Farsi</text:p>
          </table:table-cell>
          <table:table-cell office:value-type="string" calcext:value-type="string">
            <text:p>fa</text:p>
          </table:table-cell>
          <table:table-cell table:style-name="ce32" office:value-type="float" office:value="121000000" calcext:value-type="float">
            <text:p>121000000</text:p>
          </table:table-cell>
          <table:table-cell table:style-name="ce13" table:formula="of:=[.D22]/[.$D$34]" office:value-type="float" office:value="0.0191941624365482" calcext:value-type="float">
            <text:p>0.0192</text:p>
          </table:table-cell>
          <table:table-cell table:style-name="ce17" table:formula="of:=[.E22]*[.$F$6]" office:value-type="float" office:value="0.0095970812182741" calcext:value-type="float">
            <text:p>0.00960</text:p>
          </table:table-cell>
          <table:table-cell/>
          <table:table-cell table:formula="of:=[.H21]+[.D22]" office:value-type="float" office:value="5509000000" calcext:value-type="float">
            <text:p>5509000000</text:p>
          </table:table-cell>
          <table:table-cell table:style-name="ce25" table:formula="of:=[.H22]/[.$I$34]" office:value-type="percentage" office:value="0.724868421052632" calcext:value-type="percentage">
            <text:p>72.49%</text:p>
          </table:table-cell>
          <table:table-cell/>
          <table:table-cell table:style-name="ce25" table:formula="of:=[.D22]/[.$I$34]" office:value-type="percentage" office:value="0.0159210526315789" calcext:value-type="percentage">
            <text:p>1.5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wahili</text:p>
          </table:table-cell>
          <table:table-cell office:value-type="string" calcext:value-type="string">
            <text:p>sw</text:p>
          </table:table-cell>
          <table:table-cell table:style-name="ce32" office:value-type="float" office:value="107000000" calcext:value-type="float">
            <text:p>107000000</text:p>
          </table:table-cell>
          <table:table-cell table:style-name="ce13" table:formula="of:=[.D23]/[.$D$34]" office:value-type="float" office:value="0.0169733502538071" calcext:value-type="float">
            <text:p>0.0170</text:p>
          </table:table-cell>
          <table:table-cell table:style-name="ce17" table:formula="of:=[.E23]*[.$F$6]" office:value-type="float" office:value="0.00848667512690355" calcext:value-type="float">
            <text:p>0.00849</text:p>
          </table:table-cell>
          <table:table-cell/>
          <table:table-cell table:formula="of:=[.H22]+[.D23]" office:value-type="float" office:value="5616000000" calcext:value-type="float">
            <text:p>5616000000</text:p>
          </table:table-cell>
          <table:table-cell table:style-name="ce25" table:formula="of:=[.H23]/[.$I$34]" office:value-type="percentage" office:value="0.738947368421053" calcext:value-type="percentage">
            <text:p>73.89%</text:p>
          </table:table-cell>
          <table:table-cell/>
          <table:table-cell table:style-name="ce25" table:formula="of:=[.D23]/[.$I$34]" office:value-type="percentage" office:value="0.0140789473684211" calcext:value-type="percentage">
            <text:p>1.4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lugu</text:p>
          </table:table-cell>
          <table:table-cell office:value-type="string" calcext:value-type="string">
            <text:p>te</text:p>
          </table:table-cell>
          <table:table-cell table:style-name="ce32" office:value-type="float" office:value="92000000" calcext:value-type="float">
            <text:p>92000000</text:p>
          </table:table-cell>
          <table:table-cell table:style-name="ce13" table:formula="of:=[.D24]/[.$D$34]" office:value-type="float" office:value="0.0145939086294416" calcext:value-type="float">
            <text:p>0.0146</text:p>
          </table:table-cell>
          <table:table-cell table:style-name="ce17" table:formula="of:=[.E24]*[.$F$6]" office:value-type="float" office:value="0.0072969543147208" calcext:value-type="float">
            <text:p>0.00730</text:p>
          </table:table-cell>
          <table:table-cell/>
          <table:table-cell table:formula="of:=[.H23]+[.D24]" office:value-type="float" office:value="5708000000" calcext:value-type="float">
            <text:p>5708000000</text:p>
          </table:table-cell>
          <table:table-cell table:style-name="ce25" table:formula="of:=[.H24]/[.$I$34]" office:value-type="percentage" office:value="0.751052631578947" calcext:value-type="percentage">
            <text:p>75.11%</text:p>
          </table:table-cell>
          <table:table-cell/>
          <table:table-cell table:style-name="ce25" table:formula="of:=[.D24]/[.$I$34]" office:value-type="percentage" office:value="0.0121052631578947" calcext:value-type="percentage">
            <text:p>1.2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vanese</text:p>
          </table:table-cell>
          <table:table-cell office:value-type="string" calcext:value-type="string">
            <text:p>jv</text:p>
          </table:table-cell>
          <table:table-cell table:style-name="ce32" office:value-type="float" office:value="84000000" calcext:value-type="float">
            <text:p>84000000</text:p>
          </table:table-cell>
          <table:table-cell table:style-name="ce13" table:formula="of:=[.D25]/[.$D$34]" office:value-type="float" office:value="0.0133248730964467" calcext:value-type="float">
            <text:p>0.0133</text:p>
          </table:table-cell>
          <table:table-cell table:style-name="ce17" table:formula="of:=[.E25]*[.$F$6]" office:value-type="float" office:value="0.00666243654822335" calcext:value-type="float">
            <text:p>0.00666</text:p>
          </table:table-cell>
          <table:table-cell/>
          <table:table-cell table:formula="of:=[.H24]+[.D25]" office:value-type="float" office:value="5792000000" calcext:value-type="float">
            <text:p>5792000000</text:p>
          </table:table-cell>
          <table:table-cell table:style-name="ce25" table:formula="of:=[.H25]/[.$I$34]" office:value-type="percentage" office:value="0.762105263157895" calcext:value-type="percentage">
            <text:p>76.21%</text:p>
          </table:table-cell>
          <table:table-cell/>
          <table:table-cell table:style-name="ce25" table:formula="of:=[.D25]/[.$I$34]" office:value-type="percentage" office:value="0.0110526315789474" calcext:value-type="percentage">
            <text:p>1.1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u Chinese(incl. Shanghainese)</text:p>
          </table:table-cell>
          <table:table-cell office:value-type="string" calcext:value-type="string">
            <text:p>zh-wuu</text:p>
          </table:table-cell>
          <table:table-cell table:style-name="ce32" office:value-type="float" office:value="80000000" calcext:value-type="float">
            <text:p>80000000</text:p>
          </table:table-cell>
          <table:table-cell table:style-name="ce13" table:formula="of:=[.D26]/[.$D$34]" office:value-type="float" office:value="0.0126903553299492" calcext:value-type="float">
            <text:p>0.0127</text:p>
          </table:table-cell>
          <table:table-cell table:style-name="ce17" table:formula="of:=[.E26]*[.$F$6]" office:value-type="float" office:value="0.0063451776649746" calcext:value-type="float">
            <text:p>0.00635</text:p>
          </table:table-cell>
          <table:table-cell/>
          <table:table-cell table:formula="of:=[.H25]+[.D26]" office:value-type="float" office:value="5872000000" calcext:value-type="float">
            <text:p>5872000000</text:p>
          </table:table-cell>
          <table:table-cell table:style-name="ce25" table:formula="of:=[.H26]/[.$I$34]" office:value-type="percentage" office:value="0.772631578947368" calcext:value-type="percentage">
            <text:p>77.26%</text:p>
          </table:table-cell>
          <table:table-cell/>
          <table:table-cell table:style-name="ce25" table:formula="of:=[.D26]/[.$I$34]" office:value-type="percentage" office:value="0.0105263157894737" calcext:value-type="percentage">
            <text:p>1.0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table:style-name="ce32" office:value-type="float" office:value="77000000" calcext:value-type="float">
            <text:p>77000000</text:p>
          </table:table-cell>
          <table:table-cell table:style-name="ce13" table:formula="of:=[.D27]/[.$D$34]" office:value-type="float" office:value="0.0122144670050761" calcext:value-type="float">
            <text:p>0.0122</text:p>
          </table:table-cell>
          <table:table-cell table:style-name="ce17" table:formula="of:=[.E27]*[.$F$6]" office:value-type="float" office:value="0.00610723350253805" calcext:value-type="float">
            <text:p>0.00611</text:p>
          </table:table-cell>
          <table:table-cell/>
          <table:table-cell table:formula="of:=[.H26]+[.D27]" office:value-type="float" office:value="5949000000" calcext:value-type="float">
            <text:p>5949000000</text:p>
          </table:table-cell>
          <table:table-cell table:style-name="ce25" table:formula="of:=[.H27]/[.$I$34]" office:value-type="percentage" office:value="0.782763157894737" calcext:value-type="percentage">
            <text:p>78.28%</text:p>
          </table:table-cell>
          <table:table-cell/>
          <table:table-cell table:style-name="ce25" table:formula="of:=[.D27]/[.$I$34]" office:value-type="percentage" office:value="0.0101315789473684" calcext:value-type="percentage">
            <text:p>1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amil</text:p>
          </table:table-cell>
          <table:table-cell office:value-type="string" calcext:value-type="string">
            <text:p>ta</text:p>
          </table:table-cell>
          <table:table-cell table:style-name="ce32" office:value-type="float" office:value="75000000" calcext:value-type="float">
            <text:p>75000000</text:p>
          </table:table-cell>
          <table:table-cell table:style-name="ce13" table:formula="of:=[.D28]/[.$D$34]" office:value-type="float" office:value="0.0118972081218274" calcext:value-type="float">
            <text:p>0.0119</text:p>
          </table:table-cell>
          <table:table-cell table:style-name="ce17" table:formula="of:=[.E28]*[.$F$6]" office:value-type="float" office:value="0.0059486040609137" calcext:value-type="float">
            <text:p>0.00595</text:p>
          </table:table-cell>
          <table:table-cell/>
          <table:table-cell table:formula="of:=[.H27]+[.D28]" office:value-type="float" office:value="6024000000" calcext:value-type="float">
            <text:p>6024000000</text:p>
          </table:table-cell>
          <table:table-cell table:style-name="ce25" table:formula="of:=[.H28]/[.$I$34]" office:value-type="percentage" office:value="0.792631578947368" calcext:value-type="percentage">
            <text:p>79.26%</text:p>
          </table:table-cell>
          <table:table-cell/>
          <table:table-cell table:style-name="ce25" table:formula="of:=[.D28]/[.$I$34]" office:value-type="percentage" office:value="0.00986842105263158" calcext:value-type="percentage">
            <text:p>0.9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athi</text:p>
          </table:table-cell>
          <table:table-cell office:value-type="string" calcext:value-type="string">
            <text:p>mr</text:p>
          </table:table-cell>
          <table:table-cell table:style-name="ce32" office:value-type="float" office:value="74000000" calcext:value-type="float">
            <text:p>74000000</text:p>
          </table:table-cell>
          <table:table-cell table:style-name="ce13" table:formula="of:=[.D29]/[.$D$34]" office:value-type="float" office:value="0.011738578680203" calcext:value-type="float">
            <text:p>0.0117</text:p>
          </table:table-cell>
          <table:table-cell table:style-name="ce17" table:formula="of:=[.E29]*[.$F$6]" office:value-type="float" office:value="0.0058692893401015" calcext:value-type="float">
            <text:p>0.00587</text:p>
          </table:table-cell>
          <table:table-cell/>
          <table:table-cell table:formula="of:=[.H28]+[.D29]" office:value-type="float" office:value="6098000000" calcext:value-type="float">
            <text:p>6098000000</text:p>
          </table:table-cell>
          <table:table-cell table:style-name="ce25" table:formula="of:=[.H29]/[.$I$34]" office:value-type="percentage" office:value="0.802368421052632" calcext:value-type="percentage">
            <text:p>80.24%</text:p>
          </table:table-cell>
          <table:table-cell/>
          <table:table-cell table:style-name="ce25" table:formula="of:=[.D29]/[.$I$34]" office:value-type="percentage" office:value="0.00973684210526316" calcext:value-type="percentage">
            <text:p>0.97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Yue Chinese(incl. Cantonese)</text:p>
          </table:table-cell>
          <table:table-cell office:value-type="string" calcext:value-type="string">
            <text:p>zh-yue</text:p>
          </table:table-cell>
          <table:table-cell table:style-name="ce32" office:value-type="float" office:value="72000000" calcext:value-type="float">
            <text:p>72000000</text:p>
          </table:table-cell>
          <table:table-cell table:style-name="ce13" table:formula="of:=[.D30]/[.$D$34]" office:value-type="float" office:value="0.0114213197969543" calcext:value-type="float">
            <text:p>0.0114</text:p>
          </table:table-cell>
          <table:table-cell table:style-name="ce17" table:formula="of:=[.E30]*[.$F$6]" office:value-type="float" office:value="0.00571065989847715" calcext:value-type="float">
            <text:p>0.00571</text:p>
          </table:table-cell>
          <table:table-cell/>
          <table:table-cell table:formula="of:=[.H29]+[.D30]" office:value-type="float" office:value="6170000000" calcext:value-type="float">
            <text:p>6170000000</text:p>
          </table:table-cell>
          <table:table-cell table:style-name="ce25" table:formula="of:=[.H30]/[.$I$34]" office:value-type="percentage" office:value="0.811842105263158" calcext:value-type="percentage">
            <text:p>81.18%</text:p>
          </table:table-cell>
          <table:table-cell/>
          <table:table-cell table:style-name="ce25" table:formula="of:=[.D30]/[.$I$34]" office:value-type="percentage" office:value="0.00947368421052632" calcext:value-type="percentage">
            <text:p>0.9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table:style-name="ce32" office:value-type="float" office:value="68000000" calcext:value-type="float">
            <text:p>68000000</text:p>
          </table:table-cell>
          <table:table-cell table:style-name="ce13" table:formula="of:=[.D31]/[.$D$34]" office:value-type="float" office:value="0.0107868020304569" calcext:value-type="float">
            <text:p>0.0108</text:p>
          </table:table-cell>
          <table:table-cell table:style-name="ce17" table:formula="of:=[.E31]*[.$F$6]" office:value-type="float" office:value="0.00539340101522845" calcext:value-type="float">
            <text:p>0.00539</text:p>
          </table:table-cell>
          <table:table-cell/>
          <table:table-cell table:formula="of:=[.H30]+[.D31]" office:value-type="float" office:value="6238000000" calcext:value-type="float">
            <text:p>6238000000</text:p>
          </table:table-cell>
          <table:table-cell table:style-name="ce25" table:formula="of:=[.H31]/[.$I$34]" office:value-type="percentage" office:value="0.820789473684211" calcext:value-type="percentage">
            <text:p>82.08%</text:p>
          </table:table-cell>
          <table:table-cell/>
          <table:table-cell table:style-name="ce25" table:formula="of:=[.D31]/[.$I$34]" office:value-type="percentage" office:value="0.00894736842105263" calcext:value-type="percentage">
            <text:p>0.8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32" office:value-type="float" office:value="66000000" calcext:value-type="float">
            <text:p>66000000</text:p>
          </table:table-cell>
          <table:table-cell table:style-name="ce13" table:formula="of:=[.D32]/[.$D$34]" office:value-type="float" office:value="0.0104695431472081" calcext:value-type="float">
            <text:p>0.0105</text:p>
          </table:table-cell>
          <table:table-cell table:style-name="ce17" table:formula="of:=[.E32]*[.$F$6]" office:value-type="float" office:value="0.00523477157360405" calcext:value-type="float">
            <text:p>0.00523</text:p>
          </table:table-cell>
          <table:table-cell/>
          <table:table-cell table:formula="of:=[.H31]+[.D32]" office:value-type="float" office:value="6304000000" calcext:value-type="float">
            <text:p>6304000000</text:p>
          </table:table-cell>
          <table:table-cell table:style-name="ce25" table:formula="of:=[.H32]/[.$I$34]" office:value-type="percentage" office:value="0.829473684210526" calcext:value-type="percentage">
            <text:p>82.95%</text:p>
          </table:table-cell>
          <table:table-cell/>
          <table:table-cell table:style-name="ce25" table:formula="of:=[.D32]/[.$I$34]" office:value-type="percentage" office:value="0.00868421052631579" calcext:value-type="percentage">
            <text:p>0.87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:.D32])" office:value-type="float" office:value="6304000000" calcext:value-type="float">
            <text:p>6304000000</text:p>
          </table:table-cell>
          <table:table-cell table:style-name="ce13" table:formula="of:=[.D34]/[.$D$34]" office:value-type="float" office:value="1" calcext:value-type="float">
            <text:p>1.0000</text:p>
          </table:table-cell>
          <table:table-cell table:style-name="ce19" table:formula="of:=[.E34]*[.$F$6]" office:value-type="float" office:value="0.5" calcext:value-type="float">
            <text:p>0.50000</text:p>
          </table:table-cell>
          <table:table-cell/>
          <table:table-cell office:value-type="string" calcext:value-type="string">
            <text:p>world population</text:p>
          </table:table-cell>
          <table:table-cell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indu and Urdu are distinct dialects and controversally different languages. The population of Urdu speakers is far less than the 60M cutoff, so this entry is for the Hindi dialec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en.wikipedia.org/wiki/Urdu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 Use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4" table:default-cell-style-name="ce38"/>
        <table:table-column table:style-name="co13" table:default-cell-style-name="ce40"/>
        <table:table-column table:style-name="co4" table:default-cell-style-name="ce43"/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ttps://w3techs.com/technologies/overview/content_language/a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36"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6" office:value-type="string" calcext:value-type="string">
            <text:p>Percent</text:p>
          </table:table-cell>
          <table:table-cell table:style-name="ce36" office:value-type="string" calcext:value-type="string">
            <text:p>Relative Weight</text:p>
          </table:table-cell>
          <table:table-cell table:style-name="ce41" table:formula="of:=[Results.E4]" office:value-type="percentage" office:value="0.1" calcext:value-type="percentage">
            <text:p>10%</text:p>
          </table:table-cell>
        </table:table-row>
        <table:table-row table:style-name="ro1">
          <table:table-cell/>
          <table:table-cell table:style-name="ce34" office:value-type="string" calcext:value-type="string">
            <text:p>English</text:p>
          </table:table-cell>
          <table:table-cell table:style-name="ce35" office:value-type="string" calcext:value-type="string">
            <text:p>en</text:p>
          </table:table-cell>
          <table:table-cell table:style-name="ce37" office:value-type="string" calcext:value-type="string">
            <text:p>51.5%</text:p>
          </table:table-cell>
          <table:table-cell table:style-name="ce39" table:formula="of:=[.D8]*1" office:value-type="float" office:value="0.515" calcext:value-type="float">
            <text:p>0.5150</text:p>
          </table:table-cell>
          <table:table-cell table:style-name="ce42" table:formula="of:=[.E8]*[.$F$7]" office:value-type="float" office:value="0.0515" calcext:value-type="float">
            <text:p>0.05150</text:p>
          </table:table-cell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6.7%</text:p>
          </table:table-cell>
          <table:table-cell table:formula="of:=[.D9]*1" office:value-type="float" office:value="0.067" calcext:value-type="float">
            <text:p>0.0670</text:p>
          </table:table-cell>
          <table:table-cell table:formula="of:=[.E9]*[.$F$7]" office:value-type="float" office:value="0.0067" calcext:value-type="float">
            <text:p>0.00670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.7%</text:p>
          </table:table-cell>
          <table:table-cell table:formula="of:=[.D10]*1" office:value-type="float" office:value="0.057" calcext:value-type="float">
            <text:p>0.0570</text:p>
          </table:table-cell>
          <table:table-cell table:formula="of:=[.E10]*[.$F$7]" office:value-type="float" office:value="0.0057" calcext:value-type="float">
            <text:p>0.00570</text:p>
          </table:table-cell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.1%</text:p>
          </table:table-cell>
          <table:table-cell table:formula="of:=[.D11]*1" office:value-type="float" office:value="0.051" calcext:value-type="float">
            <text:p>0.0510</text:p>
          </table:table-cell>
          <table:table-cell table:formula="of:=[.E11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5.1%</text:p>
          </table:table-cell>
          <table:table-cell table:formula="of:=[.D12]*1" office:value-type="float" office:value="0.051" calcext:value-type="float">
            <text:p>0.0510</text:p>
          </table:table-cell>
          <table:table-cell table:formula="of:=[.E12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1%</text:p>
          </table:table-cell>
          <table:table-cell table:formula="of:=[.D13]*1" office:value-type="float" office:value="0.041" calcext:value-type="float">
            <text:p>0.0410</text:p>
          </table:table-cell>
          <table:table-cell table:formula="of:=[.E13]*[.$F$7]" office:value-type="float" office:value="0.0041" calcext:value-type="float">
            <text:p>0.00410</text:p>
          </table:table-cell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.7%</text:p>
          </table:table-cell>
          <table:table-cell table:formula="of:=[.D14]*1" office:value-type="float" office:value="0.027" calcext:value-type="float">
            <text:p>0.0270</text:p>
          </table:table-cell>
          <table:table-cell table:formula="of:=[.E14]*[.$F$7]" office:value-type="float" office:value="0.0027" calcext:value-type="float">
            <text:p>0.00270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2.5%</text:p>
          </table:table-cell>
          <table:table-cell table:formula="of:=[.D15]*1" office:value-type="float" office:value="0.025" calcext:value-type="float">
            <text:p>0.0250</text:p>
          </table:table-cell>
          <table:table-cell table:formula="of:=[.E15]*[.$F$7]" office:value-type="float" office:value="0.0025" calcext:value-type="float">
            <text:p>0.00250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2.0%</text:p>
          </table:table-cell>
          <table:table-cell table:formula="of:=[.D16]*1" office:value-type="float" office:value="0.02" calcext:value-type="float">
            <text:p>0.0200</text:p>
          </table:table-cell>
          <table:table-cell table:formula="of:=[.E16]*[.$F$7]" office:value-type="float" office:value="0.002" calcext:value-type="float">
            <text:p>0.00200</text:p>
          </table:table-cell>
        </table:table-row>
        <table:table-row table:style-name="ro1">
          <table:table-cell/>
          <table:table-cell office:value-type="string" calcext:value-type="string">
            <text:p>Persia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.8%</text:p>
          </table:table-cell>
          <table:table-cell table:formula="of:=[.D17]*1" office:value-type="float" office:value="0.018" calcext:value-type="float">
            <text:p>0.0180</text:p>
          </table:table-cell>
          <table:table-cell table:formula="of:=[.E17]*[.$F$7]" office:value-type="float" office:value="0.0018" calcext:value-type="float">
            <text:p>0.00180</text:p>
          </table:table-cell>
        </table:table-row>
        <table:table-row table:style-name="ro1">
          <table:table-cell/>
          <table:table-cell office:value-type="string" calcext:value-type="string">
            <text:p>Polis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.7%</text:p>
          </table:table-cell>
          <table:table-cell table:formula="of:=[.D18]*1" office:value-type="float" office:value="0.017" calcext:value-type="float">
            <text:p>0.0170</text:p>
          </table:table-cell>
          <table:table-cell table:formula="of:=[.E18]*[.$F$7]" office:value-type="float" office:value="0.0017" calcext:value-type="float">
            <text:p>0.00170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.4%</text:p>
          </table:table-cell>
          <table:table-cell table:formula="of:=[.D19]*1" office:value-type="float" office:value="0.014" calcext:value-type="float">
            <text:p>0.0140</text:p>
          </table:table-cell>
          <table:table-cell table:formula="of:=[.E19]*[.$F$7]" office:value-type="float" office:value="0.0014" calcext:value-type="float">
            <text:p>0.00140</text:p>
          </table:table-cell>
        </table:table-row>
        <table:table-row table:style-name="ro1">
          <table:table-cell/>
          <table:table-cell office:value-type="string" calcext:value-type="string">
            <text:p>Dutch, Flemis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.3%</text:p>
          </table:table-cell>
          <table:table-cell table:formula="of:=[.D20]*1" office:value-type="float" office:value="0.013" calcext:value-type="float">
            <text:p>0.0130</text:p>
          </table:table-cell>
          <table:table-cell table:formula="of:=[.E20]*[.$F$7]" office:value-type="float" office:value="0.0013" calcext:value-type="float">
            <text:p>0.00130</text:p>
          </table:table-cell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1.0%</text:p>
          </table:table-cell>
          <table:table-cell table:formula="of:=[.D21]*1" office:value-type="float" office:value="0.01" calcext:value-type="float">
            <text:p>0.0100</text:p>
          </table:table-cell>
          <table:table-cell table:formula="of:=[.E21]*[.$F$7]" office:value-type="float" office:value="0.001" calcext:value-type="float">
            <text:p>0.00100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/>
          <table:table-cell office:value-type="string" calcext:value-type="string">
            <text:p>0.9%</text:p>
          </table:table-cell>
          <table:table-cell table:formula="of:=[.D22]*1" office:value-type="float" office:value="0.009" calcext:value-type="float">
            <text:p>0.0090</text:p>
          </table:table-cell>
          <table:table-cell table:formula="of:=[.E22]*[.$F$7]" office:value-type="float" office:value="0.0009" calcext:value-type="float">
            <text:p>0.00090</text:p>
          </table:table-cell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7%</text:p>
          </table:table-cell>
          <table:table-cell table:formula="of:=[.D23]*1" office:value-type="float" office:value="0.007" calcext:value-type="float">
            <text:p>0.0070</text:p>
          </table:table-cell>
          <table:table-cell table:formula="of:=[.E23]*[.$F$7]" office:value-type="float" office:value="0.0007" calcext:value-type="float">
            <text:p>0.00070</text:p>
          </table:table-cell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6%</text:p>
          </table:table-cell>
          <table:table-cell table:formula="of:=[.D24]*1" office:value-type="float" office:value="0.006" calcext:value-type="float">
            <text:p>0.0060</text:p>
          </table:table-cell>
          <table:table-cell table:formula="of:=[.E24]*[.$F$7]" office:value-type="float" office:value="0.0006" calcext:value-type="float">
            <text:p>0.00060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/>
          <table:table-cell office:value-type="string" calcext:value-type="string">
            <text:p>0.5%</text:p>
          </table:table-cell>
          <table:table-cell table:formula="of:=[.D25]*1" office:value-type="float" office:value="0.005" calcext:value-type="float">
            <text:p>0.0050</text:p>
          </table:table-cell>
          <table:table-cell table:formula="of:=[.E25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Swedish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.5%</text:p>
          </table:table-cell>
          <table:table-cell table:formula="of:=[.D26]*1" office:value-type="float" office:value="0.005" calcext:value-type="float">
            <text:p>0.0050</text:p>
          </table:table-cell>
          <table:table-cell table:formula="of:=[.E26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0.5%</text:p>
          </table:table-cell>
          <table:table-cell table:formula="of:=[.D27]*1" office:value-type="float" office:value="0.005" calcext:value-type="float">
            <text:p>0.0050</text:p>
          </table:table-cell>
          <table:table-cell table:formula="of:=[.E27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Romanian</text:p>
          </table:table-cell>
          <table:table-cell/>
          <table:table-cell office:value-type="string" calcext:value-type="string">
            <text:p>0.4%</text:p>
          </table:table-cell>
          <table:table-cell table:formula="of:=[.D28]*1" office:value-type="float" office:value="0.004" calcext:value-type="float">
            <text:p>0.0040</text:p>
          </table:table-cell>
          <table:table-cell table:formula="of:=[.E28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Indonesian</text:p>
          </table:table-cell>
          <table:table-cell/>
          <table:table-cell office:value-type="string" calcext:value-type="string">
            <text:p>0.4%</text:p>
          </table:table-cell>
          <table:table-cell table:formula="of:=[.D29]*1" office:value-type="float" office:value="0.004" calcext:value-type="float">
            <text:p>0.0040</text:p>
          </table:table-cell>
          <table:table-cell table:formula="of:=[.E29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Slovak</text:p>
          </table:table-cell>
          <table:table-cell/>
          <table:table-cell office:value-type="string" calcext:value-type="string">
            <text:p>0.3%</text:p>
          </table:table-cell>
          <table:table-cell table:formula="of:=[.D30]*1" office:value-type="float" office:value="0.003" calcext:value-type="float">
            <text:p>0.0030</text:p>
          </table:table-cell>
          <table:table-cell table:formula="of:=[.E30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Danish</text:p>
          </table:table-cell>
          <table:table-cell/>
          <table:table-cell office:value-type="string" calcext:value-type="string">
            <text:p>0.3%</text:p>
          </table:table-cell>
          <table:table-cell table:formula="of:=[.D31]*1" office:value-type="float" office:value="0.003" calcext:value-type="float">
            <text:p>0.0030</text:p>
          </table:table-cell>
          <table:table-cell table:formula="of:=[.E31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Finnish</text:p>
          </table:table-cell>
          <table:table-cell/>
          <table:table-cell office:value-type="string" calcext:value-type="string">
            <text:p>0.3%</text:p>
          </table:table-cell>
          <table:table-cell table:formula="of:=[.D32]*1" office:value-type="float" office:value="0.003" calcext:value-type="float">
            <text:p>0.0030</text:p>
          </table:table-cell>
          <table:table-cell table:formula="of:=[.E32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Thai</text:p>
          </table:table-cell>
          <table:table-cell/>
          <table:table-cell office:value-type="string" calcext:value-type="string">
            <text:p>0.3%</text:p>
          </table:table-cell>
          <table:table-cell table:formula="of:=[.D33]*1" office:value-type="float" office:value="0.003" calcext:value-type="float">
            <text:p>0.0030</text:p>
          </table:table-cell>
          <table:table-cell table:formula="of:=[.E33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Bulgarian</text:p>
          </table:table-cell>
          <table:table-cell/>
          <table:table-cell office:value-type="string" calcext:value-type="string">
            <text:p>0.2%</text:p>
          </table:table-cell>
          <table:table-cell table:formula="of:=[.D34]*1" office:value-type="float" office:value="0.002" calcext:value-type="float">
            <text:p>0.0020</text:p>
          </table:table-cell>
          <table:table-cell table:formula="of:=[.E34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0.2%</text:p>
          </table:table-cell>
          <table:table-cell table:formula="of:=[.D35]*1" office:value-type="float" office:value="0.002" calcext:value-type="float">
            <text:p>0.0020</text:p>
          </table:table-cell>
          <table:table-cell table:formula="of:=[.E35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Ukrainian</text:p>
          </table:table-cell>
          <table:table-cell/>
          <table:table-cell office:value-type="string" calcext:value-type="string">
            <text:p>0.2%</text:p>
          </table:table-cell>
          <table:table-cell table:formula="of:=[.D36]*1" office:value-type="float" office:value="0.002" calcext:value-type="float">
            <text:p>0.0020</text:p>
          </table:table-cell>
          <table:table-cell table:formula="of:=[.E36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Lithuanian</text:p>
          </table:table-cell>
          <table:table-cell/>
          <table:table-cell office:value-type="string" calcext:value-type="string">
            <text:p>0.1%</text:p>
          </table:table-cell>
          <table:table-cell table:formula="of:=[.D37]*1" office:value-type="float" office:value="0.001" calcext:value-type="float">
            <text:p>0.0010</text:p>
          </table:table-cell>
          <table:table-cell table:formula="of:=[.E37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 Bokmål</text:p>
          </table:table-cell>
          <table:table-cell/>
          <table:table-cell office:value-type="string" calcext:value-type="string">
            <text:p>0.1%</text:p>
          </table:table-cell>
          <table:table-cell table:formula="of:=[.D38]*1" office:value-type="float" office:value="0.001" calcext:value-type="float">
            <text:p>0.0010</text:p>
          </table:table-cell>
          <table:table-cell table:formula="of:=[.E38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roatian</text:p>
          </table:table-cell>
          <table:table-cell/>
          <table:table-cell office:value-type="string" calcext:value-type="string">
            <text:p>0.1%</text:p>
          </table:table-cell>
          <table:table-cell table:formula="of:=[.D39]*1" office:value-type="float" office:value="0.001" calcext:value-type="float">
            <text:p>0.0010</text:p>
          </table:table-cell>
          <table:table-cell table:formula="of:=[.E39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</text:p>
          </table:table-cell>
          <table:table-cell/>
          <table:table-cell office:value-type="string" calcext:value-type="string">
            <text:p>0.1%</text:p>
          </table:table-cell>
          <table:table-cell table:formula="of:=[.D40]*1" office:value-type="float" office:value="0.001" calcext:value-type="float">
            <text:p>0.0010</text:p>
          </table:table-cell>
          <table:table-cell table:formula="of:=[.E40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erbian</text:p>
          </table:table-cell>
          <table:table-cell/>
          <table:table-cell office:value-type="string" calcext:value-type="string">
            <text:p>0.1%</text:p>
          </table:table-cell>
          <table:table-cell table:formula="of:=[.D41]*1" office:value-type="float" office:value="0.001" calcext:value-type="float">
            <text:p>0.0010</text:p>
          </table:table-cell>
          <table:table-cell table:formula="of:=[.E41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atalan, Valencian</text:p>
          </table:table-cell>
          <table:table-cell/>
          <table:table-cell office:value-type="string" calcext:value-type="string">
            <text:p>0.1%</text:p>
          </table:table-cell>
          <table:table-cell table:formula="of:=[.D42]*1" office:value-type="float" office:value="0.001" calcext:value-type="float">
            <text:p>0.0010</text:p>
          </table:table-cell>
          <table:table-cell table:formula="of:=[.E42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lovenian</text:p>
          </table:table-cell>
          <table:table-cell/>
          <table:table-cell office:value-type="string" calcext:value-type="string">
            <text:p>0.1%</text:p>
          </table:table-cell>
          <table:table-cell table:formula="of:=[.D43]*1" office:value-type="float" office:value="0.001" calcext:value-type="float">
            <text:p>0.0010</text:p>
          </table:table-cell>
          <table:table-cell table:formula="of:=[.E43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Latvian</text:p>
          </table:table-cell>
          <table:table-cell/>
          <table:table-cell office:value-type="string" calcext:value-type="string">
            <text:p>0.1%</text:p>
          </table:table-cell>
          <table:table-cell table:formula="of:=[.D44]*1" office:value-type="float" office:value="0.001" calcext:value-type="float">
            <text:p>0.0010</text:p>
          </table:table-cell>
          <table:table-cell table:formula="of:=[.E44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Estonian</text:p>
          </table:table-cell>
          <table:table-cell/>
          <table:table-cell office:value-type="string" calcext:value-type="string">
            <text:p>0.1%</text:p>
          </table:table-cell>
          <table:table-cell table:formula="of:=[.D45]*1" office:value-type="float" office:value="0.001" calcext:value-type="float">
            <text:p>0.0010</text:p>
          </table:table-cell>
          <table:table-cell table:formula="of:=[.E45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Hind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1%</text:p>
          </table:table-cell>
          <table:table-cell table:formula="of:=[.D46]*1" office:value-type="float" office:value="0.001" calcext:value-type="float">
            <text:p>0.0010</text:p>
          </table:table-cell>
          <table:table-cell table:formula="of:=[.E46]*[.$F$7]" office:value-type="float" office:value="0.0001" calcext:value-type="float">
            <text:p>0.0001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ll other language given a weight of 0.1%</text:p>
          </table:table-cell>
          <table:table-cell/>
          <table:table-cell table:style-name="Default"/>
          <table:table-cell table:style-name="Default" office:value-type="float" office:value="0.001" calcext:value-type="float">
            <text:p>0.001</text:p>
          </table:table-cell>
          <table:table-cell table:formula="of:=[.E48]*[.$F$7]" office:value-type="float" office:value="0.0001" calcext:value-type="float">
            <text:p>0.000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`</text:p>
          </table:table-cell>
        </table:table-row>
      </table:table>
      <table:table table:name="GDP" table:style-name="ta1">
        <table:table-column table:style-name="co14" table:default-cell-style-name="ce44"/>
        <table:table-column table:style-name="co15" table:default-cell-style-name="ce49"/>
        <table:table-column table:style-name="co16" table:default-cell-style-name="ce44"/>
        <table:table-column table:style-name="co14" table:default-cell-style-name="ce49"/>
        <table:table-column table:style-name="co17" table:default-cell-style-name="ce55"/>
        <table:table-column table:style-name="co18" table:default-cell-style-name="ce58"/>
        <table:table-column table:style-name="co19" table:default-cell-style-name="ce44"/>
        <table:table-column table:style-name="co20" table:default-cell-style-name="ce63"/>
        <table:table-column table:style-name="co17" table:number-columns-repeated="1016" table:default-cell-style-name="Default"/>
        <table:table-row table:style-name="ro1" table:number-rows-repeated="4">
          <table:table-cell/>
          <table:table-cell table:style-name="ce44"/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>
            <text:p>https://www.reddit.com/r/languagelearning/comments/6h7frz/just_20_languages_produce_about_80_of_the_worlds/</text:p>
          </table:table-cell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4"/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5" office:value-type="string" calcext:value-type="string">
            <text:p>Rank</text:p>
          </table:table-cell>
          <table:table-cell/>
          <table:table-cell table:style-name="ce45" office:value-type="string" calcext:value-type="string">
            <text:p>Language</text:p>
          </table:table-cell>
          <table:table-cell table:style-name="ce45" office:value-type="string" calcext:value-type="string">
            <text:p>% of World GDP PPP</text:p>
          </table:table-cell>
          <table:table-cell table:style-name="ce44" office:value-type="string" calcext:value-type="string">
            <text:p>Aggregate</text:p>
          </table:table-cell>
          <table:table-cell office:value-type="string" calcext:value-type="string">
            <text:p>Relative Weight</text:p>
          </table:table-cell>
          <table:table-cell table:style-name="ce41" table:formula="of:=[Results.F4]" office:value-type="percentage" office:value="0.25" calcext:value-type="percentage">
            <text:p>25%</text:p>
          </table:table-cell>
          <table:table-cell table:number-columns-repeated="2"/>
          <table:table-cell table:style-name="ce65"/>
          <table:table-cell table:number-columns-repeated="1013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en</text:p>
          </table:table-cell>
          <table:table-cell table:style-name="ce52" office:value-type="string" calcext:value-type="string">
            <text:p>English</text:p>
          </table:table-cell>
          <table:table-cell table:style-name="ce54" office:value-type="float" office:value="20.4" calcext:value-type="float">
            <text:p>20.40</text:p>
          </table:table-cell>
          <table:table-cell table:style-name="ce57" table:formula="of:=[.E8]" office:value-type="float" office:value="20.4" calcext:value-type="float">
            <text:p>20.40</text:p>
          </table:table-cell>
          <table:table-cell table:style-name="ce50" table:formula="of:=[.E8]/100" office:value-type="float" office:value="0.204" calcext:value-type="float">
            <text:p>0.204</text:p>
          </table:table-cell>
          <table:table-cell table:style-name="ce60" table:formula="of:=[.G8]*[.$H$7]" office:value-type="float" office:value="0.051" calcext:value-type="float">
            <text:p>0.0510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float" office:value="19.6" calcext:value-type="float">
            <text:p>19.60</text:p>
          </table:table-cell>
          <table:table-cell table:formula="of:=[.F8]+[.E9]" office:value-type="float" office:value="40" calcext:value-type="float">
            <text:p>40.00</text:p>
          </table:table-cell>
          <table:table-cell table:formula="of:=[.E9]/100" office:value-type="float" office:value="0.196" calcext:value-type="float">
            <text:p>0.196</text:p>
          </table:table-cell>
          <table:table-cell table:style-name="ce61" table:formula="of:=[.G9]*[.$H$7]" office:value-type="float" office:value="0.049" calcext:value-type="float">
            <text:p>0.0490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7" office:value-type="float" office:value="3" calcext:value-type="float">
            <text:p>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office:value-type="float" office:value="6.5" calcext:value-type="float">
            <text:p>6.50</text:p>
          </table:table-cell>
          <table:table-cell table:formula="of:=[.F9]+[.E10]" office:value-type="float" office:value="46.5" calcext:value-type="float">
            <text:p>46.50</text:p>
          </table:table-cell>
          <table:table-cell table:formula="of:=[.E10]/100" office:value-type="float" office:value="0.065" calcext:value-type="float">
            <text:p>0.065</text:p>
          </table:table-cell>
          <table:table-cell table:style-name="ce61" table:formula="of:=[.G10]*[.$H$7]" office:value-type="float" office:value="0.01625" calcext:value-type="float">
            <text:p>0.0163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8" office:value-type="float" office:value="4" calcext:value-type="float">
            <text:p>4</text:p>
          </table:table-cell>
          <table:table-cell table:style-name="ce51" office:value-type="string" calcext:value-type="string">
            <text:p>ar</text:p>
          </table:table-cell>
          <table:table-cell table:style-name="ce53" office:value-type="string" calcext:value-type="string">
            <text:p>Arabic</text:p>
          </table:table-cell>
          <table:table-cell table:style-name="ce56" office:value-type="float" office:value="4.6" calcext:value-type="float">
            <text:p>4.60</text:p>
          </table:table-cell>
          <table:table-cell table:style-name="ce59" table:formula="of:=[.F10]+[.E11]" office:value-type="float" office:value="51.1" calcext:value-type="float">
            <text:p>51.10</text:p>
          </table:table-cell>
          <table:table-cell table:style-name="ce51" table:formula="of:=[.E11]/100" office:value-type="float" office:value="0.046" calcext:value-type="float">
            <text:p>0.046</text:p>
          </table:table-cell>
          <table:table-cell table:style-name="ce62" table:formula="of:=[.G11]*[.$H$7]" office:value-type="float" office:value="0.0115" calcext:value-type="float">
            <text:p>0.01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float" office:value="4.3" calcext:value-type="float">
            <text:p>4.30</text:p>
          </table:table-cell>
          <table:table-cell table:formula="of:=[.F11]+[.E12]" office:value-type="float" office:value="55.4" calcext:value-type="float">
            <text:p>55.40</text:p>
          </table:table-cell>
          <table:table-cell table:formula="of:=[.E12]/100" office:value-type="float" office:value="0.043" calcext:value-type="float">
            <text:p>0.043</text:p>
          </table:table-cell>
          <table:table-cell table:formula="of:=[.G12]*[.$H$7]" office:value-type="float" office:value="0.01075" calcext:value-type="float">
            <text:p>0.01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float" office:value="4.1" calcext:value-type="float">
            <text:p>4.10</text:p>
          </table:table-cell>
          <table:table-cell table:formula="of:=[.F12]+[.E13]" office:value-type="float" office:value="59.5" calcext:value-type="float">
            <text:p>59.50</text:p>
          </table:table-cell>
          <table:table-cell table:formula="of:=[.E13]/100" office:value-type="float" office:value="0.041" calcext:value-type="float">
            <text:p>0.041</text:p>
          </table:table-cell>
          <table:table-cell table:formula="of:=[.G13]*[.$H$7]" office:value-type="float" office:value="0.01025" calcext:value-type="float">
            <text:p>0.01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float" office:value="3.2" calcext:value-type="float">
            <text:p>3.20</text:p>
          </table:table-cell>
          <table:table-cell table:formula="of:=[.F13]+[.E14]" office:value-type="float" office:value="62.7" calcext:value-type="float">
            <text:p>62.70</text:p>
          </table:table-cell>
          <table:table-cell table:formula="of:=[.E14]/100" office:value-type="float" office:value="0.032" calcext:value-type="float">
            <text:p>0.032</text:p>
          </table:table-cell>
          <table:table-cell table:formula="of:=[.G14]*[.$H$7]" office:value-type="float" office:value="0.008" calcext:value-type="float">
            <text:p>0.008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float" office:value="3.1" calcext:value-type="float">
            <text:p>3.10</text:p>
          </table:table-cell>
          <table:table-cell table:formula="of:=[.F14]+[.E15]" office:value-type="float" office:value="65.8" calcext:value-type="float">
            <text:p>65.80</text:p>
          </table:table-cell>
          <table:table-cell table:formula="of:=[.E15]/100" office:value-type="float" office:value="0.031" calcext:value-type="float">
            <text:p>0.031</text:p>
          </table:table-cell>
          <table:table-cell table:formula="of:=[.G15]*[.$H$7]" office:value-type="float" office:value="0.00775" calcext:value-type="float">
            <text:p>0.00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float" office:value="2.9" calcext:value-type="float">
            <text:p>2.90</text:p>
          </table:table-cell>
          <table:table-cell table:formula="of:=[.F15]+[.E16]" office:value-type="float" office:value="68.7" calcext:value-type="float">
            <text:p>68.70</text:p>
          </table:table-cell>
          <table:table-cell table:formula="of:=[.E16]/100" office:value-type="float" office:value="0.029" calcext:value-type="float">
            <text:p>0.029</text:p>
          </table:table-cell>
          <table:table-cell table:formula="of:=[.G16]*[.$H$7]" office:value-type="float" office:value="0.00725" calcext:value-type="float">
            <text:p>0.007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float" office:value="2.3" calcext:value-type="float">
            <text:p>2.30</text:p>
          </table:table-cell>
          <table:table-cell table:formula="of:=[.F16]+[.E17]" office:value-type="float" office:value="71" calcext:value-type="float">
            <text:p>71.00</text:p>
          </table:table-cell>
          <table:table-cell table:formula="of:=[.E17]/100" office:value-type="float" office:value="0.023" calcext:value-type="float">
            <text:p>0.023</text:p>
          </table:table-cell>
          <table:table-cell table:formula="of:=[.G17]*[.$H$7]" office:value-type="float" office:value="0.00575" calcext:value-type="float">
            <text:p>0.005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float" office:value="1.8" calcext:value-type="float">
            <text:p>1.80</text:p>
          </table:table-cell>
          <table:table-cell table:formula="of:=[.F17]+[.E18]" office:value-type="float" office:value="72.8" calcext:value-type="float">
            <text:p>72.80</text:p>
          </table:table-cell>
          <table:table-cell table:formula="of:=[.E18]/100" office:value-type="float" office:value="0.018" calcext:value-type="float">
            <text:p>0.018</text:p>
          </table:table-cell>
          <table:table-cell table:formula="of:=[.G18]*[.$H$7]" office:value-type="float" office:value="0.0045" calcext:value-type="float">
            <text:p>0.00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float" office:value="1.6" calcext:value-type="float">
            <text:p>1.60</text:p>
          </table:table-cell>
          <table:table-cell table:formula="of:=[.F18]+[.E19]" office:value-type="float" office:value="74.4" calcext:value-type="float">
            <text:p>74.40</text:p>
          </table:table-cell>
          <table:table-cell table:formula="of:=[.E19]/100" office:value-type="float" office:value="0.016" calcext:value-type="float">
            <text:p>0.016</text:p>
          </table:table-cell>
          <table:table-cell table:formula="of:=[.G19]*[.$H$7]" office:value-type="float" office:value="0.004" calcext:value-type="float">
            <text:p>0.004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float" office:value="1.6" calcext:value-type="float">
            <text:p>1.60</text:p>
          </table:table-cell>
          <table:table-cell table:formula="of:=[.F19]+[.E20]" office:value-type="float" office:value="76" calcext:value-type="float">
            <text:p>76.00</text:p>
          </table:table-cell>
          <table:table-cell table:formula="of:=[.E20]/100" office:value-type="float" office:value="0.016" calcext:value-type="float">
            <text:p>0.016</text:p>
          </table:table-cell>
          <table:table-cell table:formula="of:=[.G20]*[.$H$7]" office:value-type="float" office:value="0.004" calcext:value-type="float">
            <text:p>0.004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float" office:value="1.1" calcext:value-type="float">
            <text:p>1.10</text:p>
          </table:table-cell>
          <table:table-cell table:formula="of:=[.F20]+[.E21]" office:value-type="float" office:value="77.1" calcext:value-type="float">
            <text:p>77.10</text:p>
          </table:table-cell>
          <table:table-cell table:formula="of:=[.E21]/100" office:value-type="float" office:value="0.011" calcext:value-type="float">
            <text:p>0.011</text:p>
          </table:table-cell>
          <table:table-cell table:formula="of:=[.G21]*[.$H$7]" office:value-type="float" office:value="0.00275" calcext:value-type="float">
            <text:p>0.00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float" office:value="1" calcext:value-type="float">
            <text:p>1.00</text:p>
          </table:table-cell>
          <table:table-cell table:formula="of:=[.F21]+[.E22]" office:value-type="float" office:value="78.1" calcext:value-type="float">
            <text:p>78.10</text:p>
          </table:table-cell>
          <table:table-cell table:formula="of:=[.E22]/100" office:value-type="float" office:value="0.01" calcext:value-type="float">
            <text:p>0.01</text:p>
          </table:table-cell>
          <table:table-cell table:formula="of:=[.G22]*[.$H$7]" office:value-type="float" office:value="0.0025" calcext:value-type="float">
            <text:p>0.00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float" office:value="0.9" calcext:value-type="float">
            <text:p>0.90</text:p>
          </table:table-cell>
          <table:table-cell table:formula="of:=[.F22]+[.E23]" office:value-type="float" office:value="79" calcext:value-type="float">
            <text:p>79.00</text:p>
          </table:table-cell>
          <table:table-cell table:formula="of:=[.E23]/100" office:value-type="float" office:value="0.009" calcext:value-type="float">
            <text:p>0.009</text:p>
          </table:table-cell>
          <table:table-cell table:formula="of:=[.G23]*[.$H$7]" office:value-type="float" office:value="0.00225" calcext:value-type="float">
            <text:p>0.0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  <table:table-cell office:value-type="float" office:value="0.7" calcext:value-type="float">
            <text:p>0.70</text:p>
          </table:table-cell>
          <table:table-cell table:formula="of:=[.F23]+[.E24]" office:value-type="float" office:value="79.7" calcext:value-type="float">
            <text:p>79.70</text:p>
          </table:table-cell>
          <table:table-cell table:formula="of:=[.E24]/100" office:value-type="float" office:value="0.007" calcext:value-type="float">
            <text:p>0.007</text:p>
          </table:table-cell>
          <table:table-cell table:formula="of:=[.G24]*[.$H$7]" office:value-type="float" office:value="0.00175" calcext:value-type="float">
            <text:p>0.00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float" office:value="0.5" calcext:value-type="float">
            <text:p>0.50</text:p>
          </table:table-cell>
          <table:table-cell table:formula="of:=[.F24]+[.E25]" office:value-type="float" office:value="80.2" calcext:value-type="float">
            <text:p>80.20</text:p>
          </table:table-cell>
          <table:table-cell table:formula="of:=[.E25]/100" office:value-type="float" office:value="0.005" calcext:value-type="float">
            <text:p>0.005</text:p>
          </table:table-cell>
          <table:table-cell table:formula="of:=[.G25]*[.$H$7]" office:value-type="float" office:value="0.00125" calcext:value-type="float">
            <text:p>0.00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float" office:value="0.4" calcext:value-type="float">
            <text:p>0.40</text:p>
          </table:table-cell>
          <table:table-cell table:formula="of:=[.F25]+[.E26]" office:value-type="float" office:value="80.6" calcext:value-type="float">
            <text:p>80.60</text:p>
          </table:table-cell>
          <table:table-cell table:formula="of:=[.E26]/100" office:value-type="float" office:value="0.004" calcext:value-type="float">
            <text:p>0.004</text:p>
          </table:table-cell>
          <table:table-cell table:formula="of:=[.G26]*[.$H$7]" office:value-type="float" office:value="0.001" calcext:value-type="float">
            <text:p>0.00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float" office:value="0.2" calcext:value-type="float">
            <text:p>0.20</text:p>
          </table:table-cell>
          <table:table-cell table:formula="of:=[.F26]+[.E27]" office:value-type="float" office:value="80.8" calcext:value-type="float">
            <text:p>80.80</text:p>
          </table:table-cell>
          <table:table-cell table:formula="of:=[.E27]/100" office:value-type="float" office:value="0.002" calcext:value-type="float">
            <text:p>0.002</text:p>
          </table:table-cell>
          <table:table-cell table:formula="of:=[.G27]*[.$H$7]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ll else</text:p>
          </table:table-cell>
          <table:table-cell table:style-name="Default" table:number-columns-repeated="5"/>
          <table:table-cell table:style-name="ce64" office:value-type="float" office:value="0.001" calcext:value-type="float">
            <text:p>0.0010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ce40"/>
          <table:table-cell table:style-name="ce66"/>
          <table:table-cell table:number-columns-repeated="1013"/>
        </table:table-row>
      </table:table>
      <table:table table:name="Results" table:style-name="ta1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cent</text:p>
          </table:table-cell>
          <table:table-cell table:style-name="ce115" office:value-type="percentage" office:value="0.15" calcext:value-type="percentage">
            <text:p>15%</text:p>
          </table:table-cell>
          <table:table-cell table:style-name="ce115" office:value-type="percentage" office:value="0.5" calcext:value-type="percentage">
            <text:p>50%</text:p>
          </table:table-cell>
          <table:table-cell table:style-name="ce115" office:value-type="percentage" office:value="0.1" calcext:value-type="percentage">
            <text:p>10%</text:p>
          </table:table-cell>
          <table:table-cell table:style-name="ce115" office:value-type="percentage" office:value="0.25" calcext:value-type="percentage">
            <text:p>25%</text:p>
          </table:table-cell>
          <table:table-cell table:style-name="ce115" table:formula="of:=SUM([.C4:.F4])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10" table:number-columns-repeated="2"/>
        </table:table-row>
        <table:table-row table:style-name="ro1">
          <table:table-cell/>
          <table:table-cell table:style-name="ce141" office:value-type="string" calcext:value-type="string">
            <text:p>Language</text:p>
          </table:table-cell>
          <table:table-cell table:style-name="ce142" office:value-type="string" calcext:value-type="string">
            <text:p>Native Speaker</text:p>
          </table:table-cell>
          <table:table-cell table:style-name="ce142" office:value-type="string" calcext:value-type="string">
            <text:p>Total Speaker</text:p>
          </table:table-cell>
          <table:table-cell table:style-name="ce142" office:value-type="string" calcext:value-type="string">
            <text:p>Web</text:p>
          </table:table-cell>
          <table:table-cell table:style-name="ce142" office:value-type="string" calcext:value-type="string">
            <text:p>GDP</text:p>
          </table:table-cell>
          <table:table-cell table:style-name="ce142" office:value-type="string" calcext:value-type="string">
            <text:p>Total</text:p>
          </table:table-cell>
          <table:table-cell/>
          <table:table-cell table:style-name="ce142" office:value-type="string" calcext:value-type="string">
            <text:p>Reach</text:p>
          </table:table-cell>
          <table:table-cell table:style-name="ce142" office:value-type="string" calcext:value-type="string">
            <text:p>Aggr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table:style-name="ce143" table:formula="of:=['Native Speaker'.F11]" office:value-type="float" office:value="0.00595645937656462" calcext:value-type="float">
            <text:p>0.006</text:p>
          </table:table-cell>
          <table:table-cell table:style-name="ce143" table:formula="of:=['Total Speakers'.F8]" office:value-type="float" office:value="0.0778870558375635" calcext:value-type="float">
            <text:p>0.078</text:p>
          </table:table-cell>
          <table:table-cell table:style-name="ce143" table:formula="of:=['Web Use'.F8]" office:value-type="float" office:value="0.0515" calcext:value-type="float">
            <text:p>0.052</text:p>
          </table:table-cell>
          <table:table-cell table:style-name="ce143" table:formula="of:=[GDP.H8]" office:value-type="float" office:value="0.051" calcext:value-type="float">
            <text:p>0.051</text:p>
          </table:table-cell>
          <table:table-cell table:style-name="ce143" table:formula="of:=SUM([.C7:.F7])" office:value-type="float" office:value="0.186343515214128" calcext:value-type="float">
            <text:p>0.186</text:p>
          </table:table-cell>
          <table:table-cell/>
          <table:table-cell table:style-name="ce145" table:formula="of:=['Total Speakers'.K8]" office:value-type="percentage" office:value="0.129210526315789" calcext:value-type="percentage">
            <text:p>12.9%</text:p>
          </table:table-cell>
          <table:table-cell table:style-name="ce145" table:formula="of:=[.I7]" office:value-type="percentage" office:value="0.129210526315789" calcext:value-type="percentage">
            <text:p>12.9%</text:p>
          </table:table-cell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table:style-name="ce143" table:formula="of:=['Native Speaker'.F6]" office:value-type="float" office:value="0.0308630921204259" calcext:value-type="float">
            <text:p>0.031</text:p>
          </table:table-cell>
          <table:table-cell table:style-name="ce143" table:formula="of:=['Total Speakers'.F7]" office:value-type="float" office:value="0.086453045685279" calcext:value-type="float">
            <text:p>0.086</text:p>
          </table:table-cell>
          <table:table-cell table:style-name="ce143" table:formula="of:=['Web Use'.F16]" office:value-type="float" office:value="0.002" calcext:value-type="float">
            <text:p>0.002</text:p>
          </table:table-cell>
          <table:table-cell table:style-name="ce143" table:formula="of:=[GDP.H9]" office:value-type="float" office:value="0.049" calcext:value-type="float">
            <text:p>0.049</text:p>
          </table:table-cell>
          <table:table-cell table:style-name="ce143" table:formula="of:=SUM([.C8:.F8])" office:value-type="float" office:value="0.168316137805705" calcext:value-type="float">
            <text:p>0.168</text:p>
          </table:table-cell>
          <table:table-cell/>
          <table:table-cell table:style-name="ce145" table:formula="of:=['Total Speakers'.K7]" office:value-type="percentage" office:value="0.143421052631579" calcext:value-type="percentage">
            <text:p>14.3%</text:p>
          </table:table-cell>
          <table:table-cell table:style-name="ce145" table:formula="of:=[.J7]+[.I8]" office:value-type="percentage" office:value="0.272631578947368" calcext:value-type="percentage">
            <text:p>27.3%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143" table:formula="of:=['Native Speaker'.F10]" office:value-type="float" office:value="0.00927135850787016" calcext:value-type="float">
            <text:p>0.009</text:p>
          </table:table-cell>
          <table:table-cell table:style-name="ce143" table:formula="of:=['Total Speakers'.F11]" office:value-type="float" office:value="0.0417988578680203" calcext:value-type="float">
            <text:p>0.042</text:p>
          </table:table-cell>
          <table:table-cell table:style-name="ce143" table:formula="of:=['Web Use'.F12]" office:value-type="float" office:value="0.0051" calcext:value-type="float">
            <text:p>0.005</text:p>
          </table:table-cell>
          <table:table-cell table:style-name="ce143" table:formula="of:=[GDP.H10]" office:value-type="float" office:value="0.01625" calcext:value-type="float">
            <text:p>0.016</text:p>
          </table:table-cell>
          <table:table-cell table:style-name="ce143" table:formula="of:=SUM([.C9:.F9])" office:value-type="float" office:value="0.0724202163758905" calcext:value-type="float">
            <text:p>0.072</text:p>
          </table:table-cell>
          <table:table-cell/>
          <table:table-cell table:style-name="ce145" table:formula="of:=['Total Speakers'.K11]" office:value-type="percentage" office:value="0.0693421052631579" calcext:value-type="percentage">
            <text:p>6.9%</text:p>
          </table:table-cell>
          <table:table-cell table:style-name="ce145" table:formula="of:=[.J8]+[.I9]" office:value-type="percentage" office:value="0.341973684210526" calcext:value-type="percentage">
            <text:p>34.2%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table:style-name="ce143" table:formula="of:=['Native Speaker'.F9]" office:value-type="float" office:value="0.00981233162999293" calcext:value-type="float">
            <text:p>0.010</text:p>
          </table:table-cell>
          <table:table-cell table:style-name="ce143" table:formula="of:=['Total Speakers'.F12]" office:value-type="float" office:value="0.0334708121827411" calcext:value-type="float">
            <text:p>0.033</text:p>
          </table:table-cell>
          <table:table-cell table:style-name="ce143" table:formula="of:=['Web Use'.F23]" office:value-type="float" office:value="0.0007" calcext:value-type="float">
            <text:p>0.001</text:p>
          </table:table-cell>
          <table:table-cell table:style-name="ce143" table:formula="of:=[GDP.H11]" office:value-type="float" office:value="0.0115" calcext:value-type="float">
            <text:p>0.012</text:p>
          </table:table-cell>
          <table:table-cell table:style-name="ce143" table:formula="of:=SUM([.C10:.F10])" office:value-type="float" office:value="0.055483143812734" calcext:value-type="float">
            <text:p>0.055</text:p>
          </table:table-cell>
          <table:table-cell/>
          <table:table-cell table:style-name="ce145" table:formula="of:=['Total Speakers'.K12]" office:value-type="percentage" office:value="0.0555263157894737" calcext:value-type="percentage">
            <text:p>5.6%</text:p>
          </table:table-cell>
          <table:table-cell table:style-name="ce145" table:formula="of:=[.J9]+[.I10]" office:value-type="percentage" office:value="0.3975" calcext:value-type="percentage">
            <text:p>39.8%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table:style-name="ce143" table:formula="of:=['Native Speaker'.F8]" office:value-type="float" office:value="0.010531710781752" calcext:value-type="float">
            <text:p>0.011</text:p>
          </table:table-cell>
          <table:table-cell table:style-name="ce143" table:formula="of:=['Total Speakers'.F9]" office:value-type="float" office:value="0.0367227157360406" calcext:value-type="float">
            <text:p>0.037</text:p>
          </table:table-cell>
          <table:table-cell table:style-name="ce143" table:formula="of:=['Web Use'.F46]" office:value-type="float" office:value="0.0001" calcext:value-type="float">
            <text:p>0.000</text:p>
          </table:table-cell>
          <table:table-cell table:style-name="ce143" table:formula="of:=[GDP.H15]" office:value-type="float" office:value="0.00775" calcext:value-type="float">
            <text:p>0.008</text:p>
          </table:table-cell>
          <table:table-cell table:style-name="ce143" table:formula="of:=SUM([.C11:.F11])" office:value-type="float" office:value="0.0551044265177926" calcext:value-type="float">
            <text:p>0.055</text:p>
          </table:table-cell>
          <table:table-cell/>
          <table:table-cell table:style-name="ce145" table:formula="of:=['Total Speakers'.K9]" office:value-type="percentage" office:value="0.060921052631579" calcext:value-type="percentage">
            <text:p>6.1%</text:p>
          </table:table-cell>
          <table:table-cell table:style-name="ce145" table:formula="of:=[.J10]+[.I11]" office:value-type="percentage" office:value="0.458421052631579" calcext:value-type="percentage">
            <text:p>45.8%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table:style-name="ce143" table:formula="of:=['Native Speaker'.F13]" office:value-type="float" office:value="0.00480545273375021" calcext:value-type="float">
            <text:p>0.005</text:p>
          </table:table-cell>
          <table:table-cell table:style-name="ce143" table:formula="of:=['Total Speakers'.F14]" office:value-type="float" office:value="0.0211770304568528" calcext:value-type="float">
            <text:p>0.021</text:p>
          </table:table-cell>
          <table:table-cell table:style-name="ce143" table:formula="of:=['Web Use'.F9]" office:value-type="float" office:value="0.0067" calcext:value-type="float">
            <text:p>0.007</text:p>
          </table:table-cell>
          <table:table-cell table:style-name="ce143" table:formula="of:=[GDP.H14]" office:value-type="float" office:value="0.008" calcext:value-type="float">
            <text:p>0.008</text:p>
          </table:table-cell>
          <table:table-cell table:style-name="ce143" table:formula="of:=SUM([.C12:.F12])" office:value-type="float" office:value="0.040682483190603" calcext:value-type="float">
            <text:p>0.041</text:p>
          </table:table-cell>
          <table:table-cell/>
          <table:table-cell table:style-name="ce145" table:formula="of:=['Total Speakers'.K14]" office:value-type="percentage" office:value="0.0351315789473684" calcext:value-type="percentage">
            <text:p>3.5%</text:p>
          </table:table-cell>
          <table:table-cell table:style-name="ce145" table:formula="of:=[.J11]+[.I12]" office:value-type="percentage" office:value="0.493552631578947" calcext:value-type="percentage">
            <text:p>49.4%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ce143" table:formula="of:=['Native Speaker'.F12]" office:value-type="float" office:value="0.00506442922838346" calcext:value-type="float">
            <text:p>0.005</text:p>
          </table:table-cell>
          <table:table-cell table:style-name="ce143" table:formula="of:=['Total Speakers'.F16]" office:value-type="float" office:value="0.0181630710659899" calcext:value-type="float">
            <text:p>0.018</text:p>
          </table:table-cell>
          <table:table-cell table:style-name="ce143" table:formula="of:=['Web Use'.F14]" office:value-type="float" office:value="0.0027" calcext:value-type="float">
            <text:p>0.003</text:p>
          </table:table-cell>
          <table:table-cell table:style-name="ce143" table:formula="of:=[GDP.H16]" office:value-type="float" office:value="0.00725" calcext:value-type="float">
            <text:p>0.007</text:p>
          </table:table-cell>
          <table:table-cell table:style-name="ce143" table:formula="of:=SUM([.C13:.F13])" office:value-type="float" office:value="0.0331775002943733" calcext:value-type="float">
            <text:p>0.033</text:p>
          </table:table-cell>
          <table:table-cell/>
          <table:table-cell table:style-name="ce145" table:formula="of:=['Total Speakers'.K16]" office:value-type="percentage" office:value="0.0301315789473684" calcext:value-type="percentage">
            <text:p>3.0%</text:p>
          </table:table-cell>
          <table:table-cell table:style-name="ce145" table:formula="of:=[.J12]+[.I13]" office:value-type="percentage" office:value="0.523684210526316" calcext:value-type="percentage">
            <text:p>52.4%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style-name="ce143" table:formula="of:=['Native Speaker'.F17]" office:value-type="float" office:value="0.00224446295348812" calcext:value-type="float">
            <text:p>0.002</text:p>
          </table:table-cell>
          <table:table-cell table:style-name="ce143" table:formula="of:=['Total Speakers'.F17]" office:value-type="float" office:value="0.0181630710659899" calcext:value-type="float">
            <text:p>0.018</text:p>
          </table:table-cell>
          <table:table-cell table:style-name="ce143" table:formula="of:=['Web Use'.F13]" office:value-type="float" office:value="0.0041" calcext:value-type="float">
            <text:p>0.004</text:p>
          </table:table-cell>
          <table:table-cell table:style-name="ce143" table:formula="of:=[GDP.H17]" office:value-type="float" office:value="0.00575" calcext:value-type="float">
            <text:p>0.006</text:p>
          </table:table-cell>
          <table:table-cell table:style-name="ce143" table:formula="of:=SUM([.C14:.F14])" office:value-type="float" office:value="0.030257534019478" calcext:value-type="float">
            <text:p>0.030</text:p>
          </table:table-cell>
          <table:table-cell/>
          <table:table-cell table:style-name="ce145" table:formula="of:=['Total Speakers'.K17]" office:value-type="percentage" office:value="0.0301315789473684" calcext:value-type="percentage">
            <text:p>3.0%</text:p>
          </table:table-cell>
          <table:table-cell table:style-name="ce145" table:formula="of:=[.J13]+[.I14]" office:value-type="percentage" office:value="0.553815789473684" calcext:value-type="percentage">
            <text:p>55.4%</text:p>
          </table:table-cell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table:style-name="ce143" table:formula="of:=['Native Speaker'.F11]" office:value-type="float" office:value="0.00595645937656462" calcext:value-type="float">
            <text:p>0.006</text:p>
          </table:table-cell>
          <table:table-cell table:style-name="ce143" table:formula="of:=['Total Speakers'.F15]" office:value-type="float" office:value="0.0207011421319797" calcext:value-type="float">
            <text:p>0.021</text:p>
          </table:table-cell>
          <table:table-cell table:style-name="ce143" table:formula="of:=['Web Use'.F48]" office:value-type="float" office:value="0.0001" calcext:value-type="float">
            <text:p>0.000</text:p>
          </table:table-cell>
          <table:table-cell table:style-name="ce143" table:formula="of:=[GDP.H21]" office:value-type="float" office:value="0.00275" calcext:value-type="float">
            <text:p>0.003</text:p>
          </table:table-cell>
          <table:table-cell table:style-name="ce143" table:formula="of:=SUM([.C15:.F15])" office:value-type="float" office:value="0.0295076015085443" calcext:value-type="float">
            <text:p>0.030</text:p>
          </table:table-cell>
          <table:table-cell/>
          <table:table-cell table:style-name="ce145" table:formula="of:=['Total Speakers'.K15]" office:value-type="percentage" office:value="0.0343421052631579" calcext:value-type="percentage">
            <text:p>3.4%</text:p>
          </table:table-cell>
          <table:table-cell table:style-name="ce145" table:formula="of:=[.J14]+[.I15]" office:value-type="percentage" office:value="0.588157894736842" calcext:value-type="percentage">
            <text:p>58.8%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style-name="ce143" table:formula="of:=['Native Speaker'.F15]" office:value-type="float" office:value="0.0028812573786252" calcext:value-type="float">
            <text:p>0.003</text:p>
          </table:table-cell>
          <table:table-cell table:style-name="ce143" table:formula="of:=['Total Speakers'.F20]" office:value-type="float" office:value="0.0102315989847716" calcext:value-type="float">
            <text:p>0.010</text:p>
          </table:table-cell>
          <table:table-cell table:style-name="ce143" table:formula="of:=['Web Use'.F10]" office:value-type="float" office:value="0.0057" calcext:value-type="float">
            <text:p>0.006</text:p>
          </table:table-cell>
          <table:table-cell table:style-name="ce143" table:formula="of:=[GDP.H13]" office:value-type="float" office:value="0.01025" calcext:value-type="float">
            <text:p>0.010</text:p>
          </table:table-cell>
          <table:table-cell table:style-name="ce143" table:formula="of:=SUM([.C16:.F16])" office:value-type="float" office:value="0.0290628563633967" calcext:value-type="float">
            <text:p>0.029</text:p>
          </table:table-cell>
          <table:table-cell/>
          <table:table-cell table:style-name="ce145" table:formula="of:=['Total Speakers'.K20]" office:value-type="percentage" office:value="0.0169736842105263" calcext:value-type="percentage">
            <text:p>1.7%</text:p>
          </table:table-cell>
          <table:table-cell table:style-name="ce145" table:formula="of:=[.J15]+[.I16]" office:value-type="percentage" office:value="0.605131578947368" calcext:value-type="percentage">
            <text:p>60.5%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table:style-name="ce143" table:formula="of:=['Native Speaker'.F14]" office:value-type="float" office:value="0.00359689575879507" calcext:value-type="float">
            <text:p>0.004</text:p>
          </table:table-cell>
          <table:table-cell table:style-name="ce143" table:formula="of:=['Total Speakers'.F25]" office:value-type="float" office:value="0.00666243654822335" calcext:value-type="float">
            <text:p>0.007</text:p>
          </table:table-cell>
          <table:table-cell table:style-name="ce143" table:formula="of:=['Web Use'.F11]" office:value-type="float" office:value="0.0051" calcext:value-type="float">
            <text:p>0.005</text:p>
          </table:table-cell>
          <table:table-cell table:style-name="ce143" table:formula="of:=[GDP.H12]" office:value-type="float" office:value="0.01075" calcext:value-type="float">
            <text:p>0.011</text:p>
          </table:table-cell>
          <table:table-cell table:style-name="ce143" table:formula="of:=SUM([.C17:.F17])" office:value-type="float" office:value="0.0261093323070184" calcext:value-type="float">
            <text:p>0.026</text:p>
          </table:table-cell>
          <table:table-cell/>
          <table:table-cell table:style-name="ce145" table:formula="of:=['Total Speakers'.K21]" office:value-type="percentage" office:value="0.0169736842105263" calcext:value-type="percentage">
            <text:p>1.7%</text:p>
          </table:table-cell>
          <table:table-cell table:style-name="ce145" table:formula="of:=[.J16]+[.I17]" office:value-type="percentage" office:value="0.622105263157895" calcext:value-type="percentage">
            <text:p>62.2%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table:style-name="ce143" table:formula="of:=['Native Speaker'.F45]" office:value-type="float" office:value="0.000678417702857855" calcext:value-type="float">
            <text:p>0.001</text:p>
          </table:table-cell>
          <table:table-cell table:style-name="ce143" table:formula="of:=['Total Speakers'.F13]" office:value-type="float" office:value="0.0222874365482233" calcext:value-type="float">
            <text:p>0.022</text:p>
          </table:table-cell>
          <table:table-cell table:style-name="ce143" table:formula="of:=['Web Use'.F48]" office:value-type="float" office:value="0.0001" calcext:value-type="float">
            <text:p>0.000</text:p>
          </table:table-cell>
          <table:table-cell table:style-name="ce143" table:formula="of:=[GDP.H29]" office:value-type="float" office:value="0.001" calcext:value-type="float">
            <text:p>0.001</text:p>
          </table:table-cell>
          <table:table-cell table:style-name="ce143" table:formula="of:=SUM([.C18:.F18])" office:value-type="float" office:value="0.0240658542510812" calcext:value-type="float">
            <text:p>0.024</text:p>
          </table:table-cell>
          <table:table-cell/>
          <table:table-cell table:style-name="ce145" table:formula="of:=['Total Speakers'.K13]" office:value-type="percentage" office:value="0.0369736842105263" calcext:value-type="percentage">
            <text:p>3.7%</text:p>
          </table:table-cell>
          <table:table-cell table:style-name="ce145" table:formula="of:=[.J17]+[.I18]" office:value-type="percentage" office:value="0.659078947368421" calcext:value-type="percentage">
            <text:p>65.9%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table:style-name="ce143" table:formula="of:=['Native Speaker'.F18]" office:value-type="float" office:value="0.00224446295348812" calcext:value-type="float">
            <text:p>0.002</text:p>
          </table:table-cell>
          <table:table-cell table:style-name="ce143" table:formula="of:=['Total Speakers'.F27]" office:value-type="float" office:value="0.00610723350253805" calcext:value-type="float">
            <text:p>0.006</text:p>
          </table:table-cell>
          <table:table-cell table:style-name="ce143" table:formula="of:=['Web Use'.F21]" office:value-type="float" office:value="0.001" calcext:value-type="float">
            <text:p>0.001</text:p>
          </table:table-cell>
          <table:table-cell table:style-name="ce143" table:formula="of:=[GDP.H20]" office:value-type="float" office:value="0.004" calcext:value-type="float">
            <text:p>0.004</text:p>
          </table:table-cell>
          <table:table-cell table:style-name="ce143" table:formula="of:=SUM([.C19:.F19])" office:value-type="float" office:value="0.0133516964560262" calcext:value-type="float">
            <text:p>0.013</text:p>
          </table:table-cell>
          <table:table-cell/>
          <table:table-cell table:style-name="ce145" table:formula="of:=['Total Speakers'.K27]" office:value-type="percentage" office:value="0.0101315789473684" calcext:value-type="percentage">
            <text:p>1.0%</text:p>
          </table:table-cell>
          <table:table-cell table:style-name="ce145" table:formula="of:=[.J18]+[.I19]" office:value-type="percentage" office:value="0.669210526315789" calcext:value-type="percentage">
            <text:p>66.9%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style-name="ce143" table:formula="of:=['Native Speaker'.F20]" office:value-type="float" office:value="0.00200465071945773" calcext:value-type="float">
            <text:p>0.002</text:p>
          </table:table-cell>
          <table:table-cell table:style-name="ce143" table:formula="of:=['Total Speakers'.F24]" office:value-type="float" office:value="0.0072969543147208" calcext:value-type="float">
            <text:p>0.007</text:p>
          </table:table-cell>
          <table:table-cell table:style-name="ce143" table:formula="of:=['Web Use'.F48]" office:value-type="float" office:value="0.0001" calcext:value-type="float">
            <text:p>0.000</text:p>
          </table:table-cell>
          <table:table-cell table:style-name="ce143" table:formula="of:=[GDP.H29]" office:value-type="float" office:value="0.001" calcext:value-type="float">
            <text:p>0.001</text:p>
          </table:table-cell>
          <table:table-cell table:style-name="ce143" table:formula="of:=SUM([.C20:.F20])" office:value-type="float" office:value="0.0104016050341785" calcext:value-type="float">
            <text:p>0.010</text:p>
          </table:table-cell>
          <table:table-cell/>
          <table:table-cell table:style-name="ce145" table:formula="of:=['Total Speakers'.K24]" office:value-type="percentage" office:value="0.0121052631578947" calcext:value-type="percentage">
            <text:p>1.2%</text:p>
          </table:table-cell>
          <table:table-cell table:style-name="ce145" table:formula="of:=[.J19]+[.I20]" office:value-type="percentage" office:value="0.681315789473684" calcext:value-type="percentage">
            <text:p>68.1%</text:p>
          </table:table-cell>
        </table:table-row>
        <table:table-row table:style-name="ro1">
          <table:table-cell/>
          <table:table-cell office:value-type="string" calcext:value-type="string">
            <text:p>jv</text:p>
          </table:table-cell>
          <table:table-cell table:style-name="ce143" table:formula="of:=['Native Speaker'.F19]" office:value-type="float" office:value="0.00217446880078027" calcext:value-type="float">
            <text:p>0.002</text:p>
          </table:table-cell>
          <table:table-cell table:style-name="ce143" table:formula="of:=['Total Speakers'.F25]" office:value-type="float" office:value="0.00666243654822335" calcext:value-type="float">
            <text:p>0.007</text:p>
          </table:table-cell>
          <table:table-cell table:style-name="ce143" table:formula="of:=['Web Use'.F48]" office:value-type="float" office:value="0.0001" calcext:value-type="float">
            <text:p>0.000</text:p>
          </table:table-cell>
          <table:table-cell table:style-name="ce143" table:formula="of:=[GDP.H29]" office:value-type="float" office:value="0.001" calcext:value-type="float">
            <text:p>0.001</text:p>
          </table:table-cell>
          <table:table-cell table:style-name="ce143" table:formula="of:=SUM([.C21:.F21])" office:value-type="float" office:value="0.00993690534900363" calcext:value-type="float">
            <text:p>0.010</text:p>
          </table:table-cell>
          <table:table-cell/>
          <table:table-cell table:style-name="ce145" table:formula="of:=['Total Speakers'.K25]" office:value-type="percentage" office:value="0.0110526315789474" calcext:value-type="percentage">
            <text:p>1.1%</text:p>
          </table:table-cell>
          <table:table-cell table:style-name="ce145" table:formula="of:=[.J20]+[.I21]" office:value-type="percentage" office:value="0.692368421052631" calcext:value-type="percentage">
            <text:p>69.2%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143" table:formula="of:=['Native Speaker'.F22]" office:value-type="float" office:value="0.00195671129278452" calcext:value-type="float">
            <text:p>0.002</text:p>
          </table:table-cell>
          <table:table-cell table:style-name="ce143" table:formula="of:=['Total Speakers'.F31]" office:value-type="float" office:value="0.00539340101522845" calcext:value-type="float">
            <text:p>0.005</text:p>
          </table:table-cell>
          <table:table-cell table:style-name="ce143" table:formula="of:=['Web Use'.F24]" office:value-type="float" office:value="0.0006" calcext:value-type="float">
            <text:p>0.001</text:p>
          </table:table-cell>
          <table:table-cell table:style-name="ce143" table:formula="of:=[GDP.H25]" office:value-type="float" office:value="0.00125" calcext:value-type="float">
            <text:p>0.001</text:p>
          </table:table-cell>
          <table:table-cell table:style-name="ce143" table:formula="of:=SUM([.C22:.F22])" office:value-type="float" office:value="0.00920011230801297" calcext:value-type="float">
            <text:p>0.009</text:p>
          </table:table-cell>
          <table:table-cell/>
          <table:table-cell table:style-name="ce145" table:formula="of:=['Total Speakers'.K31]" office:value-type="percentage" office:value="0.00894736842105263" calcext:value-type="percentage">
            <text:p>0.9%</text:p>
          </table:table-cell>
          <table:table-cell table:style-name="ce145" table:formula="of:=[.J21]+[.I22]" office:value-type="percentage" office:value="0.701315789473684" calcext:value-type="percentage">
            <text:p>70.1%</text:p>
          </table:table-cell>
        </table:table-row>
        <table:table-row table:style-name="ro1">
          <table:table-cell/>
          <table:table-cell office:value-type="string" calcext:value-type="string">
            <text:p>mr</text:p>
          </table:table-cell>
          <table:table-cell table:style-name="ce143" table:formula="of:=['Native Speaker'.F21]" office:value-type="float" office:value="0.00195734434643807" calcext:value-type="float">
            <text:p>0.002</text:p>
          </table:table-cell>
          <table:table-cell table:style-name="ce143" table:formula="of:=['Total Speakers'.F29]" office:value-type="float" office:value="0.0058692893401015" calcext:value-type="float">
            <text:p>0.006</text:p>
          </table:table-cell>
          <table:table-cell table:style-name="ce143" table:formula="of:=['Web Use'.F48]" office:value-type="float" office:value="0.0001" calcext:value-type="float">
            <text:p>0.000</text:p>
          </table:table-cell>
          <table:table-cell table:style-name="ce143" table:formula="of:=[GDP.H29]" office:value-type="float" office:value="0.001" calcext:value-type="float">
            <text:p>0.001</text:p>
          </table:table-cell>
          <table:table-cell table:style-name="ce143" table:formula="of:=SUM([.C23:.F23])" office:value-type="float" office:value="0.00892663368653957" calcext:value-type="float">
            <text:p>0.009</text:p>
          </table:table-cell>
          <table:table-cell/>
          <table:table-cell table:style-name="ce145" table:formula="of:=['Total Speakers'.K29]" office:value-type="percentage" office:value="0.00973684210526316" calcext:value-type="percentage">
            <text:p>1.0%</text:p>
          </table:table-cell>
          <table:table-cell table:style-name="ce145" table:formula="of:=[.J22]+[.I23]" office:value-type="percentage" office:value="0.711052631578947" calcext:value-type="percentage">
            <text:p>71.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TE 1: While this is not the full list of languages, I don’t believe adding more would change the results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E 2: the percentages of weight are arbitrary, but I believe offer a good distribution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ults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P 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darin 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P 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darin 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abic</text:p>
          </table:table-cell>
          <table:table-cell/>
          <table:table-cell office:value-type="string" calcext:value-type="string">
            <text:p>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ndi</text:p>
          </table:table-cell>
          <table:table-cell/>
          <table:table-cell office:value-type="string" calcext:value-type="string">
            <text:p>h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sian</text:p>
          </table:table-cell>
          <table:table-cell/>
          <table:table-cell office:value-type="string" calcext:value-type="string">
            <text:p>r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4" office:value-type="string" calcext:value-type="string">
            <text:p>Portuguese</text:p>
          </table:table-cell>
          <table:table-cell/>
          <table:table-cell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4" office:value-type="string" calcext:value-type="string">
            <text:p>Bengali</text:p>
          </table:table-cell>
          <table:table-cell/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rman</text:p>
          </table:table-cell>
          <table:table-cell/>
          <table:table-cell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panese</text:p>
          </table:table-cell>
          <table:table-cell/>
          <table:table-cell office:value-type="string" calcext:value-type="string">
            <text:p>ja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ADDITONAL NOTE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he UN uses the following official languages for it’s documentation: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abic</text:p>
          </table:table-cell>
          <table:table-cell/>
          <table:table-cell office:value-type="string" calcext:value-type="string">
            <text:p>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sian</text:p>
          </table:table-cell>
          <table:table-cell/>
          <table:table-cell office:value-type="string" calcext:value-type="string">
            <text:p>r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ing the TOP 10 would encompass all of these.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Native Speaker'.B7:'Native Speaker'.F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Results.B7:Results.G2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3:49:28.80074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40:32.858014315</meta:creation-date>
    <meta:editing-duration>PT39M37S</meta:editing-duration>
    <meta:editing-cycles>9</meta:editing-cycles>
    <meta:generator>LibreOffice/5.1.6.2$Linux_X86_64 LibreOffice_project/10m0$Build-2</meta:generator>
    <dc:date>2018-03-20T23:52:30.952139349</dc:date>
    <meta:document-statistic meta:table-count="5" meta:cell-count="1218" meta:object-count="0"/>
  </office:meta>
</office:document-meta>
</file>